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11.299cm"/>
    </style:style>
    <style:style style:name="co8" style:family="table-column">
      <style:table-column-properties fo:break-before="auto" style:column-width="15.187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3.371cm"/>
    </style:style>
    <style:style style:name="co11" style:family="table-column">
      <style:table-column-properties fo:break-before="auto" style:column-width="4.424cm"/>
    </style:style>
    <style:style style:name="co12" style:family="table-column">
      <style:table-column-properties fo:break-before="auto" style:column-width="5.794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757cm"/>
    </style:style>
    <style:style style:name="ro1" style:family="table-row">
      <style:table-row-properties style:row-height="0.388cm" fo:break-before="auto" style:use-optimal-row-height="fals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PCLT_5f_data_5f_pageSty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clt data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9" table:number-columns-repeated="241" table:default-cell-style-name="ce2"/>
        <table:table-column table:style-name="co14" table:number-columns-repeated="766" table:default-cell-style-name="Default"/>
        <table:table-row table:style-name="ro1">
          <table:table-cell table:style-name="ce1"/>
          <table:table-cell table:style-name="ce3" office:value-type="string">
            <text:p>Copyright (C) 2009 Andrejs Sisojevs &lt;andrejs.sisojevs@nextmail.ru&gt;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free software; you can redistribute it and/o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odify it under the terms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s published by the Free Software Foundation; either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version 2.1 of the License, or (at your option) any later version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This library is distributed in the hope that it will be useful,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but WITHOUT ANY WARRANTY; without even the implied warranty of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MERCHANTABILITY or FITNESS FOR A PARTICULAR PURPOSE. <text:s/>See the GNU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esser General Public License for more details.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You should have received a copy of the GNU Lesser General Public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License along with this library; if not, write to the Free Software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4" office:value-type="string">
            <text:p><text:s text:c="4"/>Foundation, Inc., 51 Franklin St, Fifth Floor, Boston, MA <text:s/>02110-1301 <text:s/>USA</text:p>
          </table:table-cell>
          <table:table-cell table:number-columns-repeated="2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/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" office:value-type="string">
            <text:p>PCLT_DB templates set</text:p>
          </table:table-cell>
          <table:table-cell table:number-columns-repeated="3"/>
          <table:table-cell table:style-name="ce14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2"/>
          <table:table-cell office:value-type="string">
            <text:p>*(saving nerves) if you are using StarOffice, make sure that it doesn't automatically change double quote on two single ones, and also one single on two single ones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 table:number-columns-spanned="1" table:number-rows-spanned="2">
            <text:p>Collection</text:p>
          </table:table-cell>
          <table:table-cell table:style-name="ce10" office:value-type="string" table:number-columns-spanned="1" table:number-rows-spanned="2">
            <text:p>Collection ID</text:p>
          </table:table-cell>
          <table:table-cell table:style-name="ce10" office:value-type="string" table:number-columns-spanned="1" table:number-rows-spanned="2">
            <text:p>Template ID (wrapped)</text:p>
          </table:table-cell>
          <table:table-cell table:style-name="ce10" office:value-type="string" table:number-columns-spanned="1" table:number-rows-spanned="2">
            <text:p>Template ID</text:p>
          </table:table-cell>
          <table:table-cell table:style-name="ce18" office:value-type="string" table:number-columns-spanned="1" table:number-rows-spanned="2">
            <text:p>For representation required detalization level</text:p>
          </table:table-cell>
          <table:table-cell table:style-name="ce19" office:value-type="string" table:number-columns-spanned="2" table:number-rows-spanned="1">
            <text:p>Templates</text:p>
          </table:table-cell>
          <table:covered-table-cell table:style-name="ce10"/>
          <table:table-cell table:style-name="ce10" table:number-columns-spanned="1" table:number-rows-spanned="2"/>
          <table:table-cell table:style-name="ce10" office:value-type="string" table:number-columns-spanned="1" table:number-rows-spanned="2">
            <text:p>HS</text:p>
          </table:table-cell>
          <table:table-cell table:style-name="ce10" office:value-type="string" table:number-columns-spanned="1" table:number-rows-spanned="2">
            <text:p>RAW</text:p>
          </table:table-cell>
          <table:table-cell table:style-name="ce10" office:value-type="string" table:number-columns-spanned="1" table:number-rows-spanned="2">
            <text:p>SQL</text:p>
          </table:table-cell>
          <table:table-cell table:style-name="ce10" table:number-columns-spanned="1" table:number-rows-spanned="2"/>
          <table:table-cell table:style-name="ce10" office:value-type="string" table:number-columns-spanned="2" table:number-rows-spanned="1">
            <text:p>Templates — with escaped symbols for PostgreSQL</text:p>
          </table:table-cell>
          <table:covered-table-cell table:style-name="ce10"/>
          <table:table-cell table:style-name="ce10" office:value-type="string" table:number-columns-spanned="2" table:number-rows-spanned="1">
            <text:p>Templates — with escaped symbols for Haskell (only “ gets escaped here)</text:p>
          </table:table-cell>
          <table:covered-table-cell table:style-name="ce10"/>
          <table:table-cell table:number-columns-repeated="1007"/>
        </table:table-row>
        <table:table-row table:style-name="ro3">
          <table:table-cell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0" office:value-type="string">
            <text:p>rus</text:p>
          </table:table-cell>
          <table:table-cell table:style-name="ce20" office:value-type="string">
            <text:p>eng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20" table:formula="of:=[.G20]" office:value-type="string" office:string-value="rus">
            <text:p>rus</text:p>
          </table:table-cell>
          <table:table-cell table:style-name="ce20" table:formula="of:=[.H20]" office:value-type="string" office:string-value="eng">
            <text:p>eng</text:p>
          </table:table-cell>
          <table:table-cell table:style-name="ce20" table:formula="of:=[.G20]" office:value-type="string" office:string-value="rus">
            <text:p>rus</text:p>
          </table:table-cell>
          <table:table-cell table:style-name="ce20" table:formula="of:=[.H20]" office:value-type="string" office:string-value="eng">
            <text:p>eng</text:p>
          </table:table-cell>
          <table:table-cell table:number-columns-repeated="1007"/>
        </table:table-row>
        <table:table-row table:style-name="ro3">
          <table:table-cell/>
          <table:table-cell table:style-name="ce6"/>
          <table:table-cell table:style-name="ce11" table:number-columns-repeated="2"/>
          <table:table-cell table:style-name="ce7" table:number-columns-repeated="13"/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2]=&quot;General commons&quot;;1;IF([.B22]=&quot;General DB commons&quot;;2;IF([.B22]=&quot;General networking commons&quot;;3;IF([.B22]=&quot;PCLT messages&quot;;4;IF([.B22]=&quot;PCLT-DB messages&quot;;5;-1)))))" office:value-type="float" office:value="2">
            <text:p>2</text:p>
          </table:table-cell>
          <table:table-cell table:style-name="ce11" table:formula="of:=IF([.E22]=&quot;&quot;;&quot;&quot;;CONCATENATE(&quot;##|&quot;;[.E22];&quot;##|&quot;) )" office:value-type="string" office:string-value="##|DB_ERROR##|">
            <text:p>##|DB_ERROR##|</text:p>
          </table:table-cell>
          <table:table-cell table:style-name="ce7" office:value-type="string">
            <text:p>DB_ERROR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Провал операции в связи с БД. Состояние: "@@|seState@@|". Уровень: @@|seNativeError@@|. Сообщение: "@@|seErrorMsg@@|".</text:p>
          </table:table-cell>
          <table:table-cell table:style-name="ce7" office:value-type="string">
            <text:p>Operation with DB failed. State: "@@|seState@@|". Layer: @@|seNativeError@@|. Message: "@@|seErrorMsg@@|".</text:p>
          </table:table-cell>
          <table:table-cell table:style-name="ce7" office:value-type="string">
            <text:p><text:s/></text:p>
          </table:table-cell>
          <table:table-cell table:style-name="ce7" table:formula="of:=IF([.E22]=&quot;&quot;;&quot;&quot;;CONCATENATE(&quot;, (&quot;;CHAR(34);[.E22];CHAR(34);&quot;, (M.fromList [(&quot; &amp; CHAR(34) &amp; [.P$20] &amp; CHAR(34) &amp; &quot;, &quot; &amp; IF([.P22]=&quot;&quot;;&quot;B.empty&quot;;&quot;B.pack &quot; &amp; CHAR(34) &amp; [.P22] &amp; CHAR(34)) &amp; &quot;), (&quot; &amp; CHAR(34) &amp; [.Q$20] &amp; CHAR(34) &amp; &quot;, &quot; &amp; IF([.Q22]=&quot;&quot;;&quot;B.empty&quot;;&quot;B.pack &quot; &amp; CHAR(34) &amp; [.Q22] &amp; CHAR(34)) &amp; &quot;)], str2PCLT_SDL Required_SDLM &quot;;CHAR(34);[.F22];CHAR(34);&quot; inner_cfg))&quot;))" office:value-type="string" office:string-value=", (&quot;DB_ERROR&quot;, (M.fromList [(&quot;rus&quot;, B.pack &quot;Провал операции в связи с БД. Состояние: \&quot;@@|seState@@|\&quot;. Уровень: @@|seNativeError@@|. Сообщение: \&quot;@@|seErrorMsg@@|\&quot;.&quot;), (&quot;eng&quot;, B.pack &quot;Operation with DB failed. State: \&quot;@@|seState@@|\&quot;. Layer: @@|seNativeError@@|. Message: \&quot;@@|seErrorMsg@@|\&quot;.&quot;)], str2PCLT_SDL Required_SDLM &quot;##|LLEXCPT##|&quot; inner_cfg))">
            <text:p>, ("DB_ERROR", (M.fromList [("rus", B.pack "Провал операции в связи с БД. Состояние: \"@@|seState@@|\". Уровень: @@|seNativeError@@|. Сообщение: \"@@|seErrorMsg@@|\"."), ("eng", B.pack "Operation with DB failed. State: \"@@|seState@@|\". Layer: @@|seNativeError@@|. Message: \"@@|seErrorMsg@@|\".")], str2PCLT_SDL Required_SDLM "##|LLEXCPT##|" inner_cfg))</text:p>
          </table:table-cell>
          <table:table-cell table:style-name="ce7" table:formula="of:=IF([.E22]=&quot;&quot;;&quot;&quot;;CONCATENATE([.E22];&quot;%&quot;;[.F22];&quot;%&quot;;[.G22];&quot;%&quot;;[.H22]))" office:value-type="string" office:string-value="DB_ERROR%##|LLEXCPT##|%Провал операции в связи с БД. Состояние: &quot;@@|seState@@|&quot;. Уровень: @@|seNativeError@@|. Сообщение: &quot;@@|seErrorMsg@@|&quot;.%Operation with DB failed. State: &quot;@@|seState@@|&quot;. Layer: @@|seNativeError@@|. Message: &quot;@@|seErrorMsg@@|&quot;.">
            <text:p>DB_ERROR%##|LLEXCPT##|%Провал операции в связи с БД. Состояние: "@@|seState@@|". Уровень: @@|seNativeError@@|. Сообщение: "@@|seErrorMsg@@|".%Operation with DB failed. State: "@@|seState@@|". Layer: @@|seNativeError@@|. Message: "@@|seErrorMsg@@|".</text:p>
          </table:table-cell>
          <table:table-cell table:style-name="ce11" table:formula="of:=IF([.E22]=&quot;&quot;;&quot;&quot;;&quot;INSERT INTO tpls (pclt_id) VALUES('&quot;&amp;[.E22]&amp;&quot;');&quot;&amp;CHAR(13)&amp;CHAR(10) &amp; IF([.N22]=&quot;&quot;;&quot;&quot;;&quot;INSERT INTO tpls_localized (lng, pclt_id, structured_text) VALUES('&quot;&amp; [.N$20] &amp; &quot;', '&quot;&amp;[.E22]&amp;&quot;', '&quot;&amp;[.N22]&amp;&quot;');&quot;) &amp; CHAR(13)&amp;CHAR(10) &amp; IF([.O22]=&quot;&quot;;&quot;&quot;;&quot;INSERT INTO tpls_localized (lng, pclt_id, structured_text) VALUES('&quot;&amp;[.O$20]&amp;&quot;', '&quot;&amp;[.E22]&amp;&quot;', '&quot;&amp;[.O22]&amp;&quot;');&quot;) &amp; CHAR(13)&amp;CHAR(10)&amp;&quot;INSERT INTO tpls_inclusions_in_collections (tpls_collection_id, pclt_id, tpl_dflt_req_sdl) VALUES (&quot;&amp;[.C22]&amp;&quot;,'&quot;&amp;[.E22]&amp;&quot;','&quot;&amp;[.F22]&amp;&quot;');&quot;)" office:value-type="string" office:string-value="INSERT INTO tpls (pclt_id) VALUES('DB_ERROR');&#13;&#10;INSERT INTO tpls_localized (lng, pclt_id, structured_text) VALUES('rus', 'DB_ERROR', 'Провал операции в связи с БД. Состояние: &quot;@@|seState@@|&quot;. Уровень: @@|seNativeError@@|. Сообщение: &quot;@@|seErrorMsg@@|&quot;.');&#13;&#10;INSERT INTO tpls_localized (lng, pclt_id, structured_text) VALUES('eng', 'DB_ERROR', 'Operation with DB failed. State: &quot;@@|seState@@|&quot;. Layer: @@|seNativeError@@|. Message: &quot;@@|seErrorMsg@@|&quot;.');&#13;&#10;INSERT INTO tpls_inclusions_in_collections (tpls_collection_id, pclt_id, tpl_dflt_req_sdl) VALUES (2,'DB_ERROR','##|LLEXCPT##|');">
            <text:p>INSERT INTO tpls (pclt_id) VALUES('DB_ERROR');<text:line-break/>INSERT INTO tpls_localized (lng, pclt_id, structured_text) VALUES('rus', 'DB_ERROR', 'Провал операции в связи с БД. Состояние: "@@|seState@@|". Уровень: @@|seNativeError@@|. Сообщение: "@@|seErrorMsg@@|".');<text:line-break/>INSERT INTO tpls_localized (lng, pclt_id, structured_text) VALUES('eng', 'DB_ERROR', 'Operation with DB failed. State: "@@|seState@@|". Layer: @@|seNativeError@@|. Message: "@@|seErrorMsg@@|".');<text:line-break/>INSERT INTO tpls_inclusions_in_collections (tpls_collection_id, pclt_id, tpl_dflt_req_sdl) VALUES (2,'DB_ERROR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2];&quot;'&quot;;&quot;''&quot;)" office:value-type="string" office:string-value="Провал операции в связи с БД. Состояние: &quot;@@|seState@@|&quot;. Уровень: @@|seNativeError@@|. Сообщение: &quot;@@|seErrorMsg@@|&quot;.">
            <text:p>Провал операции в связи с БД. Состояние: "@@|seState@@|". Уровень: @@|seNativeError@@|. Сообщение: "@@|seErrorMsg@@|".</text:p>
          </table:table-cell>
          <table:table-cell table:style-name="ce11" table:formula="of:=SUBSTITUTE([.H22];&quot;'&quot;;&quot;''&quot;)" office:value-type="string" office:string-value="Operation with DB failed. State: &quot;@@|seState@@|&quot;. Layer: @@|seNativeError@@|. Message: &quot;@@|seErrorMsg@@|&quot;.">
            <text:p>Operation with DB failed. State: "@@|seState@@|". Layer: @@|seNativeError@@|. Message: "@@|seErrorMsg@@|".</text:p>
          </table:table-cell>
          <table:table-cell table:style-name="ce11" table:formula="of:=SUBSTITUTE([.G22];&quot;&quot;&quot;&quot;;&quot;\&quot;&quot;&quot;)" office:value-type="string" office:string-value="Провал операции в связи с БД. Состояние: \&quot;@@|seState@@|\&quot;. Уровень: @@|seNativeError@@|. Сообщение: \&quot;@@|seErrorMsg@@|\&quot;.">
            <text:p>Провал операции в связи с БД. Состояние: \"@@|seState@@|\". Уровень: @@|seNativeError@@|. Сообщение: \"@@|seErrorMsg@@|\".</text:p>
          </table:table-cell>
          <table:table-cell table:style-name="ce11" table:formula="of:=SUBSTITUTE([.H22];&quot;&quot;&quot;&quot;;&quot;\&quot;&quot;&quot;)" office:value-type="string" office:string-value="Operation with DB failed. State: \&quot;@@|seState@@|\&quot;. Layer: @@|seNativeError@@|. Message: \&quot;@@|seErrorMsg@@|\&quot;.">
            <text:p>Operation with DB failed. State: \"@@|seState@@|\". Layer: @@|seNativeError@@|. Message: \"@@|seErrorMsg@@|\".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23]=&quot;General commons&quot;;1;IF([.B23]=&quot;General DB commons&quot;;2;IF([.B23]=&quot;General networking commons&quot;;3;IF([.B23]=&quot;PCLT messages&quot;;4;IF([.B23]=&quot;PCLT-DB messages&quot;;5;-1)))))" office:value-type="float" office:value="-1">
            <text:p>-1</text:p>
          </table:table-cell>
          <table:table-cell table:style-name="ce11" table:formula="of:=IF([.E23]=&quot;&quot;;&quot;&quot;;CONCATENATE(&quot;##|&quot;;[.E23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23]=&quot;&quot;;&quot;&quot;;CONCATENATE(&quot;, (&quot;;CHAR(34);[.E23];CHAR(34);&quot;, (M.fromList [(&quot; &amp; CHAR(34) &amp; [.P$20] &amp; CHAR(34) &amp; &quot;, &quot; &amp; IF([.P23]=&quot;&quot;;&quot;B.empty&quot;;&quot;B.pack &quot; &amp; CHAR(34) &amp; [.P23] &amp; CHAR(34)) &amp; &quot;), (&quot; &amp; CHAR(34) &amp; [.Q$20] &amp; CHAR(34) &amp; &quot;, &quot; &amp; IF([.Q23]=&quot;&quot;;&quot;B.empty&quot;;&quot;B.pack &quot; &amp; CHAR(34) &amp; [.Q23] &amp; CHAR(34)) &amp; &quot;)], str2PCLT_SDL Required_SDLM &quot;;CHAR(34);[.F23];CHAR(34);&quot; inner_cfg))&quot;))">
            <text:p/>
          </table:table-cell>
          <table:table-cell table:style-name="ce7" table:formula="of:=IF([.E23]=&quot;&quot;;&quot;&quot;;CONCATENATE([.E23];&quot;%&quot;;[.F23];&quot;%&quot;;[.G23];&quot;%&quot;;[.H23]))">
            <text:p/>
          </table:table-cell>
          <table:table-cell table:style-name="ce11" table:formula="of:=IF([.E23]=&quot;&quot;;&quot;&quot;;&quot;INSERT INTO tpls (pclt_id) VALUES('&quot;&amp;[.E23]&amp;&quot;');&quot;&amp;CHAR(13)&amp;CHAR(10) &amp; IF([.N23]=&quot;&quot;;&quot;&quot;;&quot;INSERT INTO tpls_localized (lng, pclt_id, structured_text) VALUES('&quot;&amp; [.N$20] &amp; &quot;', '&quot;&amp;[.E23]&amp;&quot;', '&quot;&amp;[.N23]&amp;&quot;');&quot;) &amp; CHAR(13)&amp;CHAR(10) &amp; IF([.O23]=&quot;&quot;;&quot;&quot;;&quot;INSERT INTO tpls_localized (lng, pclt_id, structured_text) VALUES('&quot;&amp;[.O$20]&amp;&quot;', '&quot;&amp;[.E23]&amp;&quot;', '&quot;&amp;[.O23]&amp;&quot;');&quot;) &amp; CHAR(13)&amp;CHAR(10)&amp;&quot;INSERT INTO tpls_inclusions_in_collections (tpls_collection_id, pclt_id, tpl_dflt_req_sdl) VALUES (&quot;&amp;[.C23]&amp;&quot;,'&quot;&amp;[.E23]&amp;&quot;','&quot;&amp;[.F23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23];&quot;'&quot;;&quot;''&quot;)">
            <text:p/>
          </table:table-cell>
          <table:table-cell table:style-name="ce11" table:formula="of:=SUBSTITUTE([.H23];&quot;'&quot;;&quot;''&quot;)">
            <text:p/>
          </table:table-cell>
          <table:table-cell table:style-name="ce11" table:formula="of:=SUBSTITUTE([.G23];&quot;&quot;&quot;&quot;;&quot;\&quot;&quot;&quot;)">
            <text:p/>
          </table:table-cell>
          <table:table-cell table:style-name="ce11" table:formula="of:=SUBSTITUTE([.H23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4]=&quot;General commons&quot;;1;IF([.B24]=&quot;General DB commons&quot;;2;IF([.B24]=&quot;General networking commons&quot;;3;IF([.B24]=&quot;PCLT messages&quot;;4;IF([.B24]=&quot;PCLT-DB messages&quot;;5;-1)))))" office:value-type="float" office:value="2">
            <text:p>2</text:p>
          </table:table-cell>
          <table:table-cell table:style-name="ce11" table:formula="of:=IF([.E24]=&quot;&quot;;&quot;&quot;;CONCATENATE(&quot;##|&quot;;[.E24];&quot;##|&quot;) )" office:value-type="string" office:string-value="##|ARFDBE##|">
            <text:p>##|ARFDBE##|</text:p>
          </table:table-cell>
          <table:table-cell table:style-name="ce7" office:value-type="string">
            <text:p>ARFDBE</text:p>
          </table:table-cell>
          <table:table-cell table:style-name="ce7" office:value-type="string">
            <text:p>##|ARFDBE_DET##|</text:p>
          </table:table-cell>
          <table:table-cell table:style-name="ce15" office:value-type="string">
            <text:p>Ошибка при чтении объекта из БД. ##|ARFDBE_OBJ_TYPE##| ##|ARFDBE_OBJ_PK##| ##|ARFDBE_DET##|</text:p>
          </table:table-cell>
          <table:table-cell table:style-name="ce7" office:value-type="string">
            <text:p>An error occurred, when tried to read an object from DB. ##|ARFDBE_OBJ_TYPE##| ##|ARFDBE_OBJ_PK##| ##|ARFDBE_DET##|</text:p>
          </table:table-cell>
          <table:table-cell table:style-name="ce7" office:value-type="string">
            <text:p><text:s/></text:p>
          </table:table-cell>
          <table:table-cell table:style-name="ce7" table:formula="of:=IF([.E24]=&quot;&quot;;&quot;&quot;;CONCATENATE(&quot;, (&quot;;CHAR(34);[.E24];CHAR(34);&quot;, (M.fromList [(&quot; &amp; CHAR(34) &amp; [.P$20] &amp; CHAR(34) &amp; &quot;, &quot; &amp; IF([.P24]=&quot;&quot;;&quot;B.empty&quot;;&quot;B.pack &quot; &amp; CHAR(34) &amp; [.P24] &amp; CHAR(34)) &amp; &quot;), (&quot; &amp; CHAR(34) &amp; [.Q$20] &amp; CHAR(34) &amp; &quot;, &quot; &amp; IF([.Q24]=&quot;&quot;;&quot;B.empty&quot;;&quot;B.pack &quot; &amp; CHAR(34) &amp; [.Q24] &amp; CHAR(34)) &amp; &quot;)], str2PCLT_SDL Required_SDLM &quot;;CHAR(34);[.F24];CHAR(34);&quot; inner_cfg))&quot;))" office:value-type="string" office:string-value=", (&quot;ARFDBE&quot;, (M.fromList [(&quot;rus&quot;, B.pack &quot;Ошибка при чтении объекта из БД. ##|ARFDBE_OBJ_TYPE##| ##|ARFDBE_OBJ_PK##| ##|ARFDBE_DET##|&quot;), (&quot;eng&quot;, B.pack &quot;An error occurred, when tried to read an object from DB. ##|ARFDBE_OBJ_TYPE##| ##|ARFDBE_OBJ_PK##| ##|ARFDBE_DET##|&quot;)], str2PCLT_SDL Required_SDLM &quot;##|ARFDBE_DET##|&quot; inner_cfg))">
            <text:p>, ("ARFDBE", (M.fromList [("rus", B.pack "Ошибка при чтении объекта из БД. ##|ARFDBE_OBJ_TYPE##| ##|ARFDBE_OBJ_PK##| ##|ARFDBE_DET##|"), ("eng", B.pack "An error occurred, when tried to read an object from DB. ##|ARFDBE_OBJ_TYPE##| ##|ARFDBE_OBJ_PK##| ##|ARFDBE_DET##|")], str2PCLT_SDL Required_SDLM "##|ARFDBE_DET##|" inner_cfg))</text:p>
          </table:table-cell>
          <table:table-cell table:style-name="ce7" table:formula="of:=IF([.E24]=&quot;&quot;;&quot;&quot;;CONCATENATE([.E24];&quot;%&quot;;[.F24];&quot;%&quot;;[.G24];&quot;%&quot;;[.H24]))" office:value-type="string" office:string-value="ARFDBE%##|ARFDBE_DET##|%Ошибка при чтении объекта из БД. ##|ARFDBE_OBJ_TYPE##| ##|ARFDBE_OBJ_PK##| ##|ARFDBE_DET##|%An error occurred, when tried to read an object from DB. ##|ARFDBE_OBJ_TYPE##| ##|ARFDBE_OBJ_PK##| ##|ARFDBE_DET##|">
            <text:p>ARFDBE%##|ARFDBE_DET##|%Ошибка при чтении объекта из БД. ##|ARFDBE_OBJ_TYPE##| ##|ARFDBE_OBJ_PK##| ##|ARFDBE_DET##|%An error occurred, when tried to read an object from DB. ##|ARFDBE_OBJ_TYPE##| ##|ARFDBE_OBJ_PK##| ##|ARFDBE_DET##|</text:p>
          </table:table-cell>
          <table:table-cell table:style-name="ce11" table:formula="of:=IF([.E24]=&quot;&quot;;&quot;&quot;;&quot;INSERT INTO tpls (pclt_id) VALUES('&quot;&amp;[.E24]&amp;&quot;');&quot;&amp;CHAR(13)&amp;CHAR(10) &amp; IF([.N24]=&quot;&quot;;&quot;&quot;;&quot;INSERT INTO tpls_localized (lng, pclt_id, structured_text) VALUES('&quot;&amp; [.N$20] &amp; &quot;', '&quot;&amp;[.E24]&amp;&quot;', '&quot;&amp;[.N24]&amp;&quot;');&quot;) &amp; CHAR(13)&amp;CHAR(10) &amp; IF([.O24]=&quot;&quot;;&quot;&quot;;&quot;INSERT INTO tpls_localized (lng, pclt_id, structured_text) VALUES('&quot;&amp;[.O$20]&amp;&quot;', '&quot;&amp;[.E24]&amp;&quot;', '&quot;&amp;[.O24]&amp;&quot;');&quot;) &amp; CHAR(13)&amp;CHAR(10)&amp;&quot;INSERT INTO tpls_inclusions_in_collections (tpls_collection_id, pclt_id, tpl_dflt_req_sdl) VALUES (&quot;&amp;[.C24]&amp;&quot;,'&quot;&amp;[.E24]&amp;&quot;','&quot;&amp;[.F24]&amp;&quot;');&quot;)" office:value-type="string" office:string-value="INSERT INTO tpls (pclt_id) VALUES('ARFDBE');&#13;&#10;INSERT INTO tpls_localized (lng, pclt_id, structured_text) VALUES('rus', 'ARFDBE', 'Ошибка при чтении объекта из БД. ##|ARFDBE_OBJ_TYPE##| ##|ARFDBE_OBJ_PK##| ##|ARFDBE_DET##|');&#13;&#10;INSERT INTO tpls_localized (lng, pclt_id, structured_text) VALUES('eng', 'ARFDBE', 'An error occurred, when tried to read an object from DB. ##|ARFDBE_OBJ_TYPE##| ##|ARFDBE_OBJ_PK##| ##|ARFDBE_DET##|');&#13;&#10;INSERT INTO tpls_inclusions_in_collections (tpls_collection_id, pclt_id, tpl_dflt_req_sdl) VALUES (2,'ARFDBE','##|ARFDBE_DET##|');">
            <text:p>INSERT INTO tpls (pclt_id) VALUES('ARFDBE');<text:line-break/>INSERT INTO tpls_localized (lng, pclt_id, structured_text) VALUES('rus', 'ARFDBE', 'Ошибка при чтении объекта из БД. ##|ARFDBE_OBJ_TYPE##| ##|ARFDBE_OBJ_PK##| ##|ARFDBE_DET##|');<text:line-break/>INSERT INTO tpls_localized (lng, pclt_id, structured_text) VALUES('eng', 'ARFDBE', 'An error occurred, when tried to read an object from DB. ##|ARFDBE_OBJ_TYPE##| ##|ARFDBE_OBJ_PK##| ##|ARFDBE_DET##|');<text:line-break/>INSERT INTO tpls_inclusions_in_collections (tpls_collection_id, pclt_id, tpl_dflt_req_sdl) VALUES (2,'ARFDBE','##|ARFDBE_DE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4];&quot;'&quot;;&quot;''&quot;)" office:value-type="string" office:string-value="Ошибка при чтении объекта из БД. ##|ARFDBE_OBJ_TYPE##| ##|ARFDBE_OBJ_PK##| ##|ARFDBE_DET##|">
            <text:p>Ошибка при чтении объекта из БД. ##|ARFDBE_OBJ_TYPE##| ##|ARFDBE_OBJ_PK##| ##|ARFDBE_DET##|</text:p>
          </table:table-cell>
          <table:table-cell table:style-name="ce11" table:formula="of:=SUBSTITUTE([.H24];&quot;'&quot;;&quot;''&quot;)" office:value-type="string" office:string-value="An error occurred, when tried to read an object from DB. ##|ARFDBE_OBJ_TYPE##| ##|ARFDBE_OBJ_PK##| ##|ARFDBE_DET##|">
            <text:p>An error occurred, when tried to read an object from DB. ##|ARFDBE_OBJ_TYPE##| ##|ARFDBE_OBJ_PK##| ##|ARFDBE_DET##|</text:p>
          </table:table-cell>
          <table:table-cell table:style-name="ce11" table:formula="of:=SUBSTITUTE([.G24];&quot;&quot;&quot;&quot;;&quot;\&quot;&quot;&quot;)" office:value-type="string" office:string-value="Ошибка при чтении объекта из БД. ##|ARFDBE_OBJ_TYPE##| ##|ARFDBE_OBJ_PK##| ##|ARFDBE_DET##|">
            <text:p>Ошибка при чтении объекта из БД. ##|ARFDBE_OBJ_TYPE##| ##|ARFDBE_OBJ_PK##| ##|ARFDBE_DET##|</text:p>
          </table:table-cell>
          <table:table-cell table:style-name="ce11" table:formula="of:=SUBSTITUTE([.H24];&quot;&quot;&quot;&quot;;&quot;\&quot;&quot;&quot;)" office:value-type="string" office:string-value="An error occurred, when tried to read an object from DB. ##|ARFDBE_OBJ_TYPE##| ##|ARFDBE_OBJ_PK##| ##|ARFDBE_DET##|">
            <text:p>An error occurred, when tried to read an object from DB. ##|ARFDBE_OBJ_TYPE##| ##|ARFDBE_OBJ_PK##| ##|ARFDBE_DET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5]=&quot;General commons&quot;;1;IF([.B25]=&quot;General DB commons&quot;;2;IF([.B25]=&quot;General networking commons&quot;;3;IF([.B25]=&quot;PCLT messages&quot;;4;IF([.B25]=&quot;PCLT-DB messages&quot;;5;-1)))))" office:value-type="float" office:value="2">
            <text:p>2</text:p>
          </table:table-cell>
          <table:table-cell table:style-name="ce11" table:formula="of:=IF([.E25]=&quot;&quot;;&quot;&quot;;CONCATENATE(&quot;##|&quot;;[.E25];&quot;##|&quot;) )" office:value-type="string" office:string-value="##|ARFDBE_OBJ_TYPE##|">
            <text:p>##|ARFDBE_OBJ_TYPE##|</text:p>
          </table:table-cell>
          <table:table-cell table:style-name="ce7" office:value-type="string">
            <text:p>ARFDBE_OBJ_TYPE</text:p>
          </table:table-cell>
          <table:table-cell table:style-name="ce7" office:value-type="string">
            <text:p>##|ARFDBE##|</text:p>
          </table:table-cell>
          <table:table-cell table:style-name="ce7" office:value-type="string">
            <text:p>Тип объекта: @@|read_object_type@@|.</text:p>
          </table:table-cell>
          <table:table-cell table:style-name="ce7" office:value-type="string">
            <text:p>Object type: @@|read_object_type@@|.</text:p>
          </table:table-cell>
          <table:table-cell table:style-name="ce7" office:value-type="string">
            <text:p><text:s/></text:p>
          </table:table-cell>
          <table:table-cell table:style-name="ce7" table:formula="of:=IF([.E25]=&quot;&quot;;&quot;&quot;;CONCATENATE(&quot;, (&quot;;CHAR(34);[.E25];CHAR(34);&quot;, (M.fromList [(&quot; &amp; CHAR(34) &amp; [.P$20] &amp; CHAR(34) &amp; &quot;, &quot; &amp; IF([.P25]=&quot;&quot;;&quot;B.empty&quot;;&quot;B.pack &quot; &amp; CHAR(34) &amp; [.P25] &amp; CHAR(34)) &amp; &quot;), (&quot; &amp; CHAR(34) &amp; [.Q$20] &amp; CHAR(34) &amp; &quot;, &quot; &amp; IF([.Q25]=&quot;&quot;;&quot;B.empty&quot;;&quot;B.pack &quot; &amp; CHAR(34) &amp; [.Q25] &amp; CHAR(34)) &amp; &quot;)], str2PCLT_SDL Required_SDLM &quot;;CHAR(34);[.F25];CHAR(34);&quot; inner_cfg))&quot;))" office:value-type="string" office:string-value=", (&quot;ARFDBE_OBJ_TYPE&quot;, (M.fromList [(&quot;rus&quot;, B.pack &quot;Тип объекта: @@|read_object_type@@|.&quot;), (&quot;eng&quot;, B.pack &quot;Object type: @@|read_object_type@@|.&quot;)], str2PCLT_SDL Required_SDLM &quot;##|ARFDBE##|&quot; inner_cfg))">
            <text:p>, ("ARFDBE_OBJ_TYPE", (M.fromList [("rus", B.pack "Тип объекта: @@|read_object_type@@|."), ("eng", B.pack "Object type: @@|read_object_type@@|.")], str2PCLT_SDL Required_SDLM "##|ARFDBE##|" inner_cfg))</text:p>
          </table:table-cell>
          <table:table-cell table:style-name="ce7" table:formula="of:=IF([.E25]=&quot;&quot;;&quot;&quot;;CONCATENATE([.E25];&quot;%&quot;;[.F25];&quot;%&quot;;[.G25];&quot;%&quot;;[.H25]))" office:value-type="string" office:string-value="ARFDBE_OBJ_TYPE%##|ARFDBE##|%Тип объекта: @@|read_object_type@@|.%Object type: @@|read_object_type@@|.">
            <text:p>ARFDBE_OBJ_TYPE%##|ARFDBE##|%Тип объекта: @@|read_object_type@@|.%Object type: @@|read_object_type@@|.</text:p>
          </table:table-cell>
          <table:table-cell table:style-name="ce11" table:formula="of:=IF([.E25]=&quot;&quot;;&quot;&quot;;&quot;INSERT INTO tpls (pclt_id) VALUES('&quot;&amp;[.E25]&amp;&quot;');&quot;&amp;CHAR(13)&amp;CHAR(10) &amp; IF([.N25]=&quot;&quot;;&quot;&quot;;&quot;INSERT INTO tpls_localized (lng, pclt_id, structured_text) VALUES('&quot;&amp; [.N$20] &amp; &quot;', '&quot;&amp;[.E25]&amp;&quot;', '&quot;&amp;[.N25]&amp;&quot;');&quot;) &amp; CHAR(13)&amp;CHAR(10) &amp; IF([.O25]=&quot;&quot;;&quot;&quot;;&quot;INSERT INTO tpls_localized (lng, pclt_id, structured_text) VALUES('&quot;&amp;[.O$20]&amp;&quot;', '&quot;&amp;[.E25]&amp;&quot;', '&quot;&amp;[.O25]&amp;&quot;');&quot;) &amp; CHAR(13)&amp;CHAR(10)&amp;&quot;INSERT INTO tpls_inclusions_in_collections (tpls_collection_id, pclt_id, tpl_dflt_req_sdl) VALUES (&quot;&amp;[.C25]&amp;&quot;,'&quot;&amp;[.E25]&amp;&quot;','&quot;&amp;[.F25]&amp;&quot;');&quot;)" office:value-type="string" office:string-value="INSERT INTO tpls (pclt_id) VALUES('ARFDBE_OBJ_TYPE');&#13;&#10;INSERT INTO tpls_localized (lng, pclt_id, structured_text) VALUES('rus', 'ARFDBE_OBJ_TYPE', 'Тип объекта: @@|read_object_type@@|.');&#13;&#10;INSERT INTO tpls_localized (lng, pclt_id, structured_text) VALUES('eng', 'ARFDBE_OBJ_TYPE', 'Object type: @@|read_object_type@@|.');&#13;&#10;INSERT INTO tpls_inclusions_in_collections (tpls_collection_id, pclt_id, tpl_dflt_req_sdl) VALUES (2,'ARFDBE_OBJ_TYPE','##|ARFDBE##|');">
            <text:p>INSERT INTO tpls (pclt_id) VALUES('ARFDBE_OBJ_TYPE');<text:line-break/>INSERT INTO tpls_localized (lng, pclt_id, structured_text) VALUES('rus', 'ARFDBE_OBJ_TYPE', 'Тип объекта: @@|read_object_type@@|.');<text:line-break/>INSERT INTO tpls_localized (lng, pclt_id, structured_text) VALUES('eng', 'ARFDBE_OBJ_TYPE', 'Object type: @@|read_object_type@@|.');<text:line-break/>INSERT INTO tpls_inclusions_in_collections (tpls_collection_id, pclt_id, tpl_dflt_req_sdl) VALUES (2,'ARFDBE_OBJ_TYPE','##|ARFDB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5];&quot;'&quot;;&quot;''&quot;)" office:value-type="string" office:string-value="Тип объекта: @@|read_object_type@@|.">
            <text:p>Тип объекта: @@|read_object_type@@|.</text:p>
          </table:table-cell>
          <table:table-cell table:style-name="ce11" table:formula="of:=SUBSTITUTE([.H25];&quot;'&quot;;&quot;''&quot;)" office:value-type="string" office:string-value="Object type: @@|read_object_type@@|.">
            <text:p>Object type: @@|read_object_type@@|.</text:p>
          </table:table-cell>
          <table:table-cell table:style-name="ce11" table:formula="of:=SUBSTITUTE([.G25];&quot;&quot;&quot;&quot;;&quot;\&quot;&quot;&quot;)" office:value-type="string" office:string-value="Тип объекта: @@|read_object_type@@|.">
            <text:p>Тип объекта: @@|read_object_type@@|.</text:p>
          </table:table-cell>
          <table:table-cell table:style-name="ce11" table:formula="of:=SUBSTITUTE([.H25];&quot;&quot;&quot;&quot;;&quot;\&quot;&quot;&quot;)" office:value-type="string" office:string-value="Object type: @@|read_object_type@@|.">
            <text:p>Object type: @@|read_object_type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6]=&quot;General commons&quot;;1;IF([.B26]=&quot;General DB commons&quot;;2;IF([.B26]=&quot;General networking commons&quot;;3;IF([.B26]=&quot;PCLT messages&quot;;4;IF([.B26]=&quot;PCLT-DB messages&quot;;5;-1)))))" office:value-type="float" office:value="2">
            <text:p>2</text:p>
          </table:table-cell>
          <table:table-cell table:style-name="ce11" table:formula="of:=IF([.E26]=&quot;&quot;;&quot;&quot;;CONCATENATE(&quot;##|&quot;;[.E26];&quot;##|&quot;) )" office:value-type="string" office:string-value="##|ARFDBE_SDLR##|">
            <text:p>##|ARFDBE_SDLR##|</text:p>
          </table:table-cell>
          <table:table-cell table:style-name="ce7" office:value-type="string">
            <text:p>ARFDBE_SDLR</text:p>
          </table:table-cell>
          <table:table-cell table:style-name="ce7" office:value-type="string">
            <text:p>@@|sdl_reference@@|</text:p>
          </table:table-cell>
          <table:table-cell table:style-name="ce7" office:value-type="string">
            <text:p>@@|sdl_reference@@|</text:p>
          </table:table-cell>
          <table:table-cell table:style-name="ce7" office:value-type="string">
            <text:p>@@|sdl_reference@@|</text:p>
          </table:table-cell>
          <table:table-cell table:style-name="ce7"/>
          <table:table-cell table:style-name="ce7" table:formula="of:=IF([.E26]=&quot;&quot;;&quot;&quot;;CONCATENATE(&quot;, (&quot;;CHAR(34);[.E26];CHAR(34);&quot;, (M.fromList [(&quot; &amp; CHAR(34) &amp; [.P$20] &amp; CHAR(34) &amp; &quot;, &quot; &amp; IF([.P26]=&quot;&quot;;&quot;B.empty&quot;;&quot;B.pack &quot; &amp; CHAR(34) &amp; [.P26] &amp; CHAR(34)) &amp; &quot;), (&quot; &amp; CHAR(34) &amp; [.Q$20] &amp; CHAR(34) &amp; &quot;, &quot; &amp; IF([.Q26]=&quot;&quot;;&quot;B.empty&quot;;&quot;B.pack &quot; &amp; CHAR(34) &amp; [.Q26] &amp; CHAR(34)) &amp; &quot;)], str2PCLT_SDL Required_SDLM &quot;;CHAR(34);[.F26];CHAR(34);&quot; inner_cfg))&quot;))" office:value-type="string" office:string-value=", (&quot;ARFDBE_SDLR&quot;, (M.fromList [(&quot;rus&quot;, B.pack &quot;@@|sdl_reference@@|&quot;), (&quot;eng&quot;, B.pack &quot;@@|sdl_reference@@|&quot;)], str2PCLT_SDL Required_SDLM &quot;@@|sdl_reference@@|&quot; inner_cfg))">
            <text:p>, ("ARFDBE_SDLR", (M.fromList [("rus", B.pack "@@|sdl_reference@@|"), ("eng", B.pack "@@|sdl_reference@@|")], str2PCLT_SDL Required_SDLM "@@|sdl_reference@@|" inner_cfg))</text:p>
          </table:table-cell>
          <table:table-cell table:style-name="ce7" table:formula="of:=IF([.E26]=&quot;&quot;;&quot;&quot;;CONCATENATE([.E26];&quot;%&quot;;[.F26];&quot;%&quot;;[.G26];&quot;%&quot;;[.H26]))" office:value-type="string" office:string-value="ARFDBE_SDLR%@@|sdl_reference@@|%@@|sdl_reference@@|%@@|sdl_reference@@|">
            <text:p>ARFDBE_SDLR%@@|sdl_reference@@|%@@|sdl_reference@@|%@@|sdl_reference@@|</text:p>
          </table:table-cell>
          <table:table-cell table:style-name="ce11" table:formula="of:=IF([.E26]=&quot;&quot;;&quot;&quot;;&quot;INSERT INTO tpls (pclt_id) VALUES('&quot;&amp;[.E26]&amp;&quot;');&quot;&amp;CHAR(13)&amp;CHAR(10) &amp; IF([.N26]=&quot;&quot;;&quot;&quot;;&quot;INSERT INTO tpls_localized (lng, pclt_id, structured_text) VALUES('&quot;&amp; [.N$20] &amp; &quot;', '&quot;&amp;[.E26]&amp;&quot;', '&quot;&amp;[.N26]&amp;&quot;');&quot;) &amp; CHAR(13)&amp;CHAR(10) &amp; IF([.O26]=&quot;&quot;;&quot;&quot;;&quot;INSERT INTO tpls_localized (lng, pclt_id, structured_text) VALUES('&quot;&amp;[.O$20]&amp;&quot;', '&quot;&amp;[.E26]&amp;&quot;', '&quot;&amp;[.O26]&amp;&quot;');&quot;) &amp; CHAR(13)&amp;CHAR(10)&amp;&quot;INSERT INTO tpls_inclusions_in_collections (tpls_collection_id, pclt_id, tpl_dflt_req_sdl) VALUES (&quot;&amp;[.C26]&amp;&quot;,'&quot;&amp;[.E26]&amp;&quot;','&quot;&amp;[.F26]&amp;&quot;');&quot;)" office:value-type="string" office:string-value="INSERT INTO tpls (pclt_id) VALUES('ARFDBE_SDLR');&#13;&#10;INSERT INTO tpls_localized (lng, pclt_id, structured_text) VALUES('rus', 'ARFDBE_SDLR', '@@|sdl_reference@@|');&#13;&#10;INSERT INTO tpls_localized (lng, pclt_id, structured_text) VALUES('eng', 'ARFDBE_SDLR', '@@|sdl_reference@@|');&#13;&#10;INSERT INTO tpls_inclusions_in_collections (tpls_collection_id, pclt_id, tpl_dflt_req_sdl) VALUES (2,'ARFDBE_SDLR','@@|sdl_reference@@|');">
            <text:p>INSERT INTO tpls (pclt_id) VALUES('ARFDBE_SDLR');<text:line-break/>INSERT INTO tpls_localized (lng, pclt_id, structured_text) VALUES('rus', 'ARFDBE_SDLR', '@@|sdl_reference@@|');<text:line-break/>INSERT INTO tpls_localized (lng, pclt_id, structured_text) VALUES('eng', 'ARFDBE_SDLR', '@@|sdl_reference@@|');<text:line-break/>INSERT INTO tpls_inclusions_in_collections (tpls_collection_id, pclt_id, tpl_dflt_req_sdl) VALUES (2,'ARFDBE_SDLR','@@|sdl_reference@@|');</text:p>
          </table:table-cell>
          <table:table-cell table:style-name="ce7" office:value-type="string">
            <text:p><text:s/></text:p>
          </table:table-cell>
          <table:table-cell table:style-name="ce11" table:formula="of:=SUBSTITUTE([.G26];&quot;'&quot;;&quot;''&quot;)" office:value-type="string" office:string-value="@@|sdl_reference@@|">
            <text:p>@@|sdl_reference@@|</text:p>
          </table:table-cell>
          <table:table-cell table:style-name="ce11" table:formula="of:=SUBSTITUTE([.H26];&quot;'&quot;;&quot;''&quot;)" office:value-type="string" office:string-value="@@|sdl_reference@@|">
            <text:p>@@|sdl_reference@@|</text:p>
          </table:table-cell>
          <table:table-cell table:style-name="ce11" table:formula="of:=SUBSTITUTE([.G26];&quot;&quot;&quot;&quot;;&quot;\&quot;&quot;&quot;)" office:value-type="string" office:string-value="@@|sdl_reference@@|">
            <text:p>@@|sdl_reference@@|</text:p>
          </table:table-cell>
          <table:table-cell table:style-name="ce11" table:formula="of:=SUBSTITUTE([.H26];&quot;&quot;&quot;&quot;;&quot;\&quot;&quot;&quot;)" office:value-type="string" office:string-value="@@|sdl_reference@@|">
            <text:p>@@|sdl_reference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7]=&quot;General commons&quot;;1;IF([.B27]=&quot;General DB commons&quot;;2;IF([.B27]=&quot;General networking commons&quot;;3;IF([.B27]=&quot;PCLT messages&quot;;4;IF([.B27]=&quot;PCLT-DB messages&quot;;5;-1)))))" office:value-type="float" office:value="2">
            <text:p>2</text:p>
          </table:table-cell>
          <table:table-cell table:style-name="ce11" table:formula="of:=IF([.E27]=&quot;&quot;;&quot;&quot;;CONCATENATE(&quot;##|&quot;;[.E27];&quot;##|&quot;) )" office:value-type="string" office:string-value="##|ARFDBE_OBJ_PK##|">
            <text:p>##|ARFDBE_OBJ_PK##|</text:p>
          </table:table-cell>
          <table:table-cell table:style-name="ce7" office:value-type="string">
            <text:p>ARFDBE_OBJ_PK</text:p>
          </table:table-cell>
          <table:table-cell table:style-name="ce11" office:value-type="string">
            <text:p>##|ARFDBE_SDLR##|</text:p>
          </table:table-cell>
          <table:table-cell table:style-name="ce7" office:value-type="string">
            <text:p>Первичный ключ: @@|obj_pk@@|.</text:p>
          </table:table-cell>
          <table:table-cell table:style-name="ce7" office:value-type="string">
            <text:p>Object primary key: @@|obj_pk@@|.</text:p>
          </table:table-cell>
          <table:table-cell table:style-name="ce7" office:value-type="string">
            <text:p><text:s/></text:p>
          </table:table-cell>
          <table:table-cell table:style-name="ce7" table:formula="of:=IF([.E27]=&quot;&quot;;&quot;&quot;;CONCATENATE(&quot;, (&quot;;CHAR(34);[.E27];CHAR(34);&quot;, (M.fromList [(&quot; &amp; CHAR(34) &amp; [.P$20] &amp; CHAR(34) &amp; &quot;, &quot; &amp; IF([.P27]=&quot;&quot;;&quot;B.empty&quot;;&quot;B.pack &quot; &amp; CHAR(34) &amp; [.P27] &amp; CHAR(34)) &amp; &quot;), (&quot; &amp; CHAR(34) &amp; [.Q$20] &amp; CHAR(34) &amp; &quot;, &quot; &amp; IF([.Q27]=&quot;&quot;;&quot;B.empty&quot;;&quot;B.pack &quot; &amp; CHAR(34) &amp; [.Q27] &amp; CHAR(34)) &amp; &quot;)], str2PCLT_SDL Required_SDLM &quot;;CHAR(34);[.F27];CHAR(34);&quot; inner_cfg))&quot;))" office:value-type="string" office:string-value=", (&quot;ARFDBE_OBJ_PK&quot;, (M.fromList [(&quot;rus&quot;, B.pack &quot;Первичный ключ: @@|obj_pk@@|.&quot;), (&quot;eng&quot;, B.pack &quot;Object primary key: @@|obj_pk@@|.&quot;)], str2PCLT_SDL Required_SDLM &quot;##|ARFDBE_SDLR##|&quot; inner_cfg))">
            <text:p>, ("ARFDBE_OBJ_PK", (M.fromList [("rus", B.pack "Первичный ключ: @@|obj_pk@@|."), ("eng", B.pack "Object primary key: @@|obj_pk@@|.")], str2PCLT_SDL Required_SDLM "##|ARFDBE_SDLR##|" inner_cfg))</text:p>
          </table:table-cell>
          <table:table-cell table:style-name="ce7" table:formula="of:=IF([.E27]=&quot;&quot;;&quot;&quot;;CONCATENATE([.E27];&quot;%&quot;;[.F27];&quot;%&quot;;[.G27];&quot;%&quot;;[.H27]))" office:value-type="string" office:string-value="ARFDBE_OBJ_PK%##|ARFDBE_SDLR##|%Первичный ключ: @@|obj_pk@@|.%Object primary key: @@|obj_pk@@|.">
            <text:p>ARFDBE_OBJ_PK%##|ARFDBE_SDLR##|%Первичный ключ: @@|obj_pk@@|.%Object primary key: @@|obj_pk@@|.</text:p>
          </table:table-cell>
          <table:table-cell table:style-name="ce11" table:formula="of:=IF([.E27]=&quot;&quot;;&quot;&quot;;&quot;INSERT INTO tpls (pclt_id) VALUES('&quot;&amp;[.E27]&amp;&quot;');&quot;&amp;CHAR(13)&amp;CHAR(10) &amp; IF([.N27]=&quot;&quot;;&quot;&quot;;&quot;INSERT INTO tpls_localized (lng, pclt_id, structured_text) VALUES('&quot;&amp; [.N$20] &amp; &quot;', '&quot;&amp;[.E27]&amp;&quot;', '&quot;&amp;[.N27]&amp;&quot;');&quot;) &amp; CHAR(13)&amp;CHAR(10) &amp; IF([.O27]=&quot;&quot;;&quot;&quot;;&quot;INSERT INTO tpls_localized (lng, pclt_id, structured_text) VALUES('&quot;&amp;[.O$20]&amp;&quot;', '&quot;&amp;[.E27]&amp;&quot;', '&quot;&amp;[.O27]&amp;&quot;');&quot;) &amp; CHAR(13)&amp;CHAR(10)&amp;&quot;INSERT INTO tpls_inclusions_in_collections (tpls_collection_id, pclt_id, tpl_dflt_req_sdl) VALUES (&quot;&amp;[.C27]&amp;&quot;,'&quot;&amp;[.E27]&amp;&quot;','&quot;&amp;[.F27]&amp;&quot;');&quot;)" office:value-type="string" office:string-value="INSERT INTO tpls (pclt_id) VALUES('ARFDBE_OBJ_PK');&#13;&#10;INSERT INTO tpls_localized (lng, pclt_id, structured_text) VALUES('rus', 'ARFDBE_OBJ_PK', 'Первичный ключ: @@|obj_pk@@|.');&#13;&#10;INSERT INTO tpls_localized (lng, pclt_id, structured_text) VALUES('eng', 'ARFDBE_OBJ_PK', 'Object primary key: @@|obj_pk@@|.');&#13;&#10;INSERT INTO tpls_inclusions_in_collections (tpls_collection_id, pclt_id, tpl_dflt_req_sdl) VALUES (2,'ARFDBE_OBJ_PK','##|ARFDBE_SDLR##|');">
            <text:p>INSERT INTO tpls (pclt_id) VALUES('ARFDBE_OBJ_PK');<text:line-break/>INSERT INTO tpls_localized (lng, pclt_id, structured_text) VALUES('rus', 'ARFDBE_OBJ_PK', 'Первичный ключ: @@|obj_pk@@|.');<text:line-break/>INSERT INTO tpls_localized (lng, pclt_id, structured_text) VALUES('eng', 'ARFDBE_OBJ_PK', 'Object primary key: @@|obj_pk@@|.');<text:line-break/>INSERT INTO tpls_inclusions_in_collections (tpls_collection_id, pclt_id, tpl_dflt_req_sdl) VALUES (2,'ARFDBE_OBJ_PK','##|ARFDBE_SDL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7];&quot;'&quot;;&quot;''&quot;)" office:value-type="string" office:string-value="Первичный ключ: @@|obj_pk@@|.">
            <text:p>Первичный ключ: @@|obj_pk@@|.</text:p>
          </table:table-cell>
          <table:table-cell table:style-name="ce11" table:formula="of:=SUBSTITUTE([.H27];&quot;'&quot;;&quot;''&quot;)" office:value-type="string" office:string-value="Object primary key: @@|obj_pk@@|.">
            <text:p>Object primary key: @@|obj_pk@@|.</text:p>
          </table:table-cell>
          <table:table-cell table:style-name="ce11" table:formula="of:=SUBSTITUTE([.G27];&quot;&quot;&quot;&quot;;&quot;\&quot;&quot;&quot;)" office:value-type="string" office:string-value="Первичный ключ: @@|obj_pk@@|.">
            <text:p>Первичный ключ: @@|obj_pk@@|.</text:p>
          </table:table-cell>
          <table:table-cell table:style-name="ce11" table:formula="of:=SUBSTITUTE([.H27];&quot;&quot;&quot;&quot;;&quot;\&quot;&quot;&quot;)" office:value-type="string" office:string-value="Object primary key: @@|obj_pk@@|.">
            <text:p>Object primary key: @@|obj_pk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8]=&quot;General commons&quot;;1;IF([.B28]=&quot;General DB commons&quot;;2;IF([.B28]=&quot;General networking commons&quot;;3;IF([.B28]=&quot;PCLT messages&quot;;4;IF([.B28]=&quot;PCLT-DB messages&quot;;5;-1)))))" office:value-type="float" office:value="2">
            <text:p>2</text:p>
          </table:table-cell>
          <table:table-cell table:style-name="ce11" table:formula="of:=IF([.E28]=&quot;&quot;;&quot;&quot;;CONCATENATE(&quot;##|&quot;;[.E28];&quot;##|&quot;) )" office:value-type="string" office:string-value="##|ARFDBE_DET##|">
            <text:p>##|ARFDBE_DET##|</text:p>
          </table:table-cell>
          <table:table-cell table:style-name="ce15" office:value-type="string">
            <text:p>ARFDBE_DET</text:p>
          </table:table-cell>
          <table:table-cell table:style-name="ce11" office:value-type="string">
            <text:p>##|ARFDBE_SDLR##|</text:p>
          </table:table-cell>
          <table:table-cell table:style-name="ce7" office:value-type="string">
            <text:p>@@|arfdbe_err_details@@|</text:p>
          </table:table-cell>
          <table:table-cell table:style-name="ce7" office:value-type="string">
            <text:p>@@|arfdbe_err_details@@|</text:p>
          </table:table-cell>
          <table:table-cell table:style-name="ce7" office:value-type="string">
            <text:p><text:s/></text:p>
          </table:table-cell>
          <table:table-cell table:style-name="ce7" table:formula="of:=IF([.E28]=&quot;&quot;;&quot;&quot;;CONCATENATE(&quot;, (&quot;;CHAR(34);[.E28];CHAR(34);&quot;, (M.fromList [(&quot; &amp; CHAR(34) &amp; [.P$20] &amp; CHAR(34) &amp; &quot;, &quot; &amp; IF([.P28]=&quot;&quot;;&quot;B.empty&quot;;&quot;B.pack &quot; &amp; CHAR(34) &amp; [.P28] &amp; CHAR(34)) &amp; &quot;), (&quot; &amp; CHAR(34) &amp; [.Q$20] &amp; CHAR(34) &amp; &quot;, &quot; &amp; IF([.Q28]=&quot;&quot;;&quot;B.empty&quot;;&quot;B.pack &quot; &amp; CHAR(34) &amp; [.Q28] &amp; CHAR(34)) &amp; &quot;)], str2PCLT_SDL Required_SDLM &quot;;CHAR(34);[.F28];CHAR(34);&quot; inner_cfg))&quot;))" office:value-type="string" office:string-value=", (&quot;ARFDBE_DET&quot;, (M.fromList [(&quot;rus&quot;, B.pack &quot;@@|arfdbe_err_details@@|&quot;), (&quot;eng&quot;, B.pack &quot;@@|arfdbe_err_details@@|&quot;)], str2PCLT_SDL Required_SDLM &quot;##|ARFDBE_SDLR##|&quot; inner_cfg))">
            <text:p>, ("ARFDBE_DET", (M.fromList [("rus", B.pack "@@|arfdbe_err_details@@|"), ("eng", B.pack "@@|arfdbe_err_details@@|")], str2PCLT_SDL Required_SDLM "##|ARFDBE_SDLR##|" inner_cfg))</text:p>
          </table:table-cell>
          <table:table-cell table:style-name="ce7" table:formula="of:=IF([.E28]=&quot;&quot;;&quot;&quot;;CONCATENATE([.E28];&quot;%&quot;;[.F28];&quot;%&quot;;[.G28];&quot;%&quot;;[.H28]))" office:value-type="string" office:string-value="ARFDBE_DET%##|ARFDBE_SDLR##|%@@|arfdbe_err_details@@|%@@|arfdbe_err_details@@|">
            <text:p>ARFDBE_DET%##|ARFDBE_SDLR##|%@@|arfdbe_err_details@@|%@@|arfdbe_err_details@@|</text:p>
          </table:table-cell>
          <table:table-cell table:style-name="ce11" table:formula="of:=IF([.E28]=&quot;&quot;;&quot;&quot;;&quot;INSERT INTO tpls (pclt_id) VALUES('&quot;&amp;[.E28]&amp;&quot;');&quot;&amp;CHAR(13)&amp;CHAR(10) &amp; IF([.N28]=&quot;&quot;;&quot;&quot;;&quot;INSERT INTO tpls_localized (lng, pclt_id, structured_text) VALUES('&quot;&amp; [.N$20] &amp; &quot;', '&quot;&amp;[.E28]&amp;&quot;', '&quot;&amp;[.N28]&amp;&quot;');&quot;) &amp; CHAR(13)&amp;CHAR(10) &amp; IF([.O28]=&quot;&quot;;&quot;&quot;;&quot;INSERT INTO tpls_localized (lng, pclt_id, structured_text) VALUES('&quot;&amp;[.O$20]&amp;&quot;', '&quot;&amp;[.E28]&amp;&quot;', '&quot;&amp;[.O28]&amp;&quot;');&quot;) &amp; CHAR(13)&amp;CHAR(10)&amp;&quot;INSERT INTO tpls_inclusions_in_collections (tpls_collection_id, pclt_id, tpl_dflt_req_sdl) VALUES (&quot;&amp;[.C28]&amp;&quot;,'&quot;&amp;[.E28]&amp;&quot;','&quot;&amp;[.F28]&amp;&quot;');&quot;)" office:value-type="string" office:string-value="INSERT INTO tpls (pclt_id) VALUES('ARFDBE_DET');&#13;&#10;INSERT INTO tpls_localized (lng, pclt_id, structured_text) VALUES('rus', 'ARFDBE_DET', '@@|arfdbe_err_details@@|');&#13;&#10;INSERT INTO tpls_localized (lng, pclt_id, structured_text) VALUES('eng', 'ARFDBE_DET', '@@|arfdbe_err_details@@|');&#13;&#10;INSERT INTO tpls_inclusions_in_collections (tpls_collection_id, pclt_id, tpl_dflt_req_sdl) VALUES (2,'ARFDBE_DET','##|ARFDBE_SDLR##|');">
            <text:p>INSERT INTO tpls (pclt_id) VALUES('ARFDBE_DET');<text:line-break/>INSERT INTO tpls_localized (lng, pclt_id, structured_text) VALUES('rus', 'ARFDBE_DET', '@@|arfdbe_err_details@@|');<text:line-break/>INSERT INTO tpls_localized (lng, pclt_id, structured_text) VALUES('eng', 'ARFDBE_DET', '@@|arfdbe_err_details@@|');<text:line-break/>INSERT INTO tpls_inclusions_in_collections (tpls_collection_id, pclt_id, tpl_dflt_req_sdl) VALUES (2,'ARFDBE_DET','##|ARFDBE_SDL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8];&quot;'&quot;;&quot;''&quot;)" office:value-type="string" office:string-value="@@|arfdbe_err_details@@|">
            <text:p>@@|arfdbe_err_details@@|</text:p>
          </table:table-cell>
          <table:table-cell table:style-name="ce11" table:formula="of:=SUBSTITUTE([.H28];&quot;'&quot;;&quot;''&quot;)" office:value-type="string" office:string-value="@@|arfdbe_err_details@@|">
            <text:p>@@|arfdbe_err_details@@|</text:p>
          </table:table-cell>
          <table:table-cell table:style-name="ce11" table:formula="of:=SUBSTITUTE([.G28];&quot;&quot;&quot;&quot;;&quot;\&quot;&quot;&quot;)" office:value-type="string" office:string-value="@@|arfdbe_err_details@@|">
            <text:p>@@|arfdbe_err_details@@|</text:p>
          </table:table-cell>
          <table:table-cell table:style-name="ce11" table:formula="of:=SUBSTITUTE([.H28];&quot;&quot;&quot;&quot;;&quot;\&quot;&quot;&quot;)" office:value-type="string" office:string-value="@@|arfdbe_err_details@@|">
            <text:p>@@|arfdbe_err_details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29]=&quot;General commons&quot;;1;IF([.B29]=&quot;General DB commons&quot;;2;IF([.B29]=&quot;General networking commons&quot;;3;IF([.B29]=&quot;PCLT messages&quot;;4;IF([.B29]=&quot;PCLT-DB messages&quot;;5;-1)))))" office:value-type="float" office:value="2">
            <text:p>2</text:p>
          </table:table-cell>
          <table:table-cell table:style-name="ce11" table:formula="of:=IF([.E29]=&quot;&quot;;&quot;&quot;;CONCATENATE(&quot;##|&quot;;[.E29];&quot;##|&quot;) )" office:value-type="string" office:string-value="##|ARFDBE_DET_RCVERR##|">
            <text:p>##|ARFDBE_DET_RCVERR##|</text:p>
          </table:table-cell>
          <table:table-cell table:style-name="ce7" office:value-type="string">
            <text:p>ARFDBE_DET_RCVERR</text:p>
          </table:table-cell>
          <table:table-cell table:style-name="ce7" office:value-type="string">
            <text:p>##|DB_ERROR##|</text:p>
          </table:table-cell>
          <table:table-cell table:style-name="ce7" office:value-type="string">
            <text:p>##|DB_ERROR##|</text:p>
          </table:table-cell>
          <table:table-cell table:style-name="ce7" office:value-type="string">
            <text:p>##|DB_ERROR##|</text:p>
          </table:table-cell>
          <table:table-cell table:style-name="ce7" office:value-type="string">
            <text:p><text:s/></text:p>
          </table:table-cell>
          <table:table-cell table:style-name="ce7" table:formula="of:=IF([.E29]=&quot;&quot;;&quot;&quot;;CONCATENATE(&quot;, (&quot;;CHAR(34);[.E29];CHAR(34);&quot;, (M.fromList [(&quot; &amp; CHAR(34) &amp; [.P$20] &amp; CHAR(34) &amp; &quot;, &quot; &amp; IF([.P29]=&quot;&quot;;&quot;B.empty&quot;;&quot;B.pack &quot; &amp; CHAR(34) &amp; [.P29] &amp; CHAR(34)) &amp; &quot;), (&quot; &amp; CHAR(34) &amp; [.Q$20] &amp; CHAR(34) &amp; &quot;, &quot; &amp; IF([.Q29]=&quot;&quot;;&quot;B.empty&quot;;&quot;B.pack &quot; &amp; CHAR(34) &amp; [.Q29] &amp; CHAR(34)) &amp; &quot;)], str2PCLT_SDL Required_SDLM &quot;;CHAR(34);[.F29];CHAR(34);&quot; inner_cfg))&quot;))" office:value-type="string" office:string-value=", (&quot;ARFDBE_DET_RCVERR&quot;, (M.fromList [(&quot;rus&quot;, B.pack &quot;##|DB_ERROR##|&quot;), (&quot;eng&quot;, B.pack &quot;##|DB_ERROR##|&quot;)], str2PCLT_SDL Required_SDLM &quot;##|DB_ERROR##|&quot; inner_cfg))">
            <text:p>, ("ARFDBE_DET_RCVERR", (M.fromList [("rus", B.pack "##|DB_ERROR##|"), ("eng", B.pack "##|DB_ERROR##|")], str2PCLT_SDL Required_SDLM "##|DB_ERROR##|" inner_cfg))</text:p>
          </table:table-cell>
          <table:table-cell table:style-name="ce7" table:formula="of:=IF([.E29]=&quot;&quot;;&quot;&quot;;CONCATENATE([.E29];&quot;%&quot;;[.F29];&quot;%&quot;;[.G29];&quot;%&quot;;[.H29]))" office:value-type="string" office:string-value="ARFDBE_DET_RCVERR%##|DB_ERROR##|%##|DB_ERROR##|%##|DB_ERROR##|">
            <text:p>ARFDBE_DET_RCVERR%##|DB_ERROR##|%##|DB_ERROR##|%##|DB_ERROR##|</text:p>
          </table:table-cell>
          <table:table-cell table:style-name="ce11" table:formula="of:=IF([.E29]=&quot;&quot;;&quot;&quot;;&quot;INSERT INTO tpls (pclt_id) VALUES('&quot;&amp;[.E29]&amp;&quot;');&quot;&amp;CHAR(13)&amp;CHAR(10) &amp; IF([.N29]=&quot;&quot;;&quot;&quot;;&quot;INSERT INTO tpls_localized (lng, pclt_id, structured_text) VALUES('&quot;&amp; [.N$20] &amp; &quot;', '&quot;&amp;[.E29]&amp;&quot;', '&quot;&amp;[.N29]&amp;&quot;');&quot;) &amp; CHAR(13)&amp;CHAR(10) &amp; IF([.O29]=&quot;&quot;;&quot;&quot;;&quot;INSERT INTO tpls_localized (lng, pclt_id, structured_text) VALUES('&quot;&amp;[.O$20]&amp;&quot;', '&quot;&amp;[.E29]&amp;&quot;', '&quot;&amp;[.O29]&amp;&quot;');&quot;) &amp; CHAR(13)&amp;CHAR(10)&amp;&quot;INSERT INTO tpls_inclusions_in_collections (tpls_collection_id, pclt_id, tpl_dflt_req_sdl) VALUES (&quot;&amp;[.C29]&amp;&quot;,'&quot;&amp;[.E29]&amp;&quot;','&quot;&amp;[.F29]&amp;&quot;');&quot;)" office:value-type="string" office:string-value="INSERT INTO tpls (pclt_id) VALUES('ARFDBE_DET_RCVERR');&#13;&#10;INSERT INTO tpls_localized (lng, pclt_id, structured_text) VALUES('rus', 'ARFDBE_DET_RCVERR', '##|DB_ERROR##|');&#13;&#10;INSERT INTO tpls_localized (lng, pclt_id, structured_text) VALUES('eng', 'ARFDBE_DET_RCVERR', '##|DB_ERROR##|');&#13;&#10;INSERT INTO tpls_inclusions_in_collections (tpls_collection_id, pclt_id, tpl_dflt_req_sdl) VALUES (2,'ARFDBE_DET_RCVERR','##|DB_ERROR##|');">
            <text:p>INSERT INTO tpls (pclt_id) VALUES('ARFDBE_DET_RCVERR');<text:line-break/>INSERT INTO tpls_localized (lng, pclt_id, structured_text) VALUES('rus', 'ARFDBE_DET_RCVERR', '##|DB_ERROR##|');<text:line-break/>INSERT INTO tpls_localized (lng, pclt_id, structured_text) VALUES('eng', 'ARFDBE_DET_RCVERR', '##|DB_ERROR##|');<text:line-break/>INSERT INTO tpls_inclusions_in_collections (tpls_collection_id, pclt_id, tpl_dflt_req_sdl) VALUES (2,'ARFDBE_DET_RCVERR','##|DB_ERROR##|');</text:p>
          </table:table-cell>
          <table:table-cell table:style-name="ce7" office:value-type="string">
            <text:p><text:s/></text:p>
          </table:table-cell>
          <table:table-cell table:style-name="ce11" table:formula="of:=SUBSTITUTE([.G29];&quot;'&quot;;&quot;''&quot;)" office:value-type="string" office:string-value="##|DB_ERROR##|">
            <text:p>##|DB_ERROR##|</text:p>
          </table:table-cell>
          <table:table-cell table:style-name="ce11" table:formula="of:=SUBSTITUTE([.H29];&quot;'&quot;;&quot;''&quot;)" office:value-type="string" office:string-value="##|DB_ERROR##|">
            <text:p>##|DB_ERROR##|</text:p>
          </table:table-cell>
          <table:table-cell table:style-name="ce11" table:formula="of:=SUBSTITUTE([.G29];&quot;&quot;&quot;&quot;;&quot;\&quot;&quot;&quot;)" office:value-type="string" office:string-value="##|DB_ERROR##|">
            <text:p>##|DB_ERROR##|</text:p>
          </table:table-cell>
          <table:table-cell table:style-name="ce11" table:formula="of:=SUBSTITUTE([.H29];&quot;&quot;&quot;&quot;;&quot;\&quot;&quot;&quot;)" office:value-type="string" office:string-value="##|DB_ERROR##|">
            <text:p>##|DB_ERRO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30]=&quot;General commons&quot;;1;IF([.B30]=&quot;General DB commons&quot;;2;IF([.B30]=&quot;General networking commons&quot;;3;IF([.B30]=&quot;PCLT messages&quot;;4;IF([.B30]=&quot;PCLT-DB messages&quot;;5;-1)))))" office:value-type="float" office:value="2">
            <text:p>2</text:p>
          </table:table-cell>
          <table:table-cell table:style-name="ce11" table:formula="of:=IF([.E30]=&quot;&quot;;&quot;&quot;;CONCATENATE(&quot;##|&quot;;[.E30];&quot;##|&quot;) )" office:value-type="string" office:string-value="##|ARFDBE_DET_NOTFND##|">
            <text:p>##|ARFDBE_DET_NOTFND##|</text:p>
          </table:table-cell>
          <table:table-cell table:style-name="ce7" office:value-type="string">
            <text:p>ARFDBE_DET_NOTFND</text:p>
          </table:table-cell>
          <table:table-cell table:style-name="ce7" office:value-type="string">
            <text:p>##|ARFDBE_DET##|</text:p>
          </table:table-cell>
          <table:table-cell table:style-name="ce7" office:value-type="string">
            <text:p>Объект не найден!</text:p>
          </table:table-cell>
          <table:table-cell table:style-name="ce7" office:value-type="string">
            <text:p>Object not found!</text:p>
          </table:table-cell>
          <table:table-cell table:style-name="ce7" office:value-type="string">
            <text:p><text:s/></text:p>
          </table:table-cell>
          <table:table-cell table:style-name="ce7" table:formula="of:=IF([.E30]=&quot;&quot;;&quot;&quot;;CONCATENATE(&quot;, (&quot;;CHAR(34);[.E30];CHAR(34);&quot;, (M.fromList [(&quot; &amp; CHAR(34) &amp; [.P$20] &amp; CHAR(34) &amp; &quot;, &quot; &amp; IF([.P30]=&quot;&quot;;&quot;B.empty&quot;;&quot;B.pack &quot; &amp; CHAR(34) &amp; [.P30] &amp; CHAR(34)) &amp; &quot;), (&quot; &amp; CHAR(34) &amp; [.Q$20] &amp; CHAR(34) &amp; &quot;, &quot; &amp; IF([.Q30]=&quot;&quot;;&quot;B.empty&quot;;&quot;B.pack &quot; &amp; CHAR(34) &amp; [.Q30] &amp; CHAR(34)) &amp; &quot;)], str2PCLT_SDL Required_SDLM &quot;;CHAR(34);[.F30];CHAR(34);&quot; inner_cfg))&quot;))" office:value-type="string" office:string-value=", (&quot;ARFDBE_DET_NOTFND&quot;, (M.fromList [(&quot;rus&quot;, B.pack &quot;Объект не найден!&quot;), (&quot;eng&quot;, B.pack &quot;Object not found!&quot;)], str2PCLT_SDL Required_SDLM &quot;##|ARFDBE_DET##|&quot; inner_cfg))">
            <text:p>, ("ARFDBE_DET_NOTFND", (M.fromList [("rus", B.pack "Объект не найден!"), ("eng", B.pack "Object not found!")], str2PCLT_SDL Required_SDLM "##|ARFDBE_DET##|" inner_cfg))</text:p>
          </table:table-cell>
          <table:table-cell table:style-name="ce7" table:formula="of:=IF([.E30]=&quot;&quot;;&quot;&quot;;CONCATENATE([.E30];&quot;%&quot;;[.F30];&quot;%&quot;;[.G30];&quot;%&quot;;[.H30]))" office:value-type="string" office:string-value="ARFDBE_DET_NOTFND%##|ARFDBE_DET##|%Объект не найден!%Object not found!">
            <text:p>ARFDBE_DET_NOTFND%##|ARFDBE_DET##|%Объект не найден!%Object not found!</text:p>
          </table:table-cell>
          <table:table-cell table:style-name="ce11" table:formula="of:=IF([.E30]=&quot;&quot;;&quot;&quot;;&quot;INSERT INTO tpls (pclt_id) VALUES('&quot;&amp;[.E30]&amp;&quot;');&quot;&amp;CHAR(13)&amp;CHAR(10) &amp; IF([.N30]=&quot;&quot;;&quot;&quot;;&quot;INSERT INTO tpls_localized (lng, pclt_id, structured_text) VALUES('&quot;&amp; [.N$20] &amp; &quot;', '&quot;&amp;[.E30]&amp;&quot;', '&quot;&amp;[.N30]&amp;&quot;');&quot;) &amp; CHAR(13)&amp;CHAR(10) &amp; IF([.O30]=&quot;&quot;;&quot;&quot;;&quot;INSERT INTO tpls_localized (lng, pclt_id, structured_text) VALUES('&quot;&amp;[.O$20]&amp;&quot;', '&quot;&amp;[.E30]&amp;&quot;', '&quot;&amp;[.O30]&amp;&quot;');&quot;) &amp; CHAR(13)&amp;CHAR(10)&amp;&quot;INSERT INTO tpls_inclusions_in_collections (tpls_collection_id, pclt_id, tpl_dflt_req_sdl) VALUES (&quot;&amp;[.C30]&amp;&quot;,'&quot;&amp;[.E30]&amp;&quot;','&quot;&amp;[.F30]&amp;&quot;');&quot;)" office:value-type="string" office:string-value="INSERT INTO tpls (pclt_id) VALUES('ARFDBE_DET_NOTFND');&#13;&#10;INSERT INTO tpls_localized (lng, pclt_id, structured_text) VALUES('rus', 'ARFDBE_DET_NOTFND', 'Объект не найден!');&#13;&#10;INSERT INTO tpls_localized (lng, pclt_id, structured_text) VALUES('eng', 'ARFDBE_DET_NOTFND', 'Object not found!');&#13;&#10;INSERT INTO tpls_inclusions_in_collections (tpls_collection_id, pclt_id, tpl_dflt_req_sdl) VALUES (2,'ARFDBE_DET_NOTFND','##|ARFDBE_DET##|');">
            <text:p>INSERT INTO tpls (pclt_id) VALUES('ARFDBE_DET_NOTFND');<text:line-break/>INSERT INTO tpls_localized (lng, pclt_id, structured_text) VALUES('rus', 'ARFDBE_DET_NOTFND', 'Объект не найден!');<text:line-break/>INSERT INTO tpls_localized (lng, pclt_id, structured_text) VALUES('eng', 'ARFDBE_DET_NOTFND', 'Object not found!');<text:line-break/>INSERT INTO tpls_inclusions_in_collections (tpls_collection_id, pclt_id, tpl_dflt_req_sdl) VALUES (2,'ARFDBE_DET_NOTFND','##|ARFDBE_DE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0];&quot;'&quot;;&quot;''&quot;)" office:value-type="string" office:string-value="Объект не найден!">
            <text:p>Объект не найден!</text:p>
          </table:table-cell>
          <table:table-cell table:style-name="ce11" table:formula="of:=SUBSTITUTE([.H30];&quot;'&quot;;&quot;''&quot;)" office:value-type="string" office:string-value="Object not found!">
            <text:p>Object not found!</text:p>
          </table:table-cell>
          <table:table-cell table:style-name="ce11" table:formula="of:=SUBSTITUTE([.G30];&quot;&quot;&quot;&quot;;&quot;\&quot;&quot;&quot;)" office:value-type="string" office:string-value="Объект не найден!">
            <text:p>Объект не найден!</text:p>
          </table:table-cell>
          <table:table-cell table:style-name="ce11" table:formula="of:=SUBSTITUTE([.H30];&quot;&quot;&quot;&quot;;&quot;\&quot;&quot;&quot;)" office:value-type="string" office:string-value="Object not found!">
            <text:p>Object not found!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31]=&quot;General commons&quot;;1;IF([.B31]=&quot;General DB commons&quot;;2;IF([.B31]=&quot;General networking commons&quot;;3;IF([.B31]=&quot;PCLT messages&quot;;4;IF([.B31]=&quot;PCLT-DB messages&quot;;5;-1)))))" office:value-type="float" office:value="2">
            <text:p>2</text:p>
          </table:table-cell>
          <table:table-cell table:style-name="ce11" table:formula="of:=IF([.E31]=&quot;&quot;;&quot;&quot;;CONCATENATE(&quot;##|&quot;;[.E31];&quot;##|&quot;) )" office:value-type="string" office:string-value="##|ARFDBE_DET_TOOMUCHRES##|">
            <text:p>##|ARFDBE_DET_TOOMUCHRES##|</text:p>
          </table:table-cell>
          <table:table-cell table:style-name="ce7" office:value-type="string">
            <text:p>ARFDBE_DET_TOOMUCHRES</text:p>
          </table:table-cell>
          <table:table-cell table:style-name="ce7" office:value-type="string">
            <text:p>##|ARFDBE_DET##|</text:p>
          </table:table-cell>
          <table:table-cell table:style-name="ce7" office:value-type="string">
            <text:p>Запрос к БД вернул слишком много результатов, при допустимом максимуме - @@|max_rows_count@@| строк.</text:p>
          </table:table-cell>
          <table:table-cell table:style-name="ce7" office:value-type="string">
            <text:p>DB query returned too many rows. Allowed rows count maximum is @@|max_rows_count@@|.</text:p>
          </table:table-cell>
          <table:table-cell table:style-name="ce7" office:value-type="string">
            <text:p><text:s/></text:p>
          </table:table-cell>
          <table:table-cell table:style-name="ce7" table:formula="of:=IF([.E31]=&quot;&quot;;&quot;&quot;;CONCATENATE(&quot;, (&quot;;CHAR(34);[.E31];CHAR(34);&quot;, (M.fromList [(&quot; &amp; CHAR(34) &amp; [.P$20] &amp; CHAR(34) &amp; &quot;, &quot; &amp; IF([.P31]=&quot;&quot;;&quot;B.empty&quot;;&quot;B.pack &quot; &amp; CHAR(34) &amp; [.P31] &amp; CHAR(34)) &amp; &quot;), (&quot; &amp; CHAR(34) &amp; [.Q$20] &amp; CHAR(34) &amp; &quot;, &quot; &amp; IF([.Q31]=&quot;&quot;;&quot;B.empty&quot;;&quot;B.pack &quot; &amp; CHAR(34) &amp; [.Q31] &amp; CHAR(34)) &amp; &quot;)], str2PCLT_SDL Required_SDLM &quot;;CHAR(34);[.F31];CHAR(34);&quot; inner_cfg))&quot;))" office:value-type="string" office:string-value=", (&quot;ARFDBE_DET_TOOMUCHRES&quot;, (M.fromList [(&quot;rus&quot;, B.pack &quot;Запрос к БД вернул слишком много результатов, при допустимом максимуме - @@|max_rows_count@@| строк.&quot;), (&quot;eng&quot;, B.pack &quot;DB query returned too many rows. Allowed rows count maximum is @@|max_rows_count@@|.&quot;)], str2PCLT_SDL Required_SDLM &quot;##|ARFDBE_DET##|&quot; inner_cfg))">
            <text:p>, ("ARFDBE_DET_TOOMUCHRES", (M.fromList [("rus", B.pack "Запрос к БД вернул слишком много результатов, при допустимом максимуме - @@|max_rows_count@@| строк."), ("eng", B.pack "DB query returned too many rows. Allowed rows count maximum is @@|max_rows_count@@|.")], str2PCLT_SDL Required_SDLM "##|ARFDBE_DET##|" inner_cfg))</text:p>
          </table:table-cell>
          <table:table-cell table:style-name="ce7" table:formula="of:=IF([.E31]=&quot;&quot;;&quot;&quot;;CONCATENATE([.E31];&quot;%&quot;;[.F31];&quot;%&quot;;[.G31];&quot;%&quot;;[.H31]))" office:value-type="string" office:string-value="ARFDBE_DET_TOOMUCHRES%##|ARFDBE_DET##|%Запрос к БД вернул слишком много результатов, при допустимом максимуме - @@|max_rows_count@@| строк.%DB query returned too many rows. Allowed rows count maximum is @@|max_rows_count@@|.">
            <text:p>ARFDBE_DET_TOOMUCHRES%##|ARFDBE_DET##|%Запрос к БД вернул слишком много результатов, при допустимом максимуме - @@|max_rows_count@@| строк.%DB query returned too many rows. Allowed rows count maximum is @@|max_rows_count@@|.</text:p>
          </table:table-cell>
          <table:table-cell table:style-name="ce11" table:formula="of:=IF([.E31]=&quot;&quot;;&quot;&quot;;&quot;INSERT INTO tpls (pclt_id) VALUES('&quot;&amp;[.E31]&amp;&quot;');&quot;&amp;CHAR(13)&amp;CHAR(10) &amp; IF([.N31]=&quot;&quot;;&quot;&quot;;&quot;INSERT INTO tpls_localized (lng, pclt_id, structured_text) VALUES('&quot;&amp; [.N$20] &amp; &quot;', '&quot;&amp;[.E31]&amp;&quot;', '&quot;&amp;[.N31]&amp;&quot;');&quot;) &amp; CHAR(13)&amp;CHAR(10) &amp; IF([.O31]=&quot;&quot;;&quot;&quot;;&quot;INSERT INTO tpls_localized (lng, pclt_id, structured_text) VALUES('&quot;&amp;[.O$20]&amp;&quot;', '&quot;&amp;[.E31]&amp;&quot;', '&quot;&amp;[.O31]&amp;&quot;');&quot;) &amp; CHAR(13)&amp;CHAR(10)&amp;&quot;INSERT INTO tpls_inclusions_in_collections (tpls_collection_id, pclt_id, tpl_dflt_req_sdl) VALUES (&quot;&amp;[.C31]&amp;&quot;,'&quot;&amp;[.E31]&amp;&quot;','&quot;&amp;[.F31]&amp;&quot;');&quot;)" office:value-type="string" office:string-value="INSERT INTO tpls (pclt_id) VALUES('ARFDBE_DET_TOOMUCHRES');&#13;&#10;INSERT INTO tpls_localized (lng, pclt_id, structured_text) VALUES('rus', 'ARFDBE_DET_TOOMUCHRES', 'Запрос к БД вернул слишком много результатов, при допустимом максимуме - @@|max_rows_count@@| строк.');&#13;&#10;INSERT INTO tpls_localized (lng, pclt_id, structured_text) VALUES('eng', 'ARFDBE_DET_TOOMUCHRES', 'DB query returned too many rows. Allowed rows count maximum is @@|max_rows_count@@|.');&#13;&#10;INSERT INTO tpls_inclusions_in_collections (tpls_collection_id, pclt_id, tpl_dflt_req_sdl) VALUES (2,'ARFDBE_DET_TOOMUCHRES','##|ARFDBE_DET##|');">
            <text:p>INSERT INTO tpls (pclt_id) VALUES('ARFDBE_DET_TOOMUCHRES');<text:line-break/>INSERT INTO tpls_localized (lng, pclt_id, structured_text) VALUES('rus', 'ARFDBE_DET_TOOMUCHRES', 'Запрос к БД вернул слишком много результатов, при допустимом максимуме - @@|max_rows_count@@| строк.');<text:line-break/>INSERT INTO tpls_localized (lng, pclt_id, structured_text) VALUES('eng', 'ARFDBE_DET_TOOMUCHRES', 'DB query returned too many rows. Allowed rows count maximum is @@|max_rows_count@@|.');<text:line-break/>INSERT INTO tpls_inclusions_in_collections (tpls_collection_id, pclt_id, tpl_dflt_req_sdl) VALUES (2,'ARFDBE_DET_TOOMUCHRES','##|ARFDBE_DE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1];&quot;'&quot;;&quot;''&quot;)" office:value-type="string" office:string-value="Запрос к БД вернул слишком много результатов, при допустимом максимуме - @@|max_rows_count@@| строк.">
            <text:p>Запрос к БД вернул слишком много результатов, при допустимом максимуме - @@|max_rows_count@@| строк.</text:p>
          </table:table-cell>
          <table:table-cell table:style-name="ce11" table:formula="of:=SUBSTITUTE([.H31];&quot;'&quot;;&quot;''&quot;)" office:value-type="string" office:string-value="DB query returned too many rows. Allowed rows count maximum is @@|max_rows_count@@|.">
            <text:p>DB query returned too many rows. Allowed rows count maximum is @@|max_rows_count@@|.</text:p>
          </table:table-cell>
          <table:table-cell table:style-name="ce11" table:formula="of:=SUBSTITUTE([.G31];&quot;&quot;&quot;&quot;;&quot;\&quot;&quot;&quot;)" office:value-type="string" office:string-value="Запрос к БД вернул слишком много результатов, при допустимом максимуме - @@|max_rows_count@@| строк.">
            <text:p>Запрос к БД вернул слишком много результатов, при допустимом максимуме - @@|max_rows_count@@| строк.</text:p>
          </table:table-cell>
          <table:table-cell table:style-name="ce11" table:formula="of:=SUBSTITUTE([.H31];&quot;&quot;&quot;&quot;;&quot;\&quot;&quot;&quot;)" office:value-type="string" office:string-value="DB query returned too many rows. Allowed rows count maximum is @@|max_rows_count@@|.">
            <text:p>DB query returned too many rows. Allowed rows count maximum is @@|max_rows_count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32]=&quot;General commons&quot;;1;IF([.B32]=&quot;General DB commons&quot;;2;IF([.B32]=&quot;General networking commons&quot;;3;IF([.B32]=&quot;PCLT messages&quot;;4;IF([.B32]=&quot;PCLT-DB messages&quot;;5;-1)))))" office:value-type="float" office:value="2">
            <text:p>2</text:p>
          </table:table-cell>
          <table:table-cell table:style-name="ce11" table:formula="of:=IF([.E32]=&quot;&quot;;&quot;&quot;;CONCATENATE(&quot;##|&quot;;[.E32];&quot;##|&quot;) )" office:value-type="string" office:string-value="##|ARFDBE_DET_PARSERR##|">
            <text:p>##|ARFDBE_DET_PARSERR##|</text:p>
          </table:table-cell>
          <table:table-cell table:style-name="ce7" office:value-type="string">
            <text:p>ARFDBE_DET_PARSERR</text:p>
          </table:table-cell>
          <table:table-cell table:style-name="ce7" office:value-type="string">
            <text:p>##|ARFDBE_DET##|</text:p>
          </table:table-cell>
          <table:table-cell table:style-name="ce7" office:value-type="string">
            <text:p>Провал перевода данных из формата БД в оперативный формат: ##|LLEXCPT##|</text:p>
          </table:table-cell>
          <table:table-cell table:style-name="ce7" office:value-type="string">
            <text:p>Failed to parse object data from DB format to operative one: ##|LLEXCPT##|</text:p>
          </table:table-cell>
          <table:table-cell table:style-name="ce7" office:value-type="string">
            <text:p><text:s/></text:p>
          </table:table-cell>
          <table:table-cell table:style-name="ce7" table:formula="of:=IF([.E32]=&quot;&quot;;&quot;&quot;;CONCATENATE(&quot;, (&quot;;CHAR(34);[.E32];CHAR(34);&quot;, (M.fromList [(&quot; &amp; CHAR(34) &amp; [.P$20] &amp; CHAR(34) &amp; &quot;, &quot; &amp; IF([.P32]=&quot;&quot;;&quot;B.empty&quot;;&quot;B.pack &quot; &amp; CHAR(34) &amp; [.P32] &amp; CHAR(34)) &amp; &quot;), (&quot; &amp; CHAR(34) &amp; [.Q$20] &amp; CHAR(34) &amp; &quot;, &quot; &amp; IF([.Q32]=&quot;&quot;;&quot;B.empty&quot;;&quot;B.pack &quot; &amp; CHAR(34) &amp; [.Q32] &amp; CHAR(34)) &amp; &quot;)], str2PCLT_SDL Required_SDLM &quot;;CHAR(34);[.F32];CHAR(34);&quot; inner_cfg))&quot;))" office:value-type="string" office:string-value=", (&quot;ARFDBE_DET_PARSERR&quot;, (M.fromList [(&quot;rus&quot;, B.pack &quot;Провал перевода данных из формата БД в оперативный формат: ##|LLEXCPT##|&quot;), (&quot;eng&quot;, B.pack &quot;Failed to parse object data from DB format to operative one: ##|LLEXCPT##|&quot;)], str2PCLT_SDL Required_SDLM &quot;##|ARFDBE_DET##|&quot; inner_cfg))">
            <text:p>, ("ARFDBE_DET_PARSERR", (M.fromList [("rus", B.pack "Провал перевода данных из формата БД в оперативный формат: ##|LLEXCPT##|"), ("eng", B.pack "Failed to parse object data from DB format to operative one: ##|LLEXCPT##|")], str2PCLT_SDL Required_SDLM "##|ARFDBE_DET##|" inner_cfg))</text:p>
          </table:table-cell>
          <table:table-cell table:style-name="ce7" table:formula="of:=IF([.E32]=&quot;&quot;;&quot;&quot;;CONCATENATE([.E32];&quot;%&quot;;[.F32];&quot;%&quot;;[.G32];&quot;%&quot;;[.H32]))" office:value-type="string" office:string-value="ARFDBE_DET_PARSERR%##|ARFDBE_DET##|%Провал перевода данных из формата БД в оперативный формат: ##|LLEXCPT##|%Failed to parse object data from DB format to operative one: ##|LLEXCPT##|">
            <text:p>ARFDBE_DET_PARSERR%##|ARFDBE_DET##|%Провал перевода данных из формата БД в оперативный формат: ##|LLEXCPT##|%Failed to parse object data from DB format to operative one: ##|LLEXCPT##|</text:p>
          </table:table-cell>
          <table:table-cell table:style-name="ce11" table:formula="of:=IF([.E32]=&quot;&quot;;&quot;&quot;;&quot;INSERT INTO tpls (pclt_id) VALUES('&quot;&amp;[.E32]&amp;&quot;');&quot;&amp;CHAR(13)&amp;CHAR(10) &amp; IF([.N32]=&quot;&quot;;&quot;&quot;;&quot;INSERT INTO tpls_localized (lng, pclt_id, structured_text) VALUES('&quot;&amp; [.N$20] &amp; &quot;', '&quot;&amp;[.E32]&amp;&quot;', '&quot;&amp;[.N32]&amp;&quot;');&quot;) &amp; CHAR(13)&amp;CHAR(10) &amp; IF([.O32]=&quot;&quot;;&quot;&quot;;&quot;INSERT INTO tpls_localized (lng, pclt_id, structured_text) VALUES('&quot;&amp;[.O$20]&amp;&quot;', '&quot;&amp;[.E32]&amp;&quot;', '&quot;&amp;[.O32]&amp;&quot;');&quot;) &amp; CHAR(13)&amp;CHAR(10)&amp;&quot;INSERT INTO tpls_inclusions_in_collections (tpls_collection_id, pclt_id, tpl_dflt_req_sdl) VALUES (&quot;&amp;[.C32]&amp;&quot;,'&quot;&amp;[.E32]&amp;&quot;','&quot;&amp;[.F32]&amp;&quot;');&quot;)" office:value-type="string" office:string-value="INSERT INTO tpls (pclt_id) VALUES('ARFDBE_DET_PARSERR');&#13;&#10;INSERT INTO tpls_localized (lng, pclt_id, structured_text) VALUES('rus', 'ARFDBE_DET_PARSERR', 'Провал перевода данных из формата БД в оперативный формат: ##|LLEXCPT##|');&#13;&#10;INSERT INTO tpls_localized (lng, pclt_id, structured_text) VALUES('eng', 'ARFDBE_DET_PARSERR', 'Failed to parse object data from DB format to operative one: ##|LLEXCPT##|');&#13;&#10;INSERT INTO tpls_inclusions_in_collections (tpls_collection_id, pclt_id, tpl_dflt_req_sdl) VALUES (2,'ARFDBE_DET_PARSERR','##|ARFDBE_DET##|');">
            <text:p>INSERT INTO tpls (pclt_id) VALUES('ARFDBE_DET_PARSERR');<text:line-break/>INSERT INTO tpls_localized (lng, pclt_id, structured_text) VALUES('rus', 'ARFDBE_DET_PARSERR', 'Провал перевода данных из формата БД в оперативный формат: ##|LLEXCPT##|');<text:line-break/>INSERT INTO tpls_localized (lng, pclt_id, structured_text) VALUES('eng', 'ARFDBE_DET_PARSERR', 'Failed to parse object data from DB format to operative one: ##|LLEXCPT##|');<text:line-break/>INSERT INTO tpls_inclusions_in_collections (tpls_collection_id, pclt_id, tpl_dflt_req_sdl) VALUES (2,'ARFDBE_DET_PARSERR','##|ARFDBE_DE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2];&quot;'&quot;;&quot;''&quot;)" office:value-type="string" office:string-value="Провал перевода данных из формата БД в оперативный формат: ##|LLEXCPT##|">
            <text:p>Провал перевода данных из формата БД в оперативный формат: ##|LLEXCPT##|</text:p>
          </table:table-cell>
          <table:table-cell table:style-name="ce11" table:formula="of:=SUBSTITUTE([.H32];&quot;'&quot;;&quot;''&quot;)" office:value-type="string" office:string-value="Failed to parse object data from DB format to operative one: ##|LLEXCPT##|">
            <text:p>Failed to parse object data from DB format to operative one: ##|LLEXCPT##|</text:p>
          </table:table-cell>
          <table:table-cell table:style-name="ce11" table:formula="of:=SUBSTITUTE([.G32];&quot;&quot;&quot;&quot;;&quot;\&quot;&quot;&quot;)" office:value-type="string" office:string-value="Провал перевода данных из формата БД в оперативный формат: ##|LLEXCPT##|">
            <text:p>Провал перевода данных из формата БД в оперативный формат: ##|LLEXCPT##|</text:p>
          </table:table-cell>
          <table:table-cell table:style-name="ce11" table:formula="of:=SUBSTITUTE([.H32];&quot;&quot;&quot;&quot;;&quot;\&quot;&quot;&quot;)" office:value-type="string" office:string-value="Failed to parse object data from DB format to operative one: ##|LLEXCPT##|">
            <text:p>Failed to parse object data from DB format to operative one: ##|LLEXCPT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General DB commons</text:p>
          </table:table-cell>
          <table:table-cell table:style-name="ce11" table:formula="of:=IF([.B33]=&quot;General commons&quot;;1;IF([.B33]=&quot;General DB commons&quot;;2;IF([.B33]=&quot;General networking commons&quot;;3;IF([.B33]=&quot;PCLT messages&quot;;4;IF([.B33]=&quot;PCLT-DB messages&quot;;5;-1)))))" office:value-type="float" office:value="2">
            <text:p>2</text:p>
          </table:table-cell>
          <table:table-cell table:style-name="ce11" table:formula="of:=IF([.E33]=&quot;&quot;;&quot;&quot;;CONCATENATE(&quot;##|&quot;;[.E33];&quot;##|&quot;) )" office:value-type="string" office:string-value="##|ARFDBE_DET_SUBREADE##|">
            <text:p>##|ARFDBE_DET_SUBREADE##|</text:p>
          </table:table-cell>
          <table:table-cell table:style-name="ce7" office:value-type="string">
            <text:p>ARFDBE_DET_SUBREADE</text:p>
          </table:table-cell>
          <table:table-cell table:style-name="ce7" office:value-type="string">
            <text:p>##|ARFDBE_DET##|</text:p>
          </table:table-cell>
          <table:table-cell table:style-name="ce7" office:value-type="string">
            <text:p>Провал подоперации, которая также связана с чтением из БД: @@|sub_arfdbe@@|</text:p>
          </table:table-cell>
          <table:table-cell table:style-name="ce7" office:value-type="string">
            <text:p>Subroutine, that is also about reading from DB, failed: @@|sub_arfdbe@@|</text:p>
          </table:table-cell>
          <table:table-cell table:style-name="ce7" office:value-type="string">
            <text:p><text:s/></text:p>
          </table:table-cell>
          <table:table-cell table:style-name="ce7" table:formula="of:=IF([.E33]=&quot;&quot;;&quot;&quot;;CONCATENATE(&quot;, (&quot;;CHAR(34);[.E33];CHAR(34);&quot;, (M.fromList [(&quot; &amp; CHAR(34) &amp; [.P$20] &amp; CHAR(34) &amp; &quot;, &quot; &amp; IF([.P33]=&quot;&quot;;&quot;B.empty&quot;;&quot;B.pack &quot; &amp; CHAR(34) &amp; [.P33] &amp; CHAR(34)) &amp; &quot;), (&quot; &amp; CHAR(34) &amp; [.Q$20] &amp; CHAR(34) &amp; &quot;, &quot; &amp; IF([.Q33]=&quot;&quot;;&quot;B.empty&quot;;&quot;B.pack &quot; &amp; CHAR(34) &amp; [.Q33] &amp; CHAR(34)) &amp; &quot;)], str2PCLT_SDL Required_SDLM &quot;;CHAR(34);[.F33];CHAR(34);&quot; inner_cfg))&quot;))" office:value-type="string" office:string-value=", (&quot;ARFDBE_DET_SUBREADE&quot;, (M.fromList [(&quot;rus&quot;, B.pack &quot;Провал подоперации, которая также связана с чтением из БД: @@|sub_arfdbe@@|&quot;), (&quot;eng&quot;, B.pack &quot;Subroutine, that is also about reading from DB, failed: @@|sub_arfdbe@@|&quot;)], str2PCLT_SDL Required_SDLM &quot;##|ARFDBE_DET##|&quot; inner_cfg))">
            <text:p>, ("ARFDBE_DET_SUBREADE", (M.fromList [("rus", B.pack "Провал подоперации, которая также связана с чтением из БД: @@|sub_arfdbe@@|"), ("eng", B.pack "Subroutine, that is also about reading from DB, failed: @@|sub_arfdbe@@|")], str2PCLT_SDL Required_SDLM "##|ARFDBE_DET##|" inner_cfg))</text:p>
          </table:table-cell>
          <table:table-cell table:style-name="ce7" table:formula="of:=IF([.E33]=&quot;&quot;;&quot;&quot;;CONCATENATE([.E33];&quot;%&quot;;[.F33];&quot;%&quot;;[.G33];&quot;%&quot;;[.H33]))" office:value-type="string" office:string-value="ARFDBE_DET_SUBREADE%##|ARFDBE_DET##|%Провал подоперации, которая также связана с чтением из БД: @@|sub_arfdbe@@|%Subroutine, that is also about reading from DB, failed: @@|sub_arfdbe@@|">
            <text:p>ARFDBE_DET_SUBREADE%##|ARFDBE_DET##|%Провал подоперации, которая также связана с чтением из БД: @@|sub_arfdbe@@|%Subroutine, that is also about reading from DB, failed: @@|sub_arfdbe@@|</text:p>
          </table:table-cell>
          <table:table-cell table:style-name="ce11" table:formula="of:=IF([.E33]=&quot;&quot;;&quot;&quot;;&quot;INSERT INTO tpls (pclt_id) VALUES('&quot;&amp;[.E33]&amp;&quot;');&quot;&amp;CHAR(13)&amp;CHAR(10) &amp; IF([.N33]=&quot;&quot;;&quot;&quot;;&quot;INSERT INTO tpls_localized (lng, pclt_id, structured_text) VALUES('&quot;&amp; [.N$20] &amp; &quot;', '&quot;&amp;[.E33]&amp;&quot;', '&quot;&amp;[.N33]&amp;&quot;');&quot;) &amp; CHAR(13)&amp;CHAR(10) &amp; IF([.O33]=&quot;&quot;;&quot;&quot;;&quot;INSERT INTO tpls_localized (lng, pclt_id, structured_text) VALUES('&quot;&amp;[.O$20]&amp;&quot;', '&quot;&amp;[.E33]&amp;&quot;', '&quot;&amp;[.O33]&amp;&quot;');&quot;) &amp; CHAR(13)&amp;CHAR(10)&amp;&quot;INSERT INTO tpls_inclusions_in_collections (tpls_collection_id, pclt_id, tpl_dflt_req_sdl) VALUES (&quot;&amp;[.C33]&amp;&quot;,'&quot;&amp;[.E33]&amp;&quot;','&quot;&amp;[.F33]&amp;&quot;');&quot;)" office:value-type="string" office:string-value="INSERT INTO tpls (pclt_id) VALUES('ARFDBE_DET_SUBREADE');&#13;&#10;INSERT INTO tpls_localized (lng, pclt_id, structured_text) VALUES('rus', 'ARFDBE_DET_SUBREADE', 'Провал подоперации, которая также связана с чтением из БД: @@|sub_arfdbe@@|');&#13;&#10;INSERT INTO tpls_localized (lng, pclt_id, structured_text) VALUES('eng', 'ARFDBE_DET_SUBREADE', 'Subroutine, that is also about reading from DB, failed: @@|sub_arfdbe@@|');&#13;&#10;INSERT INTO tpls_inclusions_in_collections (tpls_collection_id, pclt_id, tpl_dflt_req_sdl) VALUES (2,'ARFDBE_DET_SUBREADE','##|ARFDBE_DET##|');">
            <text:p>INSERT INTO tpls (pclt_id) VALUES('ARFDBE_DET_SUBREADE');<text:line-break/>INSERT INTO tpls_localized (lng, pclt_id, structured_text) VALUES('rus', 'ARFDBE_DET_SUBREADE', 'Провал подоперации, которая также связана с чтением из БД: @@|sub_arfdbe@@|');<text:line-break/>INSERT INTO tpls_localized (lng, pclt_id, structured_text) VALUES('eng', 'ARFDBE_DET_SUBREADE', 'Subroutine, that is also about reading from DB, failed: @@|sub_arfdbe@@|');<text:line-break/>INSERT INTO tpls_inclusions_in_collections (tpls_collection_id, pclt_id, tpl_dflt_req_sdl) VALUES (2,'ARFDBE_DET_SUBREADE','##|ARFDBE_DE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3];&quot;'&quot;;&quot;''&quot;)" office:value-type="string" office:string-value="Провал подоперации, которая также связана с чтением из БД: @@|sub_arfdbe@@|">
            <text:p>Провал подоперации, которая также связана с чтением из БД: @@|sub_arfdbe@@|</text:p>
          </table:table-cell>
          <table:table-cell table:style-name="ce11" table:formula="of:=SUBSTITUTE([.H33];&quot;'&quot;;&quot;''&quot;)" office:value-type="string" office:string-value="Subroutine, that is also about reading from DB, failed: @@|sub_arfdbe@@|">
            <text:p>Subroutine, that is also about reading from DB, failed: @@|sub_arfdbe@@|</text:p>
          </table:table-cell>
          <table:table-cell table:style-name="ce11" table:formula="of:=SUBSTITUTE([.G33];&quot;&quot;&quot;&quot;;&quot;\&quot;&quot;&quot;)" office:value-type="string" office:string-value="Провал подоперации, которая также связана с чтением из БД: @@|sub_arfdbe@@|">
            <text:p>Провал подоперации, которая также связана с чтением из БД: @@|sub_arfdbe@@|</text:p>
          </table:table-cell>
          <table:table-cell table:style-name="ce11" table:formula="of:=SUBSTITUTE([.H33];&quot;&quot;&quot;&quot;;&quot;\&quot;&quot;&quot;)" office:value-type="string" office:string-value="Subroutine, that is also about reading from DB, failed: @@|sub_arfdbe@@|">
            <text:p>Subroutine, that is also about reading from DB, failed: @@|sub_arfdbe@@|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34]=&quot;General commons&quot;;1;IF([.B34]=&quot;General DB commons&quot;;2;IF([.B34]=&quot;General networking commons&quot;;3;IF([.B34]=&quot;PCLT messages&quot;;4;IF([.B34]=&quot;PCLT-DB messages&quot;;5;-1)))))" office:value-type="float" office:value="-1">
            <text:p>-1</text:p>
          </table:table-cell>
          <table:table-cell table:style-name="ce11" table:formula="of:=IF([.E34]=&quot;&quot;;&quot;&quot;;CONCATENATE(&quot;##|&quot;;[.E34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34]=&quot;&quot;;&quot;&quot;;CONCATENATE(&quot;, (&quot;;CHAR(34);[.E34];CHAR(34);&quot;, (M.fromList [(&quot; &amp; CHAR(34) &amp; [.P$20] &amp; CHAR(34) &amp; &quot;, &quot; &amp; IF([.P34]=&quot;&quot;;&quot;B.empty&quot;;&quot;B.pack &quot; &amp; CHAR(34) &amp; [.P34] &amp; CHAR(34)) &amp; &quot;), (&quot; &amp; CHAR(34) &amp; [.Q$20] &amp; CHAR(34) &amp; &quot;, &quot; &amp; IF([.Q34]=&quot;&quot;;&quot;B.empty&quot;;&quot;B.pack &quot; &amp; CHAR(34) &amp; [.Q34] &amp; CHAR(34)) &amp; &quot;)], str2PCLT_SDL Required_SDLM &quot;;CHAR(34);[.F34];CHAR(34);&quot; inner_cfg))&quot;))">
            <text:p/>
          </table:table-cell>
          <table:table-cell table:style-name="ce7" table:formula="of:=IF([.E34]=&quot;&quot;;&quot;&quot;;CONCATENATE([.E34];&quot;%&quot;;[.F34];&quot;%&quot;;[.G34];&quot;%&quot;;[.H34]))">
            <text:p/>
          </table:table-cell>
          <table:table-cell table:style-name="ce11" table:formula="of:=IF([.E34]=&quot;&quot;;&quot;&quot;;&quot;INSERT INTO tpls (pclt_id) VALUES('&quot;&amp;[.E34]&amp;&quot;');&quot;&amp;CHAR(13)&amp;CHAR(10) &amp; IF([.N34]=&quot;&quot;;&quot;&quot;;&quot;INSERT INTO tpls_localized (lng, pclt_id, structured_text) VALUES('&quot;&amp; [.N$20] &amp; &quot;', '&quot;&amp;[.E34]&amp;&quot;', '&quot;&amp;[.N34]&amp;&quot;');&quot;) &amp; CHAR(13)&amp;CHAR(10) &amp; IF([.O34]=&quot;&quot;;&quot;&quot;;&quot;INSERT INTO tpls_localized (lng, pclt_id, structured_text) VALUES('&quot;&amp;[.O$20]&amp;&quot;', '&quot;&amp;[.E34]&amp;&quot;', '&quot;&amp;[.O34]&amp;&quot;');&quot;) &amp; CHAR(13)&amp;CHAR(10)&amp;&quot;INSERT INTO tpls_inclusions_in_collections (tpls_collection_id, pclt_id, tpl_dflt_req_sdl) VALUES (&quot;&amp;[.C34]&amp;&quot;,'&quot;&amp;[.E34]&amp;&quot;','&quot;&amp;[.F34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4];&quot;'&quot;;&quot;''&quot;)">
            <text:p/>
          </table:table-cell>
          <table:table-cell table:style-name="ce11" table:formula="of:=SUBSTITUTE([.H34];&quot;'&quot;;&quot;''&quot;)">
            <text:p/>
          </table:table-cell>
          <table:table-cell table:style-name="ce11" table:formula="of:=SUBSTITUTE([.G34];&quot;&quot;&quot;&quot;;&quot;\&quot;&quot;&quot;)">
            <text:p/>
          </table:table-cell>
          <table:table-cell table:style-name="ce11" table:formula="of:=SUBSTITUTE([.H34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35]=&quot;General commons&quot;;1;IF([.B35]=&quot;General DB commons&quot;;2;IF([.B35]=&quot;General networking commons&quot;;3;IF([.B35]=&quot;PCLT messages&quot;;4;IF([.B35]=&quot;PCLT-DB messages&quot;;5;-1)))))" office:value-type="float" office:value="5">
            <text:p>5</text:p>
          </table:table-cell>
          <table:table-cell table:style-name="ce11" table:formula="of:=IF([.E35]=&quot;&quot;;&quot;&quot;;CONCATENATE(&quot;##|&quot;;[.E35];&quot;##|&quot;) )" office:value-type="string" office:string-value="##|E_PCLTC_DFCNTBUE##|">
            <text:p>##|E_PCLTC_DFCNTBUE##|</text:p>
          </table:table-cell>
          <table:table-cell table:style-name="ce7" office:value-type="string">
            <text:p>E_PCLTC_DFCNTBU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C_DFCNTBUE_PREFIX##|@@|pclt_dfcntbue_err_details@@|.</text:p>
          </table:table-cell>
          <table:table-cell table:style-name="ce7" office:value-type="string">
            <text:p>##|E_PCLTC_DFCNTBUE_PREFIX##|@@|pclt_dfcntbue_err_details@@|.</text:p>
          </table:table-cell>
          <table:table-cell table:style-name="ce7" office:value-type="string">
            <text:p><text:s/></text:p>
          </table:table-cell>
          <table:table-cell table:style-name="ce7" table:formula="of:=IF([.E35]=&quot;&quot;;&quot;&quot;;CONCATENATE(&quot;, (&quot;;CHAR(34);[.E35];CHAR(34);&quot;, (M.fromList [(&quot; &amp; CHAR(34) &amp; [.P$20] &amp; CHAR(34) &amp; &quot;, &quot; &amp; IF([.P35]=&quot;&quot;;&quot;B.empty&quot;;&quot;B.pack &quot; &amp; CHAR(34) &amp; [.P35] &amp; CHAR(34)) &amp; &quot;), (&quot; &amp; CHAR(34) &amp; [.Q$20] &amp; CHAR(34) &amp; &quot;, &quot; &amp; IF([.Q35]=&quot;&quot;;&quot;B.empty&quot;;&quot;B.pack &quot; &amp; CHAR(34) &amp; [.Q35] &amp; CHAR(34)) &amp; &quot;)], str2PCLT_SDL Required_SDLM &quot;;CHAR(34);[.F35];CHAR(34);&quot; inner_cfg))&quot;))" office:value-type="string" office:string-value=", (&quot;E_PCLTC_DFCNTBUE&quot;, (M.fromList [(&quot;rus&quot;, B.pack &quot;##|E_PCLTC_DFCNTBUE_PREFIX##|@@|pclt_dfcntbue_err_details@@|.&quot;), (&quot;eng&quot;, B.pack &quot;##|E_PCLTC_DFCNTBUE_PREFIX##|@@|pclt_dfcntbue_err_details@@|.&quot;)], str2PCLT_SDL Required_SDLM &quot;##|LLEXCPT##|&quot; inner_cfg))">
            <text:p>, ("E_PCLTC_DFCNTBUE", (M.fromList [("rus", B.pack "##|E_PCLTC_DFCNTBUE_PREFIX##|@@|pclt_dfcntbue_err_details@@|."), ("eng", B.pack "##|E_PCLTC_DFCNTBUE_PREFIX##|@@|pclt_dfcntbue_err_details@@|.")], str2PCLT_SDL Required_SDLM "##|LLEXCPT##|" inner_cfg))</text:p>
          </table:table-cell>
          <table:table-cell table:style-name="ce7" table:formula="of:=IF([.E35]=&quot;&quot;;&quot;&quot;;CONCATENATE([.E35];&quot;%&quot;;[.F35];&quot;%&quot;;[.G35];&quot;%&quot;;[.H35]))" office:value-type="string" office:string-value="E_PCLTC_DFCNTBUE%##|LLEXCPT##|%##|E_PCLTC_DFCNTBUE_PREFIX##|@@|pclt_dfcntbue_err_details@@|.%##|E_PCLTC_DFCNTBUE_PREFIX##|@@|pclt_dfcntbue_err_details@@|.">
            <text:p>E_PCLTC_DFCNTBUE%##|LLEXCPT##|%##|E_PCLTC_DFCNTBUE_PREFIX##|@@|pclt_dfcntbue_err_details@@|.%##|E_PCLTC_DFCNTBUE_PREFIX##|@@|pclt_dfcntbue_err_details@@|.</text:p>
          </table:table-cell>
          <table:table-cell table:style-name="ce11" table:formula="of:=IF([.E35]=&quot;&quot;;&quot;&quot;;&quot;INSERT INTO tpls (pclt_id) VALUES('&quot;&amp;[.E35]&amp;&quot;');&quot;&amp;CHAR(13)&amp;CHAR(10) &amp; IF([.N35]=&quot;&quot;;&quot;&quot;;&quot;INSERT INTO tpls_localized (lng, pclt_id, structured_text) VALUES('&quot;&amp; [.N$20] &amp; &quot;', '&quot;&amp;[.E35]&amp;&quot;', '&quot;&amp;[.N35]&amp;&quot;');&quot;) &amp; CHAR(13)&amp;CHAR(10) &amp; IF([.O35]=&quot;&quot;;&quot;&quot;;&quot;INSERT INTO tpls_localized (lng, pclt_id, structured_text) VALUES('&quot;&amp;[.O$20]&amp;&quot;', '&quot;&amp;[.E35]&amp;&quot;', '&quot;&amp;[.O35]&amp;&quot;');&quot;) &amp; CHAR(13)&amp;CHAR(10)&amp;&quot;INSERT INTO tpls_inclusions_in_collections (tpls_collection_id, pclt_id, tpl_dflt_req_sdl) VALUES (&quot;&amp;[.C35]&amp;&quot;,'&quot;&amp;[.E35]&amp;&quot;','&quot;&amp;[.F35]&amp;&quot;');&quot;)" office:value-type="string" office:string-value="INSERT INTO tpls (pclt_id) VALUES('E_PCLTC_DFCNTBUE');&#13;&#10;INSERT INTO tpls_localized (lng, pclt_id, structured_text) VALUES('rus', 'E_PCLTC_DFCNTBUE', '##|E_PCLTC_DFCNTBUE_PREFIX##|@@|pclt_dfcntbue_err_details@@|.');&#13;&#10;INSERT INTO tpls_localized (lng, pclt_id, structured_text) VALUES('eng', 'E_PCLTC_DFCNTBUE', '##|E_PCLTC_DFCNTBUE_PREFIX##|@@|pclt_dfcntbue_err_details@@|.');&#13;&#10;INSERT INTO tpls_inclusions_in_collections (tpls_collection_id, pclt_id, tpl_dflt_req_sdl) VALUES (5,'E_PCLTC_DFCNTBUE','##|LLEXCPT##|');">
            <text:p>INSERT INTO tpls (pclt_id) VALUES('E_PCLTC_DFCNTBUE');<text:line-break/>INSERT INTO tpls_localized (lng, pclt_id, structured_text) VALUES('rus', 'E_PCLTC_DFCNTBUE', '##|E_PCLTC_DFCNTBUE_PREFIX##|@@|pclt_dfcntbue_err_details@@|.');<text:line-break/>INSERT INTO tpls_localized (lng, pclt_id, structured_text) VALUES('eng', 'E_PCLTC_DFCNTBUE', '##|E_PCLTC_DFCNTBUE_PREFIX##|@@|pclt_dfcntbue_err_details@@|.');<text:line-break/>INSERT INTO tpls_inclusions_in_collections (tpls_collection_id, pclt_id, tpl_dflt_req_sdl) VALUES (5,'E_PCLTC_DFCNTBU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5];&quot;'&quot;;&quot;''&quot;)" office:value-type="string" office:string-value="##|E_PCLTC_DFCNTBUE_PREFIX##|@@|pclt_dfcntbue_err_details@@|.">
            <text:p>##|E_PCLTC_DFCNTBUE_PREFIX##|@@|pclt_dfcntbue_err_details@@|.</text:p>
          </table:table-cell>
          <table:table-cell table:style-name="ce11" table:formula="of:=SUBSTITUTE([.H35];&quot;'&quot;;&quot;''&quot;)" office:value-type="string" office:string-value="##|E_PCLTC_DFCNTBUE_PREFIX##|@@|pclt_dfcntbue_err_details@@|.">
            <text:p>##|E_PCLTC_DFCNTBUE_PREFIX##|@@|pclt_dfcntbue_err_details@@|.</text:p>
          </table:table-cell>
          <table:table-cell table:style-name="ce11" table:formula="of:=SUBSTITUTE([.G35];&quot;&quot;&quot;&quot;;&quot;\&quot;&quot;&quot;)" office:value-type="string" office:string-value="##|E_PCLTC_DFCNTBUE_PREFIX##|@@|pclt_dfcntbue_err_details@@|.">
            <text:p>##|E_PCLTC_DFCNTBUE_PREFIX##|@@|pclt_dfcntbue_err_details@@|.</text:p>
          </table:table-cell>
          <table:table-cell table:style-name="ce11" table:formula="of:=SUBSTITUTE([.H35];&quot;&quot;&quot;&quot;;&quot;\&quot;&quot;&quot;)" office:value-type="string" office:string-value="##|E_PCLTC_DFCNTBUE_PREFIX##|@@|pclt_dfcntbue_err_details@@|.">
            <text:p>##|E_PCLTC_DFCNTBUE_PREFIX##|@@|pclt_dfcntbue_err_details@@|.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36]=&quot;General commons&quot;;1;IF([.B36]=&quot;General DB commons&quot;;2;IF([.B36]=&quot;General networking commons&quot;;3;IF([.B36]=&quot;PCLT messages&quot;;4;IF([.B36]=&quot;PCLT-DB messages&quot;;5;-1)))))" office:value-type="float" office:value="5">
            <text:p>5</text:p>
          </table:table-cell>
          <table:table-cell table:style-name="ce11" table:formula="of:=IF([.E36]=&quot;&quot;;&quot;&quot;;CONCATENATE(&quot;##|&quot;;[.E36];&quot;##|&quot;) )" office:value-type="string" office:string-value="##|E_PCLTC_DFCNTBUE_PREFIX##|">
            <text:p>##|E_PCLTC_DFCNTBUE_PREFIX##|</text:p>
          </table:table-cell>
          <table:table-cell table:style-name="ce11" office:value-type="string">
            <text:p>E_PCLTC_DFCNTBUE_PREFIX</text:p>
          </table:table-cell>
          <table:table-cell table:style-name="ce11" office:value-type="string">
            <text:p>##|E_PCLTC_DFCNTBUE##|</text:p>
          </table:table-cell>
          <table:table-cell table:style-name="ce7" office:value-type="string">
            <text:p>Произошла ошибка при попытке спустить флаг сигнализирующий о том, что доступна новая версия каталога [ИД: @@|cat_id@@|]: </text:p>
          </table:table-cell>
          <table:table-cell table:style-name="ce7" office:value-type="string">
            <text:p>An error occured when trying to drop flag, which signalizes, that there is a new catalog [ID: @@|cat_id@@|] version is available:</text:p>
          </table:table-cell>
          <table:table-cell table:style-name="ce7" office:value-type="string">
            <text:p><text:s/></text:p>
          </table:table-cell>
          <table:table-cell table:style-name="ce7" table:formula="of:=IF([.E36]=&quot;&quot;;&quot;&quot;;CONCATENATE(&quot;, (&quot;;CHAR(34);[.E36];CHAR(34);&quot;, (M.fromList [(&quot; &amp; CHAR(34) &amp; [.P$20] &amp; CHAR(34) &amp; &quot;, &quot; &amp; IF([.P36]=&quot;&quot;;&quot;B.empty&quot;;&quot;B.pack &quot; &amp; CHAR(34) &amp; [.P36] &amp; CHAR(34)) &amp; &quot;), (&quot; &amp; CHAR(34) &amp; [.Q$20] &amp; CHAR(34) &amp; &quot;, &quot; &amp; IF([.Q36]=&quot;&quot;;&quot;B.empty&quot;;&quot;B.pack &quot; &amp; CHAR(34) &amp; [.Q36] &amp; CHAR(34)) &amp; &quot;)], str2PCLT_SDL Required_SDLM &quot;;CHAR(34);[.F36];CHAR(34);&quot; inner_cfg))&quot;))" office:value-type="string" office:string-value=", (&quot;E_PCLTC_DFCNTBUE_PREFIX&quot;, (M.fromList [(&quot;rus&quot;, B.pack &quot;Произошла ошибка при попытке спустить флаг сигнализирующий о том, что доступна новая версия каталога [ИД: @@|cat_id@@|]: &quot;), (&quot;eng&quot;, B.pack &quot;An error occured when trying to drop flag, which signalizes, that there is a new catalog [ID: @@|cat_id@@|] version is available:&quot;)], str2PCLT_SDL Required_SDLM &quot;##|E_PCLTC_DFCNTBUE##|&quot; inner_cfg))">
            <text:p>, ("E_PCLTC_DFCNTBUE_PREFIX", (M.fromList [("rus", B.pack "Произошла ошибка при попытке спустить флаг сигнализирующий о том, что доступна новая версия каталога [ИД: @@|cat_id@@|]: "), ("eng", B.pack "An error occured when trying to drop flag, which signalizes, that there is a new catalog [ID: @@|cat_id@@|] version is available:")], str2PCLT_SDL Required_SDLM "##|E_PCLTC_DFCNTBUE##|" inner_cfg))</text:p>
          </table:table-cell>
          <table:table-cell table:style-name="ce7" table:formula="of:=IF([.E36]=&quot;&quot;;&quot;&quot;;CONCATENATE([.E36];&quot;%&quot;;[.F36];&quot;%&quot;;[.G36];&quot;%&quot;;[.H36]))" office:value-type="string" office:string-value="E_PCLTC_DFCNTBUE_PREFIX%##|E_PCLTC_DFCNTBUE##|%Произошла ошибка при попытке спустить флаг сигнализирующий о том, что доступна новая версия каталога [ИД: @@|cat_id@@|]: %An error occured when trying to drop flag, which signalizes, that there is a new catalog [ID: @@|cat_id@@|] version is available:">
            <text:p>E_PCLTC_DFCNTBUE_PREFIX%##|E_PCLTC_DFCNTBUE##|%Произошла ошибка при попытке спустить флаг сигнализирующий о том, что доступна новая версия каталога [ИД: @@|cat_id@@|]: %An error occured when trying to drop flag, which signalizes, that there is a new catalog [ID: @@|cat_id@@|] version is available:</text:p>
          </table:table-cell>
          <table:table-cell table:style-name="ce11" table:formula="of:=IF([.E36]=&quot;&quot;;&quot;&quot;;&quot;INSERT INTO tpls (pclt_id) VALUES('&quot;&amp;[.E36]&amp;&quot;');&quot;&amp;CHAR(13)&amp;CHAR(10) &amp; IF([.N36]=&quot;&quot;;&quot;&quot;;&quot;INSERT INTO tpls_localized (lng, pclt_id, structured_text) VALUES('&quot;&amp; [.N$20] &amp; &quot;', '&quot;&amp;[.E36]&amp;&quot;', '&quot;&amp;[.N36]&amp;&quot;');&quot;) &amp; CHAR(13)&amp;CHAR(10) &amp; IF([.O36]=&quot;&quot;;&quot;&quot;;&quot;INSERT INTO tpls_localized (lng, pclt_id, structured_text) VALUES('&quot;&amp;[.O$20]&amp;&quot;', '&quot;&amp;[.E36]&amp;&quot;', '&quot;&amp;[.O36]&amp;&quot;');&quot;) &amp; CHAR(13)&amp;CHAR(10)&amp;&quot;INSERT INTO tpls_inclusions_in_collections (tpls_collection_id, pclt_id, tpl_dflt_req_sdl) VALUES (&quot;&amp;[.C36]&amp;&quot;,'&quot;&amp;[.E36]&amp;&quot;','&quot;&amp;[.F36]&amp;&quot;');&quot;)" office:value-type="string" office:string-value="INSERT INTO tpls (pclt_id) VALUES('E_PCLTC_DFCNTBUE_PREFIX');&#13;&#10;INSERT INTO tpls_localized (lng, pclt_id, structured_text) VALUES('rus', 'E_PCLTC_DFCNTBUE_PREFIX', 'Произошла ошибка при попытке спустить флаг сигнализирующий о том, что доступна новая версия каталога [ИД: @@|cat_id@@|]: ');&#13;&#10;INSERT INTO tpls_localized (lng, pclt_id, structured_text) VALUES('eng', 'E_PCLTC_DFCNTBUE_PREFIX', 'An error occured when trying to drop flag, which signalizes, that there is a new catalog [ID: @@|cat_id@@|] version is available:');&#13;&#10;INSERT INTO tpls_inclusions_in_collections (tpls_collection_id, pclt_id, tpl_dflt_req_sdl) VALUES (5,'E_PCLTC_DFCNTBUE_PREFIX','##|E_PCLTC_DFCNTBUE##|');">
            <text:p>INSERT INTO tpls (pclt_id) VALUES('E_PCLTC_DFCNTBUE_PREFIX');<text:line-break/>INSERT INTO tpls_localized (lng, pclt_id, structured_text) VALUES('rus', 'E_PCLTC_DFCNTBUE_PREFIX', 'Произошла ошибка при попытке спустить флаг сигнализирующий о том, что доступна новая версия каталога [ИД: @@|cat_id@@|]: ');<text:line-break/>INSERT INTO tpls_localized (lng, pclt_id, structured_text) VALUES('eng', 'E_PCLTC_DFCNTBUE_PREFIX', 'An error occured when trying to drop flag, which signalizes, that there is a new catalog [ID: @@|cat_id@@|] version is available:');<text:line-break/>INSERT INTO tpls_inclusions_in_collections (tpls_collection_id, pclt_id, tpl_dflt_req_sdl) VALUES (5,'E_PCLTC_DFCNTBUE_PREFIX','##|E_PCLTC_DFCNTB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6];&quot;'&quot;;&quot;''&quot;)" office:value-type="string" office:string-value="Произошла ошибка при попытке спустить флаг сигнализирующий о том, что доступна новая версия каталога [ИД: @@|cat_id@@|]: ">
            <text:p>Произошла ошибка при попытке спустить флаг сигнализирующий о том, что доступна новая версия каталога [ИД: @@|cat_id@@|]: </text:p>
          </table:table-cell>
          <table:table-cell table:style-name="ce11" table:formula="of:=SUBSTITUTE([.H36];&quot;'&quot;;&quot;''&quot;)" office:value-type="string" office:string-value="An error occured when trying to drop flag, which signalizes, that there is a new catalog [ID: @@|cat_id@@|] version is available:">
            <text:p>An error occured when trying to drop flag, which signalizes, that there is a new catalog [ID: @@|cat_id@@|] version is available:</text:p>
          </table:table-cell>
          <table:table-cell table:style-name="ce11" table:formula="of:=SUBSTITUTE([.G36];&quot;&quot;&quot;&quot;;&quot;\&quot;&quot;&quot;)" office:value-type="string" office:string-value="Произошла ошибка при попытке спустить флаг сигнализирующий о том, что доступна новая версия каталога [ИД: @@|cat_id@@|]: ">
            <text:p>Произошла ошибка при попытке спустить флаг сигнализирующий о том, что доступна новая версия каталога [ИД: @@|cat_id@@|]: </text:p>
          </table:table-cell>
          <table:table-cell table:style-name="ce11" table:formula="of:=SUBSTITUTE([.H36];&quot;&quot;&quot;&quot;;&quot;\&quot;&quot;&quot;)" office:value-type="string" office:string-value="An error occured when trying to drop flag, which signalizes, that there is a new catalog [ID: @@|cat_id@@|] version is available:">
            <text:p>An error occured when trying to drop flag, which signalizes, that there is a new catalog [ID: @@|cat_id@@|] version is available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37]=&quot;General commons&quot;;1;IF([.B37]=&quot;General DB commons&quot;;2;IF([.B37]=&quot;General networking commons&quot;;3;IF([.B37]=&quot;PCLT messages&quot;;4;IF([.B37]=&quot;PCLT-DB messages&quot;;5;-1)))))" office:value-type="float" office:value="5">
            <text:p>5</text:p>
          </table:table-cell>
          <table:table-cell table:style-name="ce11" table:formula="of:=IF([.E37]=&quot;&quot;;&quot;&quot;;CONCATENATE(&quot;##|&quot;;[.E37];&quot;##|&quot;) )" office:value-type="string" office:string-value="##|E_PCLTC_DFCNTBUE_NOMODIFY##|">
            <text:p>##|E_PCLTC_DFCNTBUE_NOMODIFY##|</text:p>
          </table:table-cell>
          <table:table-cell table:style-name="ce11" office:value-type="string">
            <text:p>E_PCLTC_DFCNTBUE_NOMODIFY</text:p>
          </table:table-cell>
          <table:table-cell table:style-name="ce11" office:value-type="string">
            <text:p>##|E_PCLTC_DFCNTBUE##|</text:p>
          </table:table-cell>
          <table:table-cell table:style-name="ce7" office:value-type="string">
            <text:p>запрос в БД на изменение таблицы содержащей флаг выполнен без ошибок, но и СУДБ отметила, что никакие данные не подвергались изменениям</text:p>
          </table:table-cell>
          <table:table-cell table:style-name="ce7" office:value-type="string">
            <text:p>modifying DB query was executed without errors, however DBMS returned, that no row was actually modified</text:p>
          </table:table-cell>
          <table:table-cell table:style-name="ce7" office:value-type="string">
            <text:p><text:s/></text:p>
          </table:table-cell>
          <table:table-cell table:style-name="ce7" table:formula="of:=IF([.E37]=&quot;&quot;;&quot;&quot;;CONCATENATE(&quot;, (&quot;;CHAR(34);[.E37];CHAR(34);&quot;, (M.fromList [(&quot; &amp; CHAR(34) &amp; [.P$20] &amp; CHAR(34) &amp; &quot;, &quot; &amp; IF([.P37]=&quot;&quot;;&quot;B.empty&quot;;&quot;B.pack &quot; &amp; CHAR(34) &amp; [.P37] &amp; CHAR(34)) &amp; &quot;), (&quot; &amp; CHAR(34) &amp; [.Q$20] &amp; CHAR(34) &amp; &quot;, &quot; &amp; IF([.Q37]=&quot;&quot;;&quot;B.empty&quot;;&quot;B.pack &quot; &amp; CHAR(34) &amp; [.Q37] &amp; CHAR(34)) &amp; &quot;)], str2PCLT_SDL Required_SDLM &quot;;CHAR(34);[.F37];CHAR(34);&quot; inner_cfg))&quot;))" office:value-type="string" office:string-value=", (&quot;E_PCLTC_DFCNTBUE_NOMODIFY&quot;, (M.fromList [(&quot;rus&quot;, B.pack &quot;запрос в БД на изменение таблицы содержащей флаг выполнен без ошибок, но и СУДБ отметила, что никакие данные не подвергались изменениям&quot;), (&quot;eng&quot;, B.pack &quot;modifying DB query was executed without errors, however DBMS returned, that no row was actually modified&quot;)], str2PCLT_SDL Required_SDLM &quot;##|E_PCLTC_DFCNTBUE##|&quot; inner_cfg))">
            <text:p>, ("E_PCLTC_DFCNTBUE_NOMODIFY", (M.fromList [("rus", B.pack "запрос в БД на изменение таблицы содержащей флаг выполнен без ошибок, но и СУДБ отметила, что никакие данные не подвергались изменениям"), ("eng", B.pack "modifying DB query was executed without errors, however DBMS returned, that no row was actually modified")], str2PCLT_SDL Required_SDLM "##|E_PCLTC_DFCNTBUE##|" inner_cfg))</text:p>
          </table:table-cell>
          <table:table-cell table:style-name="ce7" table:formula="of:=IF([.E37]=&quot;&quot;;&quot;&quot;;CONCATENATE([.E37];&quot;%&quot;;[.F37];&quot;%&quot;;[.G37];&quot;%&quot;;[.H37]))" office:value-type="string" office:string-value="E_PCLTC_DFCNTBUE_NOMODIFY%##|E_PCLTC_DFCNTBUE##|%запрос в БД на изменение таблицы содержащей флаг выполнен без ошибок, но и СУДБ отметила, что никакие данные не подвергались изменениям%modifying DB query was executed without errors, however DBMS returned, that no row was actually modified">
            <text:p>E_PCLTC_DFCNTBUE_NOMODIFY%##|E_PCLTC_DFCNTBUE##|%запрос в БД на изменение таблицы содержащей флаг выполнен без ошибок, но и СУДБ отметила, что никакие данные не подвергались изменениям%modifying DB query was executed without errors, however DBMS returned, that no row was actually modified</text:p>
          </table:table-cell>
          <table:table-cell table:style-name="ce11" table:formula="of:=IF([.E37]=&quot;&quot;;&quot;&quot;;&quot;INSERT INTO tpls (pclt_id) VALUES('&quot;&amp;[.E37]&amp;&quot;');&quot;&amp;CHAR(13)&amp;CHAR(10) &amp; IF([.N37]=&quot;&quot;;&quot;&quot;;&quot;INSERT INTO tpls_localized (lng, pclt_id, structured_text) VALUES('&quot;&amp; [.N$20] &amp; &quot;', '&quot;&amp;[.E37]&amp;&quot;', '&quot;&amp;[.N37]&amp;&quot;');&quot;) &amp; CHAR(13)&amp;CHAR(10) &amp; IF([.O37]=&quot;&quot;;&quot;&quot;;&quot;INSERT INTO tpls_localized (lng, pclt_id, structured_text) VALUES('&quot;&amp;[.O$20]&amp;&quot;', '&quot;&amp;[.E37]&amp;&quot;', '&quot;&amp;[.O37]&amp;&quot;');&quot;) &amp; CHAR(13)&amp;CHAR(10)&amp;&quot;INSERT INTO tpls_inclusions_in_collections (tpls_collection_id, pclt_id, tpl_dflt_req_sdl) VALUES (&quot;&amp;[.C37]&amp;&quot;,'&quot;&amp;[.E37]&amp;&quot;','&quot;&amp;[.F37]&amp;&quot;');&quot;)" office:value-type="string" office:string-value="INSERT INTO tpls (pclt_id) VALUES('E_PCLTC_DFCNTBUE_NOMODIFY');&#13;&#10;INSERT INTO tpls_localized (lng, pclt_id, structured_text) VALUES('rus', 'E_PCLTC_DFCNTBUE_NOMODIFY', 'запрос в БД на изменение таблицы содержащей флаг выполнен без ошибок, но и СУДБ отметила, что никакие данные не подвергались изменениям');&#13;&#10;INSERT INTO tpls_localized (lng, pclt_id, structured_text) VALUES('eng', 'E_PCLTC_DFCNTBUE_NOMODIFY', 'modifying DB query was executed without errors, however DBMS returned, that no row was actually modified');&#13;&#10;INSERT INTO tpls_inclusions_in_collections (tpls_collection_id, pclt_id, tpl_dflt_req_sdl) VALUES (5,'E_PCLTC_DFCNTBUE_NOMODIFY','##|E_PCLTC_DFCNTBUE##|');">
            <text:p>INSERT INTO tpls (pclt_id) VALUES('E_PCLTC_DFCNTBUE_NOMODIFY');<text:line-break/>INSERT INTO tpls_localized (lng, pclt_id, structured_text) VALUES('rus', 'E_PCLTC_DFCNTBUE_NOMODIFY', 'запрос в БД на изменение таблицы содержащей флаг выполнен без ошибок, но и СУДБ отметила, что никакие данные не подвергались изменениям');<text:line-break/>INSERT INTO tpls_localized (lng, pclt_id, structured_text) VALUES('eng', 'E_PCLTC_DFCNTBUE_NOMODIFY', 'modifying DB query was executed without errors, however DBMS returned, that no row was actually modified');<text:line-break/>INSERT INTO tpls_inclusions_in_collections (tpls_collection_id, pclt_id, tpl_dflt_req_sdl) VALUES (5,'E_PCLTC_DFCNTBUE_NOMODIFY','##|E_PCLTC_DFCNTB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7];&quot;'&quot;;&quot;''&quot;)" office:value-type="string" office:string-value="запрос в БД на изменение таблицы содержащей флаг выполнен без ошибок, но и СУДБ отметила, что никакие данные не подвергались изменениям">
            <text:p>запрос в БД на изменение таблицы содержащей флаг выполнен без ошибок, но и СУДБ отметила, что никакие данные не подвергались изменениям</text:p>
          </table:table-cell>
          <table:table-cell table:style-name="ce11" table:formula="of:=SUBSTITUTE([.H37];&quot;'&quot;;&quot;''&quot;)" office:value-type="string" office:string-value="modifying DB query was executed without errors, however DBMS returned, that no row was actually modified">
            <text:p>modifying DB query was executed without errors, however DBMS returned, that no row was actually modified</text:p>
          </table:table-cell>
          <table:table-cell table:style-name="ce11" table:formula="of:=SUBSTITUTE([.G37];&quot;&quot;&quot;&quot;;&quot;\&quot;&quot;&quot;)" office:value-type="string" office:string-value="запрос в БД на изменение таблицы содержащей флаг выполнен без ошибок, но и СУДБ отметила, что никакие данные не подвергались изменениям">
            <text:p>запрос в БД на изменение таблицы содержащей флаг выполнен без ошибок, но и СУДБ отметила, что никакие данные не подвергались изменениям</text:p>
          </table:table-cell>
          <table:table-cell table:style-name="ce11" table:formula="of:=SUBSTITUTE([.H37];&quot;&quot;&quot;&quot;;&quot;\&quot;&quot;&quot;)" office:value-type="string" office:string-value="modifying DB query was executed without errors, however DBMS returned, that no row was actually modified">
            <text:p>modifying DB query was executed without errors, however DBMS returned, that no row was actually modified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38]=&quot;General commons&quot;;1;IF([.B38]=&quot;General DB commons&quot;;2;IF([.B38]=&quot;General networking commons&quot;;3;IF([.B38]=&quot;PCLT messages&quot;;4;IF([.B38]=&quot;PCLT-DB messages&quot;;5;-1)))))" office:value-type="float" office:value="5">
            <text:p>5</text:p>
          </table:table-cell>
          <table:table-cell table:style-name="ce11" table:formula="of:=IF([.E38]=&quot;&quot;;&quot;&quot;;CONCATENATE(&quot;##|&quot;;[.E38];&quot;##|&quot;) )" office:value-type="string" office:string-value="##|E_PCLTC_DFCNTBUE_DBERR##|">
            <text:p>##|E_PCLTC_DFCNTBUE_DBERR##|</text:p>
          </table:table-cell>
          <table:table-cell table:style-name="ce7" office:value-type="string">
            <text:p>E_PCLTC_DFCNTBUE_DBERR</text:p>
          </table:table-cell>
          <table:table-cell table:style-name="ce11" office:value-type="string">
            <text:p>##|E_PCLTC_DFCNTBUE##|</text:p>
          </table:table-cell>
          <table:table-cell table:style-name="ce7" office:value-type="string">
            <text:p>##|DB_ERROR##|</text:p>
          </table:table-cell>
          <table:table-cell table:style-name="ce7" office:value-type="string">
            <text:p>##|DB_ERROR##|</text:p>
          </table:table-cell>
          <table:table-cell table:style-name="ce7" office:value-type="string">
            <text:p><text:s/></text:p>
          </table:table-cell>
          <table:table-cell table:style-name="ce7" table:formula="of:=IF([.E38]=&quot;&quot;;&quot;&quot;;CONCATENATE(&quot;, (&quot;;CHAR(34);[.E38];CHAR(34);&quot;, (M.fromList [(&quot; &amp; CHAR(34) &amp; [.P$20] &amp; CHAR(34) &amp; &quot;, &quot; &amp; IF([.P38]=&quot;&quot;;&quot;B.empty&quot;;&quot;B.pack &quot; &amp; CHAR(34) &amp; [.P38] &amp; CHAR(34)) &amp; &quot;), (&quot; &amp; CHAR(34) &amp; [.Q$20] &amp; CHAR(34) &amp; &quot;, &quot; &amp; IF([.Q38]=&quot;&quot;;&quot;B.empty&quot;;&quot;B.pack &quot; &amp; CHAR(34) &amp; [.Q38] &amp; CHAR(34)) &amp; &quot;)], str2PCLT_SDL Required_SDLM &quot;;CHAR(34);[.F38];CHAR(34);&quot; inner_cfg))&quot;))" office:value-type="string" office:string-value=", (&quot;E_PCLTC_DFCNTBUE_DBERR&quot;, (M.fromList [(&quot;rus&quot;, B.pack &quot;##|DB_ERROR##|&quot;), (&quot;eng&quot;, B.pack &quot;##|DB_ERROR##|&quot;)], str2PCLT_SDL Required_SDLM &quot;##|E_PCLTC_DFCNTBUE##|&quot; inner_cfg))">
            <text:p>, ("E_PCLTC_DFCNTBUE_DBERR", (M.fromList [("rus", B.pack "##|DB_ERROR##|"), ("eng", B.pack "##|DB_ERROR##|")], str2PCLT_SDL Required_SDLM "##|E_PCLTC_DFCNTBUE##|" inner_cfg))</text:p>
          </table:table-cell>
          <table:table-cell table:style-name="ce7" table:formula="of:=IF([.E38]=&quot;&quot;;&quot;&quot;;CONCATENATE([.E38];&quot;%&quot;;[.F38];&quot;%&quot;;[.G38];&quot;%&quot;;[.H38]))" office:value-type="string" office:string-value="E_PCLTC_DFCNTBUE_DBERR%##|E_PCLTC_DFCNTBUE##|%##|DB_ERROR##|%##|DB_ERROR##|">
            <text:p>E_PCLTC_DFCNTBUE_DBERR%##|E_PCLTC_DFCNTBUE##|%##|DB_ERROR##|%##|DB_ERROR##|</text:p>
          </table:table-cell>
          <table:table-cell table:style-name="ce11" table:formula="of:=IF([.E38]=&quot;&quot;;&quot;&quot;;&quot;INSERT INTO tpls (pclt_id) VALUES('&quot;&amp;[.E38]&amp;&quot;');&quot;&amp;CHAR(13)&amp;CHAR(10) &amp; IF([.N38]=&quot;&quot;;&quot;&quot;;&quot;INSERT INTO tpls_localized (lng, pclt_id, structured_text) VALUES('&quot;&amp; [.N$20] &amp; &quot;', '&quot;&amp;[.E38]&amp;&quot;', '&quot;&amp;[.N38]&amp;&quot;');&quot;) &amp; CHAR(13)&amp;CHAR(10) &amp; IF([.O38]=&quot;&quot;;&quot;&quot;;&quot;INSERT INTO tpls_localized (lng, pclt_id, structured_text) VALUES('&quot;&amp;[.O$20]&amp;&quot;', '&quot;&amp;[.E38]&amp;&quot;', '&quot;&amp;[.O38]&amp;&quot;');&quot;) &amp; CHAR(13)&amp;CHAR(10)&amp;&quot;INSERT INTO tpls_inclusions_in_collections (tpls_collection_id, pclt_id, tpl_dflt_req_sdl) VALUES (&quot;&amp;[.C38]&amp;&quot;,'&quot;&amp;[.E38]&amp;&quot;','&quot;&amp;[.F38]&amp;&quot;');&quot;)" office:value-type="string" office:string-value="INSERT INTO tpls (pclt_id) VALUES('E_PCLTC_DFCNTBUE_DBERR');&#13;&#10;INSERT INTO tpls_localized (lng, pclt_id, structured_text) VALUES('rus', 'E_PCLTC_DFCNTBUE_DBERR', '##|DB_ERROR##|');&#13;&#10;INSERT INTO tpls_localized (lng, pclt_id, structured_text) VALUES('eng', 'E_PCLTC_DFCNTBUE_DBERR', '##|DB_ERROR##|');&#13;&#10;INSERT INTO tpls_inclusions_in_collections (tpls_collection_id, pclt_id, tpl_dflt_req_sdl) VALUES (5,'E_PCLTC_DFCNTBUE_DBERR','##|E_PCLTC_DFCNTBUE##|');">
            <text:p>INSERT INTO tpls (pclt_id) VALUES('E_PCLTC_DFCNTBUE_DBERR');<text:line-break/>INSERT INTO tpls_localized (lng, pclt_id, structured_text) VALUES('rus', 'E_PCLTC_DFCNTBUE_DBERR', '##|DB_ERROR##|');<text:line-break/>INSERT INTO tpls_localized (lng, pclt_id, structured_text) VALUES('eng', 'E_PCLTC_DFCNTBUE_DBERR', '##|DB_ERROR##|');<text:line-break/>INSERT INTO tpls_inclusions_in_collections (tpls_collection_id, pclt_id, tpl_dflt_req_sdl) VALUES (5,'E_PCLTC_DFCNTBUE_DBERR','##|E_PCLTC_DFCNTB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38];&quot;'&quot;;&quot;''&quot;)" office:value-type="string" office:string-value="##|DB_ERROR##|">
            <text:p>##|DB_ERROR##|</text:p>
          </table:table-cell>
          <table:table-cell table:style-name="ce11" table:formula="of:=SUBSTITUTE([.H38];&quot;'&quot;;&quot;''&quot;)" office:value-type="string" office:string-value="##|DB_ERROR##|">
            <text:p>##|DB_ERROR##|</text:p>
          </table:table-cell>
          <table:table-cell table:style-name="ce11" table:formula="of:=SUBSTITUTE([.G38];&quot;&quot;&quot;&quot;;&quot;\&quot;&quot;&quot;)" office:value-type="string" office:string-value="##|DB_ERROR##|">
            <text:p>##|DB_ERROR##|</text:p>
          </table:table-cell>
          <table:table-cell table:style-name="ce11" table:formula="of:=SUBSTITUTE([.H38];&quot;&quot;&quot;&quot;;&quot;\&quot;&quot;&quot;)" office:value-type="string" office:string-value="##|DB_ERROR##|">
            <text:p>##|DB_ERROR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39]=&quot;General commons&quot;;1;IF([.B39]=&quot;General DB commons&quot;;2;IF([.B39]=&quot;General networking commons&quot;;3;IF([.B39]=&quot;PCLT messages&quot;;4;IF([.B39]=&quot;PCLT-DB messages&quot;;5;-1)))))" office:value-type="float" office:value="5">
            <text:p>5</text:p>
          </table:table-cell>
          <table:table-cell table:style-name="ce11" table:formula="of:=IF([.E39]=&quot;&quot;;&quot;&quot;;CONCATENATE(&quot;##|&quot;;[.E39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39]=&quot;&quot;;&quot;&quot;;CONCATENATE(&quot;, (&quot;;CHAR(34);[.E39];CHAR(34);&quot;, (M.fromList [(&quot; &amp; CHAR(34) &amp; [.P$20] &amp; CHAR(34) &amp; &quot;, &quot; &amp; IF([.P39]=&quot;&quot;;&quot;B.empty&quot;;&quot;B.pack &quot; &amp; CHAR(34) &amp; [.P39] &amp; CHAR(34)) &amp; &quot;), (&quot; &amp; CHAR(34) &amp; [.Q$20] &amp; CHAR(34) &amp; &quot;, &quot; &amp; IF([.Q39]=&quot;&quot;;&quot;B.empty&quot;;&quot;B.pack &quot; &amp; CHAR(34) &amp; [.Q39] &amp; CHAR(34)) &amp; &quot;)], str2PCLT_SDL Required_SDLM &quot;;CHAR(34);[.F39];CHAR(34);&quot; inner_cfg))&quot;))">
            <text:p/>
          </table:table-cell>
          <table:table-cell table:style-name="ce7" table:formula="of:=IF([.E39]=&quot;&quot;;&quot;&quot;;CONCATENATE([.E39];&quot;%&quot;;[.F39];&quot;%&quot;;[.G39];&quot;%&quot;;[.H39]))">
            <text:p/>
          </table:table-cell>
          <table:table-cell table:style-name="ce11" table:formula="of:=IF([.E39]=&quot;&quot;;&quot;&quot;;&quot;INSERT INTO tpls (pclt_id) VALUES('&quot;&amp;[.E39]&amp;&quot;');&quot;&amp;CHAR(13)&amp;CHAR(10) &amp; IF([.N39]=&quot;&quot;;&quot;&quot;;&quot;INSERT INTO tpls_localized (lng, pclt_id, structured_text) VALUES('&quot;&amp; [.N$20] &amp; &quot;', '&quot;&amp;[.E39]&amp;&quot;', '&quot;&amp;[.N39]&amp;&quot;');&quot;) &amp; CHAR(13)&amp;CHAR(10) &amp; IF([.O39]=&quot;&quot;;&quot;&quot;;&quot;INSERT INTO tpls_localized (lng, pclt_id, structured_text) VALUES('&quot;&amp;[.O$20]&amp;&quot;', '&quot;&amp;[.E39]&amp;&quot;', '&quot;&amp;[.O39]&amp;&quot;');&quot;) &amp; CHAR(13)&amp;CHAR(10)&amp;&quot;INSERT INTO tpls_inclusions_in_collections (tpls_collection_id, pclt_id, tpl_dflt_req_sdl) VALUES (&quot;&amp;[.C39]&amp;&quot;,'&quot;&amp;[.E39]&amp;&quot;','&quot;&amp;[.F39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39];&quot;'&quot;;&quot;''&quot;)">
            <text:p/>
          </table:table-cell>
          <table:table-cell table:style-name="ce11" table:formula="of:=SUBSTITUTE([.H39];&quot;'&quot;;&quot;''&quot;)">
            <text:p/>
          </table:table-cell>
          <table:table-cell table:style-name="ce11" table:formula="of:=SUBSTITUTE([.G39];&quot;&quot;&quot;&quot;;&quot;\&quot;&quot;&quot;)">
            <text:p/>
          </table:table-cell>
          <table:table-cell table:style-name="ce11" table:formula="of:=SUBSTITUTE([.H39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0]=&quot;General commons&quot;;1;IF([.B40]=&quot;General DB commons&quot;;2;IF([.B40]=&quot;General networking commons&quot;;3;IF([.B40]=&quot;PCLT messages&quot;;4;IF([.B40]=&quot;PCLT-DB messages&quot;;5;-1)))))" office:value-type="float" office:value="5">
            <text:p>5</text:p>
          </table:table-cell>
          <table:table-cell table:style-name="ce11" table:formula="of:=IF([.E40]=&quot;&quot;;&quot;&quot;;CONCATENATE(&quot;##|&quot;;[.E40];&quot;##|&quot;) )" office:value-type="string" office:string-value="##|E_PCLTC_CUE##|">
            <text:p>##|E_PCLTC_CUE##|</text:p>
          </table:table-cell>
          <table:table-cell table:style-name="ce7" office:value-type="string">
            <text:p>E_PCLTC_CUE</text:p>
          </table:table-cell>
          <table:table-cell table:style-name="ce7" office:value-type="string">
            <text:p>##|LLEXCPT##|</text:p>
          </table:table-cell>
          <table:table-cell table:style-name="ce7" office:value-type="string">
            <text:p>##|E_PCLTC_CUE_PREFIX##| @@|pclt_cue_err_details@@|\n##|E_PCLTC_CUE_POSTFIX##|</text:p>
          </table:table-cell>
          <table:table-cell table:style-name="ce7" office:value-type="string">
            <text:p>##|E_PCLTC_CUE_PREFIX##|@@|pclt_cue_err_details@@|\n##|E_PCLTC_CUE_POSTFIX##|</text:p>
          </table:table-cell>
          <table:table-cell table:style-name="ce7" office:value-type="string">
            <text:p><text:s/></text:p>
          </table:table-cell>
          <table:table-cell table:style-name="ce7" table:formula="of:=IF([.E40]=&quot;&quot;;&quot;&quot;;CONCATENATE(&quot;, (&quot;;CHAR(34);[.E40];CHAR(34);&quot;, (M.fromList [(&quot; &amp; CHAR(34) &amp; [.P$20] &amp; CHAR(34) &amp; &quot;, &quot; &amp; IF([.P40]=&quot;&quot;;&quot;B.empty&quot;;&quot;B.pack &quot; &amp; CHAR(34) &amp; [.P40] &amp; CHAR(34)) &amp; &quot;), (&quot; &amp; CHAR(34) &amp; [.Q$20] &amp; CHAR(34) &amp; &quot;, &quot; &amp; IF([.Q40]=&quot;&quot;;&quot;B.empty&quot;;&quot;B.pack &quot; &amp; CHAR(34) &amp; [.Q40] &amp; CHAR(34)) &amp; &quot;)], str2PCLT_SDL Required_SDLM &quot;;CHAR(34);[.F40];CHAR(34);&quot; inner_cfg))&quot;))" office:value-type="string" office:string-value=", (&quot;E_PCLTC_CUE&quot;, (M.fromList [(&quot;rus&quot;, B.pack &quot;##|E_PCLTC_CUE_PREFIX##| @@|pclt_cue_err_details@@|\n##|E_PCLTC_CUE_POSTFIX##|&quot;), (&quot;eng&quot;, B.pack &quot;##|E_PCLTC_CUE_PREFIX##|@@|pclt_cue_err_details@@|\n##|E_PCLTC_CUE_POSTFIX##|&quot;)], str2PCLT_SDL Required_SDLM &quot;##|LLEXCPT##|&quot; inner_cfg))">
            <text:p>, ("E_PCLTC_CUE", (M.fromList [("rus", B.pack "##|E_PCLTC_CUE_PREFIX##| @@|pclt_cue_err_details@@|\n##|E_PCLTC_CUE_POSTFIX##|"), ("eng", B.pack "##|E_PCLTC_CUE_PREFIX##|@@|pclt_cue_err_details@@|\n##|E_PCLTC_CUE_POSTFIX##|")], str2PCLT_SDL Required_SDLM "##|LLEXCPT##|" inner_cfg))</text:p>
          </table:table-cell>
          <table:table-cell table:style-name="ce7" table:formula="of:=IF([.E40]=&quot;&quot;;&quot;&quot;;CONCATENATE([.E40];&quot;%&quot;;[.F40];&quot;%&quot;;[.G40];&quot;%&quot;;[.H40]))" office:value-type="string" office:string-value="E_PCLTC_CUE%##|LLEXCPT##|%##|E_PCLTC_CUE_PREFIX##| @@|pclt_cue_err_details@@|\n##|E_PCLTC_CUE_POSTFIX##|%##|E_PCLTC_CUE_PREFIX##|@@|pclt_cue_err_details@@|\n##|E_PCLTC_CUE_POSTFIX##|">
            <text:p>E_PCLTC_CUE%##|LLEXCPT##|%##|E_PCLTC_CUE_PREFIX##| @@|pclt_cue_err_details@@|\n##|E_PCLTC_CUE_POSTFIX##|%##|E_PCLTC_CUE_PREFIX##|@@|pclt_cue_err_details@@|\n##|E_PCLTC_CUE_POSTFIX##|</text:p>
          </table:table-cell>
          <table:table-cell table:style-name="ce11" table:formula="of:=IF([.E40]=&quot;&quot;;&quot;&quot;;&quot;INSERT INTO tpls (pclt_id) VALUES('&quot;&amp;[.E40]&amp;&quot;');&quot;&amp;CHAR(13)&amp;CHAR(10) &amp; IF([.N40]=&quot;&quot;;&quot;&quot;;&quot;INSERT INTO tpls_localized (lng, pclt_id, structured_text) VALUES('&quot;&amp; [.N$20] &amp; &quot;', '&quot;&amp;[.E40]&amp;&quot;', '&quot;&amp;[.N40]&amp;&quot;');&quot;) &amp; CHAR(13)&amp;CHAR(10) &amp; IF([.O40]=&quot;&quot;;&quot;&quot;;&quot;INSERT INTO tpls_localized (lng, pclt_id, structured_text) VALUES('&quot;&amp;[.O$20]&amp;&quot;', '&quot;&amp;[.E40]&amp;&quot;', '&quot;&amp;[.O40]&amp;&quot;');&quot;) &amp; CHAR(13)&amp;CHAR(10)&amp;&quot;INSERT INTO tpls_inclusions_in_collections (tpls_collection_id, pclt_id, tpl_dflt_req_sdl) VALUES (&quot;&amp;[.C40]&amp;&quot;,'&quot;&amp;[.E40]&amp;&quot;','&quot;&amp;[.F40]&amp;&quot;');&quot;)" office:value-type="string" office:string-value="INSERT INTO tpls (pclt_id) VALUES('E_PCLTC_CUE');&#13;&#10;INSERT INTO tpls_localized (lng, pclt_id, structured_text) VALUES('rus', 'E_PCLTC_CUE', '##|E_PCLTC_CUE_PREFIX##| @@|pclt_cue_err_details@@|\n##|E_PCLTC_CUE_POSTFIX##|');&#13;&#10;INSERT INTO tpls_localized (lng, pclt_id, structured_text) VALUES('eng', 'E_PCLTC_CUE', '##|E_PCLTC_CUE_PREFIX##|@@|pclt_cue_err_details@@|\n##|E_PCLTC_CUE_POSTFIX##|');&#13;&#10;INSERT INTO tpls_inclusions_in_collections (tpls_collection_id, pclt_id, tpl_dflt_req_sdl) VALUES (5,'E_PCLTC_CUE','##|LLEXCPT##|');">
            <text:p>INSERT INTO tpls (pclt_id) VALUES('E_PCLTC_CUE');<text:line-break/>INSERT INTO tpls_localized (lng, pclt_id, structured_text) VALUES('rus', 'E_PCLTC_CUE', '##|E_PCLTC_CUE_PREFIX##| @@|pclt_cue_err_details@@|\n##|E_PCLTC_CUE_POSTFIX##|');<text:line-break/>INSERT INTO tpls_localized (lng, pclt_id, structured_text) VALUES('eng', 'E_PCLTC_CUE', '##|E_PCLTC_CUE_PREFIX##|@@|pclt_cue_err_details@@|\n##|E_PCLTC_CUE_POSTFIX##|');<text:line-break/>INSERT INTO tpls_inclusions_in_collections (tpls_collection_id, pclt_id, tpl_dflt_req_sdl) VALUES (5,'E_PCLTC_CUE','##|LLEXCPT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0];&quot;'&quot;;&quot;''&quot;)" office:value-type="string" office:string-value="##|E_PCLTC_CUE_PREFIX##| @@|pclt_cue_err_details@@|\n##|E_PCLTC_CUE_POSTFIX##|">
            <text:p>##|E_PCLTC_CUE_PREFIX##| @@|pclt_cue_err_details@@|\n##|E_PCLTC_CUE_POSTFIX##|</text:p>
          </table:table-cell>
          <table:table-cell table:style-name="ce11" table:formula="of:=SUBSTITUTE([.H40];&quot;'&quot;;&quot;''&quot;)" office:value-type="string" office:string-value="##|E_PCLTC_CUE_PREFIX##|@@|pclt_cue_err_details@@|\n##|E_PCLTC_CUE_POSTFIX##|">
            <text:p>##|E_PCLTC_CUE_PREFIX##|@@|pclt_cue_err_details@@|\n##|E_PCLTC_CUE_POSTFIX##|</text:p>
          </table:table-cell>
          <table:table-cell table:style-name="ce11" table:formula="of:=SUBSTITUTE([.G40];&quot;&quot;&quot;&quot;;&quot;\&quot;&quot;&quot;)" office:value-type="string" office:string-value="##|E_PCLTC_CUE_PREFIX##| @@|pclt_cue_err_details@@|\n##|E_PCLTC_CUE_POSTFIX##|">
            <text:p>##|E_PCLTC_CUE_PREFIX##| @@|pclt_cue_err_details@@|\n##|E_PCLTC_CUE_POSTFIX##|</text:p>
          </table:table-cell>
          <table:table-cell table:style-name="ce11" table:formula="of:=SUBSTITUTE([.H40];&quot;&quot;&quot;&quot;;&quot;\&quot;&quot;&quot;)" office:value-type="string" office:string-value="##|E_PCLTC_CUE_PREFIX##|@@|pclt_cue_err_details@@|\n##|E_PCLTC_CUE_POSTFIX##|">
            <text:p>##|E_PCLTC_CUE_PREFIX##|@@|pclt_cue_err_details@@|\n##|E_PCLTC_CUE_POSTFIX##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1]=&quot;General commons&quot;;1;IF([.B41]=&quot;General DB commons&quot;;2;IF([.B41]=&quot;General networking commons&quot;;3;IF([.B41]=&quot;PCLT messages&quot;;4;IF([.B41]=&quot;PCLT-DB messages&quot;;5;-1)))))" office:value-type="float" office:value="5">
            <text:p>5</text:p>
          </table:table-cell>
          <table:table-cell table:style-name="ce11" table:formula="of:=IF([.E41]=&quot;&quot;;&quot;&quot;;CONCATENATE(&quot;##|&quot;;[.E41];&quot;##|&quot;) )" office:value-type="string" office:string-value="##|E_PCLTC_CUE_PREFIX##|">
            <text:p>##|E_PCLTC_CUE_PREFIX##|</text:p>
          </table:table-cell>
          <table:table-cell table:style-name="ce11" office:value-type="string">
            <text:p>E_PCLTC_CUE_PREFIX</text:p>
          </table:table-cell>
          <table:table-cell table:style-name="ce11" office:value-type="string">
            <text:p>##|E_PCLTC_CUE##|</text:p>
          </table:table-cell>
          <table:table-cell table:style-name="ce11" office:value-type="string">
            <text:p>Произошла одна или несколько ошибок при попытке обновить оперативную версию каталога [ИД: @@|cat_id@@|] (исторник обновления: БД): </text:p>
          </table:table-cell>
          <table:table-cell table:style-name="ce7" office:value-type="string">
            <text:p>One or more errors occurred when trying to update operative version of catalog [ID: @@|cat_id@@|] (update source: DB):</text:p>
          </table:table-cell>
          <table:table-cell table:style-name="ce7" office:value-type="string">
            <text:p><text:s/></text:p>
          </table:table-cell>
          <table:table-cell table:style-name="ce7" table:formula="of:=IF([.E41]=&quot;&quot;;&quot;&quot;;CONCATENATE(&quot;, (&quot;;CHAR(34);[.E41];CHAR(34);&quot;, (M.fromList [(&quot; &amp; CHAR(34) &amp; [.P$20] &amp; CHAR(34) &amp; &quot;, &quot; &amp; IF([.P41]=&quot;&quot;;&quot;B.empty&quot;;&quot;B.pack &quot; &amp; CHAR(34) &amp; [.P41] &amp; CHAR(34)) &amp; &quot;), (&quot; &amp; CHAR(34) &amp; [.Q$20] &amp; CHAR(34) &amp; &quot;, &quot; &amp; IF([.Q41]=&quot;&quot;;&quot;B.empty&quot;;&quot;B.pack &quot; &amp; CHAR(34) &amp; [.Q41] &amp; CHAR(34)) &amp; &quot;)], str2PCLT_SDL Required_SDLM &quot;;CHAR(34);[.F41];CHAR(34);&quot; inner_cfg))&quot;))" office:value-type="string" office:string-value=", (&quot;E_PCLTC_CUE_PREFIX&quot;, (M.fromList [(&quot;rus&quot;, B.pack &quot;Произошла одна или несколько ошибок при попытке обновить оперативную версию каталога [ИД: @@|cat_id@@|] (исторник обновления: БД): &quot;), (&quot;eng&quot;, B.pack &quot;One or more errors occurred when trying to update operative version of catalog [ID: @@|cat_id@@|] (update source: DB):&quot;)], str2PCLT_SDL Required_SDLM &quot;##|E_PCLTC_CUE##|&quot; inner_cfg))">
            <text:p>, ("E_PCLTC_CUE_PREFIX", (M.fromList [("rus", B.pack "Произошла одна или несколько ошибок при попытке обновить оперативную версию каталога [ИД: @@|cat_id@@|] (исторник обновления: БД): "), ("eng", B.pack "One or more errors occurred when trying to update operative version of catalog [ID: @@|cat_id@@|] (update source: DB):")], str2PCLT_SDL Required_SDLM "##|E_PCLTC_CUE##|" inner_cfg))</text:p>
          </table:table-cell>
          <table:table-cell table:style-name="ce7" table:formula="of:=IF([.E41]=&quot;&quot;;&quot;&quot;;CONCATENATE([.E41];&quot;%&quot;;[.F41];&quot;%&quot;;[.G41];&quot;%&quot;;[.H41]))" office:value-type="string" office:string-value="E_PCLTC_CUE_PREFIX%##|E_PCLTC_CUE##|%Произошла одна или несколько ошибок при попытке обновить оперативную версию каталога [ИД: @@|cat_id@@|] (исторник обновления: БД): %One or more errors occurred when trying to update operative version of catalog [ID: @@|cat_id@@|] (update source: DB):">
            <text:p>E_PCLTC_CUE_PREFIX%##|E_PCLTC_CUE##|%Произошла одна или несколько ошибок при попытке обновить оперативную версию каталога [ИД: @@|cat_id@@|] (исторник обновления: БД): %One or more errors occurred when trying to update operative version of catalog [ID: @@|cat_id@@|] (update source: DB):</text:p>
          </table:table-cell>
          <table:table-cell table:style-name="ce11" table:formula="of:=IF([.E41]=&quot;&quot;;&quot;&quot;;&quot;INSERT INTO tpls (pclt_id) VALUES('&quot;&amp;[.E41]&amp;&quot;');&quot;&amp;CHAR(13)&amp;CHAR(10) &amp; IF([.N41]=&quot;&quot;;&quot;&quot;;&quot;INSERT INTO tpls_localized (lng, pclt_id, structured_text) VALUES('&quot;&amp; [.N$20] &amp; &quot;', '&quot;&amp;[.E41]&amp;&quot;', '&quot;&amp;[.N41]&amp;&quot;');&quot;) &amp; CHAR(13)&amp;CHAR(10) &amp; IF([.O41]=&quot;&quot;;&quot;&quot;;&quot;INSERT INTO tpls_localized (lng, pclt_id, structured_text) VALUES('&quot;&amp;[.O$20]&amp;&quot;', '&quot;&amp;[.E41]&amp;&quot;', '&quot;&amp;[.O41]&amp;&quot;');&quot;) &amp; CHAR(13)&amp;CHAR(10)&amp;&quot;INSERT INTO tpls_inclusions_in_collections (tpls_collection_id, pclt_id, tpl_dflt_req_sdl) VALUES (&quot;&amp;[.C41]&amp;&quot;,'&quot;&amp;[.E41]&amp;&quot;','&quot;&amp;[.F41]&amp;&quot;');&quot;)" office:value-type="string" office:string-value="INSERT INTO tpls (pclt_id) VALUES('E_PCLTC_CUE_PREFIX');&#13;&#10;INSERT INTO tpls_localized (lng, pclt_id, structured_text) VALUES('rus', 'E_PCLTC_CUE_PREFIX', 'Произошла одна или несколько ошибок при попытке обновить оперативную версию каталога [ИД: @@|cat_id@@|] (исторник обновления: БД): ');&#13;&#10;INSERT INTO tpls_localized (lng, pclt_id, structured_text) VALUES('eng', 'E_PCLTC_CUE_PREFIX', 'One or more errors occurred when trying to update operative version of catalog [ID: @@|cat_id@@|] (update source: DB):');&#13;&#10;INSERT INTO tpls_inclusions_in_collections (tpls_collection_id, pclt_id, tpl_dflt_req_sdl) VALUES (5,'E_PCLTC_CUE_PREFIX','##|E_PCLTC_CUE##|');">
            <text:p>INSERT INTO tpls (pclt_id) VALUES('E_PCLTC_CUE_PREFIX');<text:line-break/>INSERT INTO tpls_localized (lng, pclt_id, structured_text) VALUES('rus', 'E_PCLTC_CUE_PREFIX', 'Произошла одна или несколько ошибок при попытке обновить оперативную версию каталога [ИД: @@|cat_id@@|] (исторник обновления: БД): ');<text:line-break/>INSERT INTO tpls_localized (lng, pclt_id, structured_text) VALUES('eng', 'E_PCLTC_CUE_PREFIX', 'One or more errors occurred when trying to update operative version of catalog [ID: @@|cat_id@@|] (update source: DB):');<text:line-break/>INSERT INTO tpls_inclusions_in_collections (tpls_collection_id, pclt_id, tpl_dflt_req_sdl) VALUES (5,'E_PCLTC_CUE_PREFIX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1];&quot;'&quot;;&quot;''&quot;)" office:value-type="string" office:string-value="Произошла одна или несколько ошибок при попытке обновить оперативную версию каталога [ИД: @@|cat_id@@|] (исторник обновления: БД): ">
            <text:p>Произошла одна или несколько ошибок при попытке обновить оперативную версию каталога [ИД: @@|cat_id@@|] (исторник обновления: БД): </text:p>
          </table:table-cell>
          <table:table-cell table:style-name="ce11" table:formula="of:=SUBSTITUTE([.H41];&quot;'&quot;;&quot;''&quot;)" office:value-type="string" office:string-value="One or more errors occurred when trying to update operative version of catalog [ID: @@|cat_id@@|] (update source: DB):">
            <text:p>One or more errors occurred when trying to update operative version of catalog [ID: @@|cat_id@@|] (update source: DB):</text:p>
          </table:table-cell>
          <table:table-cell table:style-name="ce11" table:formula="of:=SUBSTITUTE([.G41];&quot;&quot;&quot;&quot;;&quot;\&quot;&quot;&quot;)" office:value-type="string" office:string-value="Произошла одна или несколько ошибок при попытке обновить оперативную версию каталога [ИД: @@|cat_id@@|] (исторник обновления: БД): ">
            <text:p>Произошла одна или несколько ошибок при попытке обновить оперативную версию каталога [ИД: @@|cat_id@@|] (исторник обновления: БД): </text:p>
          </table:table-cell>
          <table:table-cell table:style-name="ce11" table:formula="of:=SUBSTITUTE([.H41];&quot;&quot;&quot;&quot;;&quot;\&quot;&quot;&quot;)" office:value-type="string" office:string-value="One or more errors occurred when trying to update operative version of catalog [ID: @@|cat_id@@|] (update source: DB):">
            <text:p>One or more errors occurred when trying to update operative version of catalog [ID: @@|cat_id@@|] (update source: DB):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2]=&quot;General commons&quot;;1;IF([.B42]=&quot;General DB commons&quot;;2;IF([.B42]=&quot;General networking commons&quot;;3;IF([.B42]=&quot;PCLT messages&quot;;4;IF([.B42]=&quot;PCLT-DB messages&quot;;5;-1)))))" office:value-type="float" office:value="5">
            <text:p>5</text:p>
          </table:table-cell>
          <table:table-cell table:style-name="ce11" table:formula="of:=IF([.E42]=&quot;&quot;;&quot;&quot;;CONCATENATE(&quot;##|&quot;;[.E42];&quot;##|&quot;) )" office:value-type="string" office:string-value="##|E_PCLTC_CUE_ARFDBE##|">
            <text:p>##|E_PCLTC_CUE_ARFDBE##|</text:p>
          </table:table-cell>
          <table:table-cell table:style-name="ce7" office:value-type="string">
            <text:p>E_PCLTC_CUE_ARFDBE</text:p>
          </table:table-cell>
          <table:table-cell table:style-name="ce11" office:value-type="string">
            <text:p>##|E_PCLTC_CUE##|</text:p>
          </table:table-cell>
          <table:table-cell table:style-name="ce7" office:value-type="string">
            <text:p>\n ** Ошибка чтения из БД: @@|arfdbe@@|</text:p>
          </table:table-cell>
          <table:table-cell table:style-name="ce7" office:value-type="string">
            <text:p>\n ** An error, when reading from DB: @@|arfdbe@@|</text:p>
          </table:table-cell>
          <table:table-cell table:style-name="ce7" office:value-type="string">
            <text:p><text:s/></text:p>
          </table:table-cell>
          <table:table-cell table:style-name="ce7" table:formula="of:=IF([.E42]=&quot;&quot;;&quot;&quot;;CONCATENATE(&quot;, (&quot;;CHAR(34);[.E42];CHAR(34);&quot;, (M.fromList [(&quot; &amp; CHAR(34) &amp; [.P$20] &amp; CHAR(34) &amp; &quot;, &quot; &amp; IF([.P42]=&quot;&quot;;&quot;B.empty&quot;;&quot;B.pack &quot; &amp; CHAR(34) &amp; [.P42] &amp; CHAR(34)) &amp; &quot;), (&quot; &amp; CHAR(34) &amp; [.Q$20] &amp; CHAR(34) &amp; &quot;, &quot; &amp; IF([.Q42]=&quot;&quot;;&quot;B.empty&quot;;&quot;B.pack &quot; &amp; CHAR(34) &amp; [.Q42] &amp; CHAR(34)) &amp; &quot;)], str2PCLT_SDL Required_SDLM &quot;;CHAR(34);[.F42];CHAR(34);&quot; inner_cfg))&quot;))" office:value-type="string" office:string-value=", (&quot;E_PCLTC_CUE_ARFDBE&quot;, (M.fromList [(&quot;rus&quot;, B.pack &quot;\n ** Ошибка чтения из БД: @@|arfdbe@@|&quot;), (&quot;eng&quot;, B.pack &quot;\n ** An error, when reading from DB: @@|arfdbe@@|&quot;)], str2PCLT_SDL Required_SDLM &quot;##|E_PCLTC_CUE##|&quot; inner_cfg))">
            <text:p>, ("E_PCLTC_CUE_ARFDBE", (M.fromList [("rus", B.pack "\n ** Ошибка чтения из БД: @@|arfdbe@@|"), ("eng", B.pack "\n ** An error, when reading from DB: @@|arfdbe@@|")], str2PCLT_SDL Required_SDLM "##|E_PCLTC_CUE##|" inner_cfg))</text:p>
          </table:table-cell>
          <table:table-cell table:style-name="ce7" table:formula="of:=IF([.E42]=&quot;&quot;;&quot;&quot;;CONCATENATE([.E42];&quot;%&quot;;[.F42];&quot;%&quot;;[.G42];&quot;%&quot;;[.H42]))" office:value-type="string" office:string-value="E_PCLTC_CUE_ARFDBE%##|E_PCLTC_CUE##|%\n ** Ошибка чтения из БД: @@|arfdbe@@|%\n ** An error, when reading from DB: @@|arfdbe@@|">
            <text:p>E_PCLTC_CUE_ARFDBE%##|E_PCLTC_CUE##|%\n ** Ошибка чтения из БД: @@|arfdbe@@|%\n ** An error, when reading from DB: @@|arfdbe@@|</text:p>
          </table:table-cell>
          <table:table-cell table:style-name="ce11" table:formula="of:=IF([.E42]=&quot;&quot;;&quot;&quot;;&quot;INSERT INTO tpls (pclt_id) VALUES('&quot;&amp;[.E42]&amp;&quot;');&quot;&amp;CHAR(13)&amp;CHAR(10) &amp; IF([.N42]=&quot;&quot;;&quot;&quot;;&quot;INSERT INTO tpls_localized (lng, pclt_id, structured_text) VALUES('&quot;&amp; [.N$20] &amp; &quot;', '&quot;&amp;[.E42]&amp;&quot;', '&quot;&amp;[.N42]&amp;&quot;');&quot;) &amp; CHAR(13)&amp;CHAR(10) &amp; IF([.O42]=&quot;&quot;;&quot;&quot;;&quot;INSERT INTO tpls_localized (lng, pclt_id, structured_text) VALUES('&quot;&amp;[.O$20]&amp;&quot;', '&quot;&amp;[.E42]&amp;&quot;', '&quot;&amp;[.O42]&amp;&quot;');&quot;) &amp; CHAR(13)&amp;CHAR(10)&amp;&quot;INSERT INTO tpls_inclusions_in_collections (tpls_collection_id, pclt_id, tpl_dflt_req_sdl) VALUES (&quot;&amp;[.C42]&amp;&quot;,'&quot;&amp;[.E42]&amp;&quot;','&quot;&amp;[.F42]&amp;&quot;');&quot;)" office:value-type="string" office:string-value="INSERT INTO tpls (pclt_id) VALUES('E_PCLTC_CUE_ARFDBE');&#13;&#10;INSERT INTO tpls_localized (lng, pclt_id, structured_text) VALUES('rus', 'E_PCLTC_CUE_ARFDBE', '\n ** Ошибка чтения из БД: @@|arfdbe@@|');&#13;&#10;INSERT INTO tpls_localized (lng, pclt_id, structured_text) VALUES('eng', 'E_PCLTC_CUE_ARFDBE', '\n ** An error, when reading from DB: @@|arfdbe@@|');&#13;&#10;INSERT INTO tpls_inclusions_in_collections (tpls_collection_id, pclt_id, tpl_dflt_req_sdl) VALUES (5,'E_PCLTC_CUE_ARFDBE','##|E_PCLTC_CUE##|');">
            <text:p>INSERT INTO tpls (pclt_id) VALUES('E_PCLTC_CUE_ARFDBE');<text:line-break/>INSERT INTO tpls_localized (lng, pclt_id, structured_text) VALUES('rus', 'E_PCLTC_CUE_ARFDBE', '\n ** Ошибка чтения из БД: @@|arfdbe@@|');<text:line-break/>INSERT INTO tpls_localized (lng, pclt_id, structured_text) VALUES('eng', 'E_PCLTC_CUE_ARFDBE', '\n ** An error, when reading from DB: @@|arfdbe@@|');<text:line-break/>INSERT INTO tpls_inclusions_in_collections (tpls_collection_id, pclt_id, tpl_dflt_req_sdl) VALUES (5,'E_PCLTC_CUE_ARFDBE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2];&quot;'&quot;;&quot;''&quot;)" office:value-type="string" office:string-value="\n ** Ошибка чтения из БД: @@|arfdbe@@|">
            <text:p>\n ** Ошибка чтения из БД: @@|arfdbe@@|</text:p>
          </table:table-cell>
          <table:table-cell table:style-name="ce11" table:formula="of:=SUBSTITUTE([.H42];&quot;'&quot;;&quot;''&quot;)" office:value-type="string" office:string-value="\n ** An error, when reading from DB: @@|arfdbe@@|">
            <text:p>\n ** An error, when reading from DB: @@|arfdbe@@|</text:p>
          </table:table-cell>
          <table:table-cell table:style-name="ce11" table:formula="of:=SUBSTITUTE([.G42];&quot;&quot;&quot;&quot;;&quot;\&quot;&quot;&quot;)" office:value-type="string" office:string-value="\n ** Ошибка чтения из БД: @@|arfdbe@@|">
            <text:p>\n ** Ошибка чтения из БД: @@|arfdbe@@|</text:p>
          </table:table-cell>
          <table:table-cell table:style-name="ce11" table:formula="of:=SUBSTITUTE([.H42];&quot;&quot;&quot;&quot;;&quot;\&quot;&quot;&quot;)" office:value-type="string" office:string-value="\n ** An error, when reading from DB: @@|arfdbe@@|">
            <text:p>\n ** An error, when reading from DB: @@|arfdbe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3]=&quot;General commons&quot;;1;IF([.B43]=&quot;General DB commons&quot;;2;IF([.B43]=&quot;General networking commons&quot;;3;IF([.B43]=&quot;PCLT messages&quot;;4;IF([.B43]=&quot;PCLT-DB messages&quot;;5;-1)))))" office:value-type="float" office:value="5">
            <text:p>5</text:p>
          </table:table-cell>
          <table:table-cell table:style-name="ce11" table:formula="of:=IF([.E43]=&quot;&quot;;&quot;&quot;;CONCATENATE(&quot;##|&quot;;[.E43];&quot;##|&quot;) )" office:value-type="string" office:string-value="##|E_PCLTC_CUE_DFCNTBUE##|">
            <text:p>##|E_PCLTC_CUE_DFCNTBUE##|</text:p>
          </table:table-cell>
          <table:table-cell table:style-name="ce7" office:value-type="string">
            <text:p>E_PCLTC_CUE_DFCNTBUE</text:p>
          </table:table-cell>
          <table:table-cell table:style-name="ce11" office:value-type="string">
            <text:p>##|E_PCLTC_CUE##|</text:p>
          </table:table-cell>
          <table:table-cell table:style-name="ce7" office:value-type="string">
            <text:p>\n ** Ошибка сброса флага новой версии каталога: @@|dfcntbue@@|</text:p>
          </table:table-cell>
          <table:table-cell table:style-name="ce7" office:value-type="string">
            <text:p>\n ** An error, when dropping a flag of a new catalog version: @@|dfcntbue@@|</text:p>
          </table:table-cell>
          <table:table-cell table:style-name="ce7" office:value-type="string">
            <text:p><text:s/></text:p>
          </table:table-cell>
          <table:table-cell table:style-name="ce7" table:formula="of:=IF([.E43]=&quot;&quot;;&quot;&quot;;CONCATENATE(&quot;, (&quot;;CHAR(34);[.E43];CHAR(34);&quot;, (M.fromList [(&quot; &amp; CHAR(34) &amp; [.P$20] &amp; CHAR(34) &amp; &quot;, &quot; &amp; IF([.P43]=&quot;&quot;;&quot;B.empty&quot;;&quot;B.pack &quot; &amp; CHAR(34) &amp; [.P43] &amp; CHAR(34)) &amp; &quot;), (&quot; &amp; CHAR(34) &amp; [.Q$20] &amp; CHAR(34) &amp; &quot;, &quot; &amp; IF([.Q43]=&quot;&quot;;&quot;B.empty&quot;;&quot;B.pack &quot; &amp; CHAR(34) &amp; [.Q43] &amp; CHAR(34)) &amp; &quot;)], str2PCLT_SDL Required_SDLM &quot;;CHAR(34);[.F43];CHAR(34);&quot; inner_cfg))&quot;))" office:value-type="string" office:string-value=", (&quot;E_PCLTC_CUE_DFCNTBUE&quot;, (M.fromList [(&quot;rus&quot;, B.pack &quot;\n ** Ошибка сброса флага новой версии каталога: @@|dfcntbue@@|&quot;), (&quot;eng&quot;, B.pack &quot;\n ** An error, when dropping a flag of a new catalog version: @@|dfcntbue@@|&quot;)], str2PCLT_SDL Required_SDLM &quot;##|E_PCLTC_CUE##|&quot; inner_cfg))">
            <text:p>, ("E_PCLTC_CUE_DFCNTBUE", (M.fromList [("rus", B.pack "\n ** Ошибка сброса флага новой версии каталога: @@|dfcntbue@@|"), ("eng", B.pack "\n ** An error, when dropping a flag of a new catalog version: @@|dfcntbue@@|")], str2PCLT_SDL Required_SDLM "##|E_PCLTC_CUE##|" inner_cfg))</text:p>
          </table:table-cell>
          <table:table-cell table:style-name="ce7" table:formula="of:=IF([.E43]=&quot;&quot;;&quot;&quot;;CONCATENATE([.E43];&quot;%&quot;;[.F43];&quot;%&quot;;[.G43];&quot;%&quot;;[.H43]))" office:value-type="string" office:string-value="E_PCLTC_CUE_DFCNTBUE%##|E_PCLTC_CUE##|%\n ** Ошибка сброса флага новой версии каталога: @@|dfcntbue@@|%\n ** An error, when dropping a flag of a new catalog version: @@|dfcntbue@@|">
            <text:p>E_PCLTC_CUE_DFCNTBUE%##|E_PCLTC_CUE##|%\n ** Ошибка сброса флага новой версии каталога: @@|dfcntbue@@|%\n ** An error, when dropping a flag of a new catalog version: @@|dfcntbue@@|</text:p>
          </table:table-cell>
          <table:table-cell table:style-name="ce11" table:formula="of:=IF([.E43]=&quot;&quot;;&quot;&quot;;&quot;INSERT INTO tpls (pclt_id) VALUES('&quot;&amp;[.E43]&amp;&quot;');&quot;&amp;CHAR(13)&amp;CHAR(10) &amp; IF([.N43]=&quot;&quot;;&quot;&quot;;&quot;INSERT INTO tpls_localized (lng, pclt_id, structured_text) VALUES('&quot;&amp; [.N$20] &amp; &quot;', '&quot;&amp;[.E43]&amp;&quot;', '&quot;&amp;[.N43]&amp;&quot;');&quot;) &amp; CHAR(13)&amp;CHAR(10) &amp; IF([.O43]=&quot;&quot;;&quot;&quot;;&quot;INSERT INTO tpls_localized (lng, pclt_id, structured_text) VALUES('&quot;&amp;[.O$20]&amp;&quot;', '&quot;&amp;[.E43]&amp;&quot;', '&quot;&amp;[.O43]&amp;&quot;');&quot;) &amp; CHAR(13)&amp;CHAR(10)&amp;&quot;INSERT INTO tpls_inclusions_in_collections (tpls_collection_id, pclt_id, tpl_dflt_req_sdl) VALUES (&quot;&amp;[.C43]&amp;&quot;,'&quot;&amp;[.E43]&amp;&quot;','&quot;&amp;[.F43]&amp;&quot;');&quot;)" office:value-type="string" office:string-value="INSERT INTO tpls (pclt_id) VALUES('E_PCLTC_CUE_DFCNTBUE');&#13;&#10;INSERT INTO tpls_localized (lng, pclt_id, structured_text) VALUES('rus', 'E_PCLTC_CUE_DFCNTBUE', '\n ** Ошибка сброса флага новой версии каталога: @@|dfcntbue@@|');&#13;&#10;INSERT INTO tpls_localized (lng, pclt_id, structured_text) VALUES('eng', 'E_PCLTC_CUE_DFCNTBUE', '\n ** An error, when dropping a flag of a new catalog version: @@|dfcntbue@@|');&#13;&#10;INSERT INTO tpls_inclusions_in_collections (tpls_collection_id, pclt_id, tpl_dflt_req_sdl) VALUES (5,'E_PCLTC_CUE_DFCNTBUE','##|E_PCLTC_CUE##|');">
            <text:p>INSERT INTO tpls (pclt_id) VALUES('E_PCLTC_CUE_DFCNTBUE');<text:line-break/>INSERT INTO tpls_localized (lng, pclt_id, structured_text) VALUES('rus', 'E_PCLTC_CUE_DFCNTBUE', '\n ** Ошибка сброса флага новой версии каталога: @@|dfcntbue@@|');<text:line-break/>INSERT INTO tpls_localized (lng, pclt_id, structured_text) VALUES('eng', 'E_PCLTC_CUE_DFCNTBUE', '\n ** An error, when dropping a flag of a new catalog version: @@|dfcntbue@@|');<text:line-break/>INSERT INTO tpls_inclusions_in_collections (tpls_collection_id, pclt_id, tpl_dflt_req_sdl) VALUES (5,'E_PCLTC_CUE_DFCNTBUE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3];&quot;'&quot;;&quot;''&quot;)" office:value-type="string" office:string-value="\n ** Ошибка сброса флага новой версии каталога: @@|dfcntbue@@|">
            <text:p>\n ** Ошибка сброса флага новой версии каталога: @@|dfcntbue@@|</text:p>
          </table:table-cell>
          <table:table-cell table:style-name="ce11" table:formula="of:=SUBSTITUTE([.H43];&quot;'&quot;;&quot;''&quot;)" office:value-type="string" office:string-value="\n ** An error, when dropping a flag of a new catalog version: @@|dfcntbue@@|">
            <text:p>\n ** An error, when dropping a flag of a new catalog version: @@|dfcntbue@@|</text:p>
          </table:table-cell>
          <table:table-cell table:style-name="ce11" table:formula="of:=SUBSTITUTE([.G43];&quot;&quot;&quot;&quot;;&quot;\&quot;&quot;&quot;)" office:value-type="string" office:string-value="\n ** Ошибка сброса флага новой версии каталога: @@|dfcntbue@@|">
            <text:p>\n ** Ошибка сброса флага новой версии каталога: @@|dfcntbue@@|</text:p>
          </table:table-cell>
          <table:table-cell table:style-name="ce11" table:formula="of:=SUBSTITUTE([.H43];&quot;&quot;&quot;&quot;;&quot;\&quot;&quot;&quot;)" office:value-type="string" office:string-value="\n ** An error, when dropping a flag of a new catalog version: @@|dfcntbue@@|">
            <text:p>\n ** An error, when dropping a flag of a new catalog version: @@|dfcntbue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4]=&quot;General commons&quot;;1;IF([.B44]=&quot;General DB commons&quot;;2;IF([.B44]=&quot;General networking commons&quot;;3;IF([.B44]=&quot;PCLT messages&quot;;4;IF([.B44]=&quot;PCLT-DB messages&quot;;5;-1)))))" office:value-type="float" office:value="5">
            <text:p>5</text:p>
          </table:table-cell>
          <table:table-cell table:style-name="ce11" table:formula="of:=IF([.E44]=&quot;&quot;;&quot;&quot;;CONCATENATE(&quot;##|&quot;;[.E44];&quot;##|&quot;) )" office:value-type="string" office:string-value="##|E_PCLTC_CUE_RLATCE_L##|">
            <text:p>##|E_PCLTC_CUE_RLATCE_L##|</text:p>
          </table:table-cell>
          <table:table-cell table:style-name="ce7" office:value-type="string">
            <text:p>E_PCLTC_CUE_RLATCE_L</text:p>
          </table:table-cell>
          <table:table-cell table:style-name="ce11" office:value-type="string">
            <text:p>##|E_PCLTC_CUE##|</text:p>
          </table:table-cell>
          <table:table-cell table:style-name="ce7" office:value-type="string">
            <text:p>\n ** Ошибки чтения и формирования каталога: @@|cre_list@@|</text:p>
          </table:table-cell>
          <table:table-cell table:style-name="ce7" office:value-type="string">
            <text:p>\n ** Catalog parsing errors: @@|cre_list@@|</text:p>
          </table:table-cell>
          <table:table-cell table:style-name="ce7" office:value-type="string">
            <text:p><text:s/></text:p>
          </table:table-cell>
          <table:table-cell table:style-name="ce7" table:formula="of:=IF([.E44]=&quot;&quot;;&quot;&quot;;CONCATENATE(&quot;, (&quot;;CHAR(34);[.E44];CHAR(34);&quot;, (M.fromList [(&quot; &amp; CHAR(34) &amp; [.P$20] &amp; CHAR(34) &amp; &quot;, &quot; &amp; IF([.P44]=&quot;&quot;;&quot;B.empty&quot;;&quot;B.pack &quot; &amp; CHAR(34) &amp; [.P44] &amp; CHAR(34)) &amp; &quot;), (&quot; &amp; CHAR(34) &amp; [.Q$20] &amp; CHAR(34) &amp; &quot;, &quot; &amp; IF([.Q44]=&quot;&quot;;&quot;B.empty&quot;;&quot;B.pack &quot; &amp; CHAR(34) &amp; [.Q44] &amp; CHAR(34)) &amp; &quot;)], str2PCLT_SDL Required_SDLM &quot;;CHAR(34);[.F44];CHAR(34);&quot; inner_cfg))&quot;))" office:value-type="string" office:string-value=", (&quot;E_PCLTC_CUE_RLATCE_L&quot;, (M.fromList [(&quot;rus&quot;, B.pack &quot;\n ** Ошибки чтения и формирования каталога: @@|cre_list@@|&quot;), (&quot;eng&quot;, B.pack &quot;\n ** Catalog parsing errors: @@|cre_list@@|&quot;)], str2PCLT_SDL Required_SDLM &quot;##|E_PCLTC_CUE##|&quot; inner_cfg))">
            <text:p>, ("E_PCLTC_CUE_RLATCE_L", (M.fromList [("rus", B.pack "\n ** Ошибки чтения и формирования каталога: @@|cre_list@@|"), ("eng", B.pack "\n ** Catalog parsing errors: @@|cre_list@@|")], str2PCLT_SDL Required_SDLM "##|E_PCLTC_CUE##|" inner_cfg))</text:p>
          </table:table-cell>
          <table:table-cell table:style-name="ce7" table:formula="of:=IF([.E44]=&quot;&quot;;&quot;&quot;;CONCATENATE([.E44];&quot;%&quot;;[.F44];&quot;%&quot;;[.G44];&quot;%&quot;;[.H44]))" office:value-type="string" office:string-value="E_PCLTC_CUE_RLATCE_L%##|E_PCLTC_CUE##|%\n ** Ошибки чтения и формирования каталога: @@|cre_list@@|%\n ** Catalog parsing errors: @@|cre_list@@|">
            <text:p>E_PCLTC_CUE_RLATCE_L%##|E_PCLTC_CUE##|%\n ** Ошибки чтения и формирования каталога: @@|cre_list@@|%\n ** Catalog parsing errors: @@|cre_list@@|</text:p>
          </table:table-cell>
          <table:table-cell table:style-name="ce11" table:formula="of:=IF([.E44]=&quot;&quot;;&quot;&quot;;&quot;INSERT INTO tpls (pclt_id) VALUES('&quot;&amp;[.E44]&amp;&quot;');&quot;&amp;CHAR(13)&amp;CHAR(10) &amp; IF([.N44]=&quot;&quot;;&quot;&quot;;&quot;INSERT INTO tpls_localized (lng, pclt_id, structured_text) VALUES('&quot;&amp; [.N$20] &amp; &quot;', '&quot;&amp;[.E44]&amp;&quot;', '&quot;&amp;[.N44]&amp;&quot;');&quot;) &amp; CHAR(13)&amp;CHAR(10) &amp; IF([.O44]=&quot;&quot;;&quot;&quot;;&quot;INSERT INTO tpls_localized (lng, pclt_id, structured_text) VALUES('&quot;&amp;[.O$20]&amp;&quot;', '&quot;&amp;[.E44]&amp;&quot;', '&quot;&amp;[.O44]&amp;&quot;');&quot;) &amp; CHAR(13)&amp;CHAR(10)&amp;&quot;INSERT INTO tpls_inclusions_in_collections (tpls_collection_id, pclt_id, tpl_dflt_req_sdl) VALUES (&quot;&amp;[.C44]&amp;&quot;,'&quot;&amp;[.E44]&amp;&quot;','&quot;&amp;[.F44]&amp;&quot;');&quot;)" office:value-type="string" office:string-value="INSERT INTO tpls (pclt_id) VALUES('E_PCLTC_CUE_RLATCE_L');&#13;&#10;INSERT INTO tpls_localized (lng, pclt_id, structured_text) VALUES('rus', 'E_PCLTC_CUE_RLATCE_L', '\n ** Ошибки чтения и формирования каталога: @@|cre_list@@|');&#13;&#10;INSERT INTO tpls_localized (lng, pclt_id, structured_text) VALUES('eng', 'E_PCLTC_CUE_RLATCE_L', '\n ** Catalog parsing errors: @@|cre_list@@|');&#13;&#10;INSERT INTO tpls_inclusions_in_collections (tpls_collection_id, pclt_id, tpl_dflt_req_sdl) VALUES (5,'E_PCLTC_CUE_RLATCE_L','##|E_PCLTC_CUE##|');">
            <text:p>INSERT INTO tpls (pclt_id) VALUES('E_PCLTC_CUE_RLATCE_L');<text:line-break/>INSERT INTO tpls_localized (lng, pclt_id, structured_text) VALUES('rus', 'E_PCLTC_CUE_RLATCE_L', '\n ** Ошибки чтения и формирования каталога: @@|cre_list@@|');<text:line-break/>INSERT INTO tpls_localized (lng, pclt_id, structured_text) VALUES('eng', 'E_PCLTC_CUE_RLATCE_L', '\n ** Catalog parsing errors: @@|cre_list@@|');<text:line-break/>INSERT INTO tpls_inclusions_in_collections (tpls_collection_id, pclt_id, tpl_dflt_req_sdl) VALUES (5,'E_PCLTC_CUE_RLATCE_L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4];&quot;'&quot;;&quot;''&quot;)" office:value-type="string" office:string-value="\n ** Ошибки чтения и формирования каталога: @@|cre_list@@|">
            <text:p>\n ** Ошибки чтения и формирования каталога: @@|cre_list@@|</text:p>
          </table:table-cell>
          <table:table-cell table:style-name="ce11" table:formula="of:=SUBSTITUTE([.H44];&quot;'&quot;;&quot;''&quot;)" office:value-type="string" office:string-value="\n ** Catalog parsing errors: @@|cre_list@@|">
            <text:p>\n ** Catalog parsing errors: @@|cre_list@@|</text:p>
          </table:table-cell>
          <table:table-cell table:style-name="ce11" table:formula="of:=SUBSTITUTE([.G44];&quot;&quot;&quot;&quot;;&quot;\&quot;&quot;&quot;)" office:value-type="string" office:string-value="\n ** Ошибки чтения и формирования каталога: @@|cre_list@@|">
            <text:p>\n ** Ошибки чтения и формирования каталога: @@|cre_list@@|</text:p>
          </table:table-cell>
          <table:table-cell table:style-name="ce11" table:formula="of:=SUBSTITUTE([.H44];&quot;&quot;&quot;&quot;;&quot;\&quot;&quot;&quot;)" office:value-type="string" office:string-value="\n ** Catalog parsing errors: @@|cre_list@@|">
            <text:p>\n ** Catalog parsing errors: @@|cre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5]=&quot;General commons&quot;;1;IF([.B45]=&quot;General DB commons&quot;;2;IF([.B45]=&quot;General networking commons&quot;;3;IF([.B45]=&quot;PCLT messages&quot;;4;IF([.B45]=&quot;PCLT-DB messages&quot;;5;-1)))))" office:value-type="float" office:value="5">
            <text:p>5</text:p>
          </table:table-cell>
          <table:table-cell table:style-name="ce11" table:formula="of:=IF([.E45]=&quot;&quot;;&quot;&quot;;CONCATENATE(&quot;##|&quot;;[.E45];&quot;##|&quot;) )" office:value-type="string" office:string-value="##|E_PCLTC_CUE_APTTPTE_L##|">
            <text:p>##|E_PCLTC_CUE_APTTPTE_L##|</text:p>
          </table:table-cell>
          <table:table-cell table:style-name="ce7" office:value-type="string">
            <text:p>E_PCLTC_CUE_APTTPTE_L</text:p>
          </table:table-cell>
          <table:table-cell table:style-name="ce11" office:value-type="string">
            <text:p>##|E_PCLTC_CUE##|</text:p>
          </table:table-cell>
          <table:table-cell table:style-name="ce7" office:value-type="string">
            <text:p>\n ** Ошибки сборки множества шаблонов, из которых необходимо сформировать каталог: @@|cole_list@@|</text:p>
          </table:table-cell>
          <table:table-cell table:style-name="ce7" office:value-type="string">
            <text:p>\n ** Errors of collecting templates for catalog formation input: @@|cole_list@@|</text:p>
          </table:table-cell>
          <table:table-cell table:style-name="ce7" office:value-type="string">
            <text:p><text:s/></text:p>
          </table:table-cell>
          <table:table-cell table:style-name="ce7" table:formula="of:=IF([.E45]=&quot;&quot;;&quot;&quot;;CONCATENATE(&quot;, (&quot;;CHAR(34);[.E45];CHAR(34);&quot;, (M.fromList [(&quot; &amp; CHAR(34) &amp; [.P$20] &amp; CHAR(34) &amp; &quot;, &quot; &amp; IF([.P45]=&quot;&quot;;&quot;B.empty&quot;;&quot;B.pack &quot; &amp; CHAR(34) &amp; [.P45] &amp; CHAR(34)) &amp; &quot;), (&quot; &amp; CHAR(34) &amp; [.Q$20] &amp; CHAR(34) &amp; &quot;, &quot; &amp; IF([.Q45]=&quot;&quot;;&quot;B.empty&quot;;&quot;B.pack &quot; &amp; CHAR(34) &amp; [.Q45] &amp; CHAR(34)) &amp; &quot;)], str2PCLT_SDL Required_SDLM &quot;;CHAR(34);[.F45];CHAR(34);&quot; inner_cfg))&quot;))" office:value-type="string" office:string-value=", (&quot;E_PCLTC_CUE_APTTPTE_L&quot;, (M.fromList [(&quot;rus&quot;, B.pack &quot;\n ** Ошибки сборки множества шаблонов, из которых необходимо сформировать каталог: @@|cole_list@@|&quot;), (&quot;eng&quot;, B.pack &quot;\n ** Errors of collecting templates for catalog formation input: @@|cole_list@@|&quot;)], str2PCLT_SDL Required_SDLM &quot;##|E_PCLTC_CUE##|&quot; inner_cfg))">
            <text:p>, ("E_PCLTC_CUE_APTTPTE_L", (M.fromList [("rus", B.pack "\n ** Ошибки сборки множества шаблонов, из которых необходимо сформировать каталог: @@|cole_list@@|"), ("eng", B.pack "\n ** Errors of collecting templates for catalog formation input: @@|cole_list@@|")], str2PCLT_SDL Required_SDLM "##|E_PCLTC_CUE##|" inner_cfg))</text:p>
          </table:table-cell>
          <table:table-cell table:style-name="ce7" table:formula="of:=IF([.E45]=&quot;&quot;;&quot;&quot;;CONCATENATE([.E45];&quot;%&quot;;[.F45];&quot;%&quot;;[.G45];&quot;%&quot;;[.H45]))" office:value-type="string" office:string-value="E_PCLTC_CUE_APTTPTE_L%##|E_PCLTC_CUE##|%\n ** Ошибки сборки множества шаблонов, из которых необходимо сформировать каталог: @@|cole_list@@|%\n ** Errors of collecting templates for catalog formation input: @@|cole_list@@|">
            <text:p>E_PCLTC_CUE_APTTPTE_L%##|E_PCLTC_CUE##|%\n ** Ошибки сборки множества шаблонов, из которых необходимо сформировать каталог: @@|cole_list@@|%\n ** Errors of collecting templates for catalog formation input: @@|cole_list@@|</text:p>
          </table:table-cell>
          <table:table-cell table:style-name="ce11" table:formula="of:=IF([.E45]=&quot;&quot;;&quot;&quot;;&quot;INSERT INTO tpls (pclt_id) VALUES('&quot;&amp;[.E45]&amp;&quot;');&quot;&amp;CHAR(13)&amp;CHAR(10) &amp; IF([.N45]=&quot;&quot;;&quot;&quot;;&quot;INSERT INTO tpls_localized (lng, pclt_id, structured_text) VALUES('&quot;&amp; [.N$20] &amp; &quot;', '&quot;&amp;[.E45]&amp;&quot;', '&quot;&amp;[.N45]&amp;&quot;');&quot;) &amp; CHAR(13)&amp;CHAR(10) &amp; IF([.O45]=&quot;&quot;;&quot;&quot;;&quot;INSERT INTO tpls_localized (lng, pclt_id, structured_text) VALUES('&quot;&amp;[.O$20]&amp;&quot;', '&quot;&amp;[.E45]&amp;&quot;', '&quot;&amp;[.O45]&amp;&quot;');&quot;) &amp; CHAR(13)&amp;CHAR(10)&amp;&quot;INSERT INTO tpls_inclusions_in_collections (tpls_collection_id, pclt_id, tpl_dflt_req_sdl) VALUES (&quot;&amp;[.C45]&amp;&quot;,'&quot;&amp;[.E45]&amp;&quot;','&quot;&amp;[.F45]&amp;&quot;');&quot;)" office:value-type="string" office:string-value="INSERT INTO tpls (pclt_id) VALUES('E_PCLTC_CUE_APTTPTE_L');&#13;&#10;INSERT INTO tpls_localized (lng, pclt_id, structured_text) VALUES('rus', 'E_PCLTC_CUE_APTTPTE_L', '\n ** Ошибки сборки множества шаблонов, из которых необходимо сформировать каталог: @@|cole_list@@|');&#13;&#10;INSERT INTO tpls_localized (lng, pclt_id, structured_text) VALUES('eng', 'E_PCLTC_CUE_APTTPTE_L', '\n ** Errors of collecting templates for catalog formation input: @@|cole_list@@|');&#13;&#10;INSERT INTO tpls_inclusions_in_collections (tpls_collection_id, pclt_id, tpl_dflt_req_sdl) VALUES (5,'E_PCLTC_CUE_APTTPTE_L','##|E_PCLTC_CUE##|');">
            <text:p>INSERT INTO tpls (pclt_id) VALUES('E_PCLTC_CUE_APTTPTE_L');<text:line-break/>INSERT INTO tpls_localized (lng, pclt_id, structured_text) VALUES('rus', 'E_PCLTC_CUE_APTTPTE_L', '\n ** Ошибки сборки множества шаблонов, из которых необходимо сформировать каталог: @@|cole_list@@|');<text:line-break/>INSERT INTO tpls_localized (lng, pclt_id, structured_text) VALUES('eng', 'E_PCLTC_CUE_APTTPTE_L', '\n ** Errors of collecting templates for catalog formation input: @@|cole_list@@|');<text:line-break/>INSERT INTO tpls_inclusions_in_collections (tpls_collection_id, pclt_id, tpl_dflt_req_sdl) VALUES (5,'E_PCLTC_CUE_APTTPTE_L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5];&quot;'&quot;;&quot;''&quot;)" office:value-type="string" office:string-value="\n ** Ошибки сборки множества шаблонов, из которых необходимо сформировать каталог: @@|cole_list@@|">
            <text:p>\n ** Ошибки сборки множества шаблонов, из которых необходимо сформировать каталог: @@|cole_list@@|</text:p>
          </table:table-cell>
          <table:table-cell table:style-name="ce11" table:formula="of:=SUBSTITUTE([.H45];&quot;'&quot;;&quot;''&quot;)" office:value-type="string" office:string-value="\n ** Errors of collecting templates for catalog formation input: @@|cole_list@@|">
            <text:p>\n ** Errors of collecting templates for catalog formation input: @@|cole_list@@|</text:p>
          </table:table-cell>
          <table:table-cell table:style-name="ce11" table:formula="of:=SUBSTITUTE([.G45];&quot;&quot;&quot;&quot;;&quot;\&quot;&quot;&quot;)" office:value-type="string" office:string-value="\n ** Ошибки сборки множества шаблонов, из которых необходимо сформировать каталог: @@|cole_list@@|">
            <text:p>\n ** Ошибки сборки множества шаблонов, из которых необходимо сформировать каталог: @@|cole_list@@|</text:p>
          </table:table-cell>
          <table:table-cell table:style-name="ce11" table:formula="of:=SUBSTITUTE([.H45];&quot;&quot;&quot;&quot;;&quot;\&quot;&quot;&quot;)" office:value-type="string" office:string-value="\n ** Errors of collecting templates for catalog formation input: @@|cole_list@@|">
            <text:p>\n ** Errors of collecting templates for catalog formation input: @@|cole_list@@|</text:p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6]=&quot;General commons&quot;;1;IF([.B46]=&quot;General DB commons&quot;;2;IF([.B46]=&quot;General networking commons&quot;;3;IF([.B46]=&quot;PCLT messages&quot;;4;IF([.B46]=&quot;PCLT-DB messages&quot;;5;-1)))))" office:value-type="float" office:value="5">
            <text:p>5</text:p>
          </table:table-cell>
          <table:table-cell table:style-name="ce11" table:formula="of:=IF([.E46]=&quot;&quot;;&quot;&quot;;CONCATENATE(&quot;##|&quot;;[.E46];&quot;##|&quot;) )" office:value-type="string" office:string-value="##|E_PCLTC_CUE_POSTFIX##|">
            <text:p>##|E_PCLTC_CUE_POSTFIX##|</text:p>
          </table:table-cell>
          <table:table-cell table:style-name="ce7" office:value-type="string">
            <text:p>E_PCLTC_CUE_POSTFIX</text:p>
          </table:table-cell>
          <table:table-cell table:style-name="ce11" office:value-type="string">
            <text:p>##|E_PCLTC_CUE##|</text:p>
          </table:table-cell>
          <table:table-cell table:style-name="ce7" office:value-type="string">
            <text:p>Каталог считан: @@|cat_read_wasit@@|</text:p>
          </table:table-cell>
          <table:table-cell table:style-name="ce7" office:value-type="string">
            <text:p>Catalog loaded: @@|cat_read_wasit@@|</text:p>
          </table:table-cell>
          <table:table-cell table:style-name="ce7" office:value-type="string">
            <text:p><text:s/></text:p>
          </table:table-cell>
          <table:table-cell table:style-name="ce7" table:formula="of:=IF([.E46]=&quot;&quot;;&quot;&quot;;CONCATENATE(&quot;, (&quot;;CHAR(34);[.E46];CHAR(34);&quot;, (M.fromList [(&quot; &amp; CHAR(34) &amp; [.P$20] &amp; CHAR(34) &amp; &quot;, &quot; &amp; IF([.P46]=&quot;&quot;;&quot;B.empty&quot;;&quot;B.pack &quot; &amp; CHAR(34) &amp; [.P46] &amp; CHAR(34)) &amp; &quot;), (&quot; &amp; CHAR(34) &amp; [.Q$20] &amp; CHAR(34) &amp; &quot;, &quot; &amp; IF([.Q46]=&quot;&quot;;&quot;B.empty&quot;;&quot;B.pack &quot; &amp; CHAR(34) &amp; [.Q46] &amp; CHAR(34)) &amp; &quot;)], str2PCLT_SDL Required_SDLM &quot;;CHAR(34);[.F46];CHAR(34);&quot; inner_cfg))&quot;))" office:value-type="string" office:string-value=", (&quot;E_PCLTC_CUE_POSTFIX&quot;, (M.fromList [(&quot;rus&quot;, B.pack &quot;Каталог считан: @@|cat_read_wasit@@|&quot;), (&quot;eng&quot;, B.pack &quot;Catalog loaded: @@|cat_read_wasit@@|&quot;)], str2PCLT_SDL Required_SDLM &quot;##|E_PCLTC_CUE##|&quot; inner_cfg))">
            <text:p>, ("E_PCLTC_CUE_POSTFIX", (M.fromList [("rus", B.pack "Каталог считан: @@|cat_read_wasit@@|"), ("eng", B.pack "Catalog loaded: @@|cat_read_wasit@@|")], str2PCLT_SDL Required_SDLM "##|E_PCLTC_CUE##|" inner_cfg))</text:p>
          </table:table-cell>
          <table:table-cell table:style-name="ce7" table:formula="of:=IF([.E46]=&quot;&quot;;&quot;&quot;;CONCATENATE([.E46];&quot;%&quot;;[.F46];&quot;%&quot;;[.G46];&quot;%&quot;;[.H46]))" office:value-type="string" office:string-value="E_PCLTC_CUE_POSTFIX%##|E_PCLTC_CUE##|%Каталог считан: @@|cat_read_wasit@@|%Catalog loaded: @@|cat_read_wasit@@|">
            <text:p>E_PCLTC_CUE_POSTFIX%##|E_PCLTC_CUE##|%Каталог считан: @@|cat_read_wasit@@|%Catalog loaded: @@|cat_read_wasit@@|</text:p>
          </table:table-cell>
          <table:table-cell table:style-name="ce11" table:formula="of:=IF([.E46]=&quot;&quot;;&quot;&quot;;&quot;INSERT INTO tpls (pclt_id) VALUES('&quot;&amp;[.E46]&amp;&quot;');&quot;&amp;CHAR(13)&amp;CHAR(10) &amp; IF([.N46]=&quot;&quot;;&quot;&quot;;&quot;INSERT INTO tpls_localized (lng, pclt_id, structured_text) VALUES('&quot;&amp; [.N$20] &amp; &quot;', '&quot;&amp;[.E46]&amp;&quot;', '&quot;&amp;[.N46]&amp;&quot;');&quot;) &amp; CHAR(13)&amp;CHAR(10) &amp; IF([.O46]=&quot;&quot;;&quot;&quot;;&quot;INSERT INTO tpls_localized (lng, pclt_id, structured_text) VALUES('&quot;&amp;[.O$20]&amp;&quot;', '&quot;&amp;[.E46]&amp;&quot;', '&quot;&amp;[.O46]&amp;&quot;');&quot;) &amp; CHAR(13)&amp;CHAR(10)&amp;&quot;INSERT INTO tpls_inclusions_in_collections (tpls_collection_id, pclt_id, tpl_dflt_req_sdl) VALUES (&quot;&amp;[.C46]&amp;&quot;,'&quot;&amp;[.E46]&amp;&quot;','&quot;&amp;[.F46]&amp;&quot;');&quot;)" office:value-type="string" office:string-value="INSERT INTO tpls (pclt_id) VALUES('E_PCLTC_CUE_POSTFIX');&#13;&#10;INSERT INTO tpls_localized (lng, pclt_id, structured_text) VALUES('rus', 'E_PCLTC_CUE_POSTFIX', 'Каталог считан: @@|cat_read_wasit@@|');&#13;&#10;INSERT INTO tpls_localized (lng, pclt_id, structured_text) VALUES('eng', 'E_PCLTC_CUE_POSTFIX', 'Catalog loaded: @@|cat_read_wasit@@|');&#13;&#10;INSERT INTO tpls_inclusions_in_collections (tpls_collection_id, pclt_id, tpl_dflt_req_sdl) VALUES (5,'E_PCLTC_CUE_POSTFIX','##|E_PCLTC_CUE##|');">
            <text:p>INSERT INTO tpls (pclt_id) VALUES('E_PCLTC_CUE_POSTFIX');<text:line-break/>INSERT INTO tpls_localized (lng, pclt_id, structured_text) VALUES('rus', 'E_PCLTC_CUE_POSTFIX', 'Каталог считан: @@|cat_read_wasit@@|');<text:line-break/>INSERT INTO tpls_localized (lng, pclt_id, structured_text) VALUES('eng', 'E_PCLTC_CUE_POSTFIX', 'Catalog loaded: @@|cat_read_wasit@@|');<text:line-break/>INSERT INTO tpls_inclusions_in_collections (tpls_collection_id, pclt_id, tpl_dflt_req_sdl) VALUES (5,'E_PCLTC_CUE_POSTFIX','##|E_PCLTC_CU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6];&quot;'&quot;;&quot;''&quot;)" office:value-type="string" office:string-value="Каталог считан: @@|cat_read_wasit@@|">
            <text:p>Каталог считан: @@|cat_read_wasit@@|</text:p>
          </table:table-cell>
          <table:table-cell table:style-name="ce11" table:formula="of:=SUBSTITUTE([.H46];&quot;'&quot;;&quot;''&quot;)" office:value-type="string" office:string-value="Catalog loaded: @@|cat_read_wasit@@|">
            <text:p>Catalog loaded: @@|cat_read_wasit@@|</text:p>
          </table:table-cell>
          <table:table-cell table:style-name="ce11" table:formula="of:=SUBSTITUTE([.G46];&quot;&quot;&quot;&quot;;&quot;\&quot;&quot;&quot;)" office:value-type="string" office:string-value="Каталог считан: @@|cat_read_wasit@@|">
            <text:p>Каталог считан: @@|cat_read_wasit@@|</text:p>
          </table:table-cell>
          <table:table-cell table:style-name="ce11" table:formula="of:=SUBSTITUTE([.H46];&quot;&quot;&quot;&quot;;&quot;\&quot;&quot;&quot;)" office:value-type="string" office:string-value="Catalog loaded: @@|cat_read_wasit@@|">
            <text:p>Catalog loaded: @@|cat_read_wasit@@|</text:p>
          </table:table-cell>
          <table:table-cell table:number-columns-repeated="1007"/>
        </table:table-row>
        <table:table-row table:style-name="ro3">
          <table:table-cell/>
          <table:table-cell table:style-name="ce7"/>
          <table:table-cell table:style-name="ce11" table:formula="of:=IF([.B47]=&quot;General commons&quot;;1;IF([.B47]=&quot;General DB commons&quot;;2;IF([.B47]=&quot;General networking commons&quot;;3;IF([.B47]=&quot;PCLT messages&quot;;4;IF([.B47]=&quot;PCLT-DB messages&quot;;5;-1)))))" office:value-type="float" office:value="-1">
            <text:p>-1</text:p>
          </table:table-cell>
          <table:table-cell table:style-name="ce11" table:formula="of:=IF([.E47]=&quot;&quot;;&quot;&quot;;CONCATENATE(&quot;##|&quot;;[.E47];&quot;##|&quot;) )">
            <text:p/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<text:s/></text:p>
          </table:table-cell>
          <table:table-cell table:style-name="ce7" table:formula="of:=IF([.E47]=&quot;&quot;;&quot;&quot;;CONCATENATE(&quot;, (&quot;;CHAR(34);[.E47];CHAR(34);&quot;, (M.fromList [(&quot; &amp; CHAR(34) &amp; [.P$20] &amp; CHAR(34) &amp; &quot;, &quot; &amp; IF([.P47]=&quot;&quot;;&quot;B.empty&quot;;&quot;B.pack &quot; &amp; CHAR(34) &amp; [.P47] &amp; CHAR(34)) &amp; &quot;), (&quot; &amp; CHAR(34) &amp; [.Q$20] &amp; CHAR(34) &amp; &quot;, &quot; &amp; IF([.Q47]=&quot;&quot;;&quot;B.empty&quot;;&quot;B.pack &quot; &amp; CHAR(34) &amp; [.Q47] &amp; CHAR(34)) &amp; &quot;)], str2PCLT_SDL Required_SDLM &quot;;CHAR(34);[.F47];CHAR(34);&quot; inner_cfg))&quot;))">
            <text:p/>
          </table:table-cell>
          <table:table-cell table:style-name="ce7" table:formula="of:=IF([.E47]=&quot;&quot;;&quot;&quot;;CONCATENATE([.E47];&quot;%&quot;;[.F47];&quot;%&quot;;[.G47];&quot;%&quot;;[.H47]))">
            <text:p/>
          </table:table-cell>
          <table:table-cell table:style-name="ce11" table:formula="of:=IF([.E47]=&quot;&quot;;&quot;&quot;;&quot;INSERT INTO tpls (pclt_id) VALUES('&quot;&amp;[.E47]&amp;&quot;');&quot;&amp;CHAR(13)&amp;CHAR(10) &amp; IF([.N47]=&quot;&quot;;&quot;&quot;;&quot;INSERT INTO tpls_localized (lng, pclt_id, structured_text) VALUES('&quot;&amp; [.N$20] &amp; &quot;', '&quot;&amp;[.E47]&amp;&quot;', '&quot;&amp;[.N47]&amp;&quot;');&quot;) &amp; CHAR(13)&amp;CHAR(10) &amp; IF([.O47]=&quot;&quot;;&quot;&quot;;&quot;INSERT INTO tpls_localized (lng, pclt_id, structured_text) VALUES('&quot;&amp;[.O$20]&amp;&quot;', '&quot;&amp;[.E47]&amp;&quot;', '&quot;&amp;[.O47]&amp;&quot;');&quot;) &amp; CHAR(13)&amp;CHAR(10)&amp;&quot;INSERT INTO tpls_inclusions_in_collections (tpls_collection_id, pclt_id, tpl_dflt_req_sdl) VALUES (&quot;&amp;[.C47]&amp;&quot;,'&quot;&amp;[.E47]&amp;&quot;','&quot;&amp;[.F47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47];&quot;'&quot;;&quot;''&quot;)">
            <text:p/>
          </table:table-cell>
          <table:table-cell table:style-name="ce11" table:formula="of:=SUBSTITUTE([.H47];&quot;'&quot;;&quot;''&quot;)">
            <text:p/>
          </table:table-cell>
          <table:table-cell table:style-name="ce11" table:formula="of:=SUBSTITUTE([.G47];&quot;&quot;&quot;&quot;;&quot;\&quot;&quot;&quot;)">
            <text:p/>
          </table:table-cell>
          <table:table-cell table:style-name="ce11" table:formula="of:=SUBSTITUTE([.H47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8]=&quot;General commons&quot;;1;IF([.B48]=&quot;General DB commons&quot;;2;IF([.B48]=&quot;General networking commons&quot;;3;IF([.B48]=&quot;PCLT messages&quot;;4;IF([.B48]=&quot;PCLT-DB messages&quot;;5;-1)))))" office:value-type="float" office:value="5">
            <text:p>5</text:p>
          </table:table-cell>
          <table:table-cell table:style-name="ce11" table:formula="of:=IF([.E48]=&quot;&quot;;&quot;&quot;;CONCATENATE(&quot;##|&quot;;[.E48];&quot;##|&quot;) )" office:value-type="string" office:string-value="##|ARFDBE_SDLR.Text.PCLT.Config.LaT_InnerConfig##|">
            <text:p>##|ARFDBE_SDLR.Text.PCLT.Config.LaT_InnerConfig##|</text:p>
          </table:table-cell>
          <table:table-cell table:style-name="ce16" office:value-type="string">
            <text:p>ARFDBE_SDLR.Text.PCLT.Config.LaT_InnerConfig</text:p>
          </table:table-cell>
          <table:table-cell table:style-name="ce11" office:value-type="string">
            <text:p>##|E_PCLTC_CUE_ARFDBE##|</text:p>
          </table:table-cell>
          <table:table-cell table:style-name="ce16"/>
          <table:table-cell table:style-name="ce16"/>
          <table:table-cell table:style-name="ce16"/>
          <table:table-cell table:style-name="ce7" table:formula="of:=IF([.E48]=&quot;&quot;;&quot;&quot;;CONCATENATE(&quot;, (&quot;;CHAR(34);[.E48];CHAR(34);&quot;, (M.fromList [(&quot; &amp; CHAR(34) &amp; [.P$20] &amp; CHAR(34) &amp; &quot;, &quot; &amp; IF([.P48]=&quot;&quot;;&quot;B.empty&quot;;&quot;B.pack &quot; &amp; CHAR(34) &amp; [.P48] &amp; CHAR(34)) &amp; &quot;), (&quot; &amp; CHAR(34) &amp; [.Q$20] &amp; CHAR(34) &amp; &quot;, &quot; &amp; IF([.Q48]=&quot;&quot;;&quot;B.empty&quot;;&quot;B.pack &quot; &amp; CHAR(34) &amp; [.Q48] &amp; CHAR(34)) &amp; &quot;)], str2PCLT_SDL Required_SDLM &quot;;CHAR(34);[.F48];CHAR(34);&quot; inner_cfg))&quot;))" office:value-type="string" office:string-value=", (&quot;ARFDBE_SDLR.Text.PCLT.Config.LaT_InnerConfig&quot;, (M.fromList [(&quot;rus&quot;, B.empty), (&quot;eng&quot;, B.empty)], str2PCLT_SDL Required_SDLM &quot;##|E_PCLTC_CUE_ARFDBE##|&quot; inner_cfg))">
            <text:p>, ("ARFDBE_SDLR.Text.PCLT.Config.LaT_InnerConfig", (M.fromList [("rus", B.empty), ("eng", B.empty)], str2PCLT_SDL Required_SDLM "##|E_PCLTC_CUE_ARFDBE##|" inner_cfg))</text:p>
          </table:table-cell>
          <table:table-cell table:style-name="ce7" table:formula="of:=IF([.E48]=&quot;&quot;;&quot;&quot;;CONCATENATE([.E48];&quot;%&quot;;[.F48];&quot;%&quot;;[.G48];&quot;%&quot;;[.H48]))" office:value-type="string" office:string-value="ARFDBE_SDLR.Text.PCLT.Config.LaT_InnerConfig%##|E_PCLTC_CUE_ARFDBE##|%%">
            <text:p>ARFDBE_SDLR.Text.PCLT.Config.LaT_InnerConfig%##|E_PCLTC_CUE_ARFDBE##|%%</text:p>
          </table:table-cell>
          <table:table-cell table:style-name="ce11" table:formula="of:=IF([.E48]=&quot;&quot;;&quot;&quot;;&quot;INSERT INTO tpls (pclt_id) VALUES('&quot;&amp;[.E48]&amp;&quot;');&quot;&amp;CHAR(13)&amp;CHAR(10) &amp; IF([.N48]=&quot;&quot;;&quot;&quot;;&quot;INSERT INTO tpls_localized (lng, pclt_id, structured_text) VALUES('&quot;&amp; [.N$20] &amp; &quot;', '&quot;&amp;[.E48]&amp;&quot;', '&quot;&amp;[.N48]&amp;&quot;');&quot;) &amp; CHAR(13)&amp;CHAR(10) &amp; IF([.O48]=&quot;&quot;;&quot;&quot;;&quot;INSERT INTO tpls_localized (lng, pclt_id, structured_text) VALUES('&quot;&amp;[.O$20]&amp;&quot;', '&quot;&amp;[.E48]&amp;&quot;', '&quot;&amp;[.O48]&amp;&quot;');&quot;) &amp; CHAR(13)&amp;CHAR(10)&amp;&quot;INSERT INTO tpls_inclusions_in_collections (tpls_collection_id, pclt_id, tpl_dflt_req_sdl) VALUES (&quot;&amp;[.C48]&amp;&quot;,'&quot;&amp;[.E48]&amp;&quot;','&quot;&amp;[.F48]&amp;&quot;');&quot;)" office:value-type="string" office:string-value="INSERT INTO tpls (pclt_id) VALUES('ARFDBE_SDLR.Text.PCLT.Config.LaT_InnerConfig');&#13;&#10;&#13;&#10;&#13;&#10;INSERT INTO tpls_inclusions_in_collections (tpls_collection_id, pclt_id, tpl_dflt_req_sdl) VALUES (5,'ARFDBE_SDLR.Text.PCLT.Config.LaT_InnerConfig','##|E_PCLTC_CUE_ARFDBE##|');">
            <text:p>INSERT INTO tpls (pclt_id) VALUES('ARFDBE_SDLR.Text.PCLT.Config.LaT_InnerConfig');<text:line-break/><text:line-break/><text:line-break/>INSERT INTO tpls_inclusions_in_collections (tpls_collection_id, pclt_id, tpl_dflt_req_sdl) VALUES (5,'ARFDBE_SDLR.Text.PCLT.Config.LaT_InnerConfig','##|E_PCLTC_CUE_ARFDB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8];&quot;'&quot;;&quot;''&quot;)">
            <text:p/>
          </table:table-cell>
          <table:table-cell table:style-name="ce11" table:formula="of:=SUBSTITUTE([.H48];&quot;'&quot;;&quot;''&quot;)">
            <text:p/>
          </table:table-cell>
          <table:table-cell table:style-name="ce11" table:formula="of:=SUBSTITUTE([.G48];&quot;&quot;&quot;&quot;;&quot;\&quot;&quot;&quot;)">
            <text:p/>
          </table:table-cell>
          <table:table-cell table:style-name="ce11" table:formula="of:=SUBSTITUTE([.H48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49]=&quot;General commons&quot;;1;IF([.B49]=&quot;General DB commons&quot;;2;IF([.B49]=&quot;General networking commons&quot;;3;IF([.B49]=&quot;PCLT messages&quot;;4;IF([.B49]=&quot;PCLT-DB messages&quot;;5;-1)))))" office:value-type="float" office:value="5">
            <text:p>5</text:p>
          </table:table-cell>
          <table:table-cell table:style-name="ce11" table:formula="of:=IF([.E49]=&quot;&quot;;&quot;&quot;;CONCATENATE(&quot;##|&quot;;[.E49];&quot;##|&quot;) )" office:value-type="string" office:string-value="##|ARFDBE_SDLR.Database.PCLT.InterfaceWithDB.RawCatalogDataReadFromDBResult##|">
            <text:p>##|ARFDBE_SDLR.Database.PCLT.InterfaceWithDB.RawCatalogDataReadFromDBResult##|</text:p>
          </table:table-cell>
          <table:table-cell table:style-name="ce16" office:value-type="string">
            <text:p>ARFDBE_SDLR.Database.PCLT.InterfaceWithDB.RawCatalogDataReadFromDBResult</text:p>
          </table:table-cell>
          <table:table-cell table:style-name="ce11" office:value-type="string">
            <text:p>##|E_PCLTC_CUE_ARFDBE##|</text:p>
          </table:table-cell>
          <table:table-cell table:style-name="ce16"/>
          <table:table-cell table:style-name="ce16"/>
          <table:table-cell table:style-name="ce16"/>
          <table:table-cell table:style-name="ce7" table:formula="of:=IF([.E49]=&quot;&quot;;&quot;&quot;;CONCATENATE(&quot;, (&quot;;CHAR(34);[.E49];CHAR(34);&quot;, (M.fromList [(&quot; &amp; CHAR(34) &amp; [.P$20] &amp; CHAR(34) &amp; &quot;, &quot; &amp; IF([.P49]=&quot;&quot;;&quot;B.empty&quot;;&quot;B.pack &quot; &amp; CHAR(34) &amp; [.P49] &amp; CHAR(34)) &amp; &quot;), (&quot; &amp; CHAR(34) &amp; [.Q$20] &amp; CHAR(34) &amp; &quot;, &quot; &amp; IF([.Q49]=&quot;&quot;;&quot;B.empty&quot;;&quot;B.pack &quot; &amp; CHAR(34) &amp; [.Q49] &amp; CHAR(34)) &amp; &quot;)], str2PCLT_SDL Required_SDLM &quot;;CHAR(34);[.F49];CHAR(34);&quot; inner_cfg))&quot;))" office:value-type="string" office:string-value=", (&quot;ARFDBE_SDLR.Database.PCLT.InterfaceWithDB.RawCatalogDataReadFromDBResult&quot;, (M.fromList [(&quot;rus&quot;, B.empty), (&quot;eng&quot;, B.empty)], str2PCLT_SDL Required_SDLM &quot;##|E_PCLTC_CUE_ARFDBE##|&quot; inner_cfg))">
            <text:p>, ("ARFDBE_SDLR.Database.PCLT.InterfaceWithDB.RawCatalogDataReadFromDBResult", (M.fromList [("rus", B.empty), ("eng", B.empty)], str2PCLT_SDL Required_SDLM "##|E_PCLTC_CUE_ARFDBE##|" inner_cfg))</text:p>
          </table:table-cell>
          <table:table-cell table:style-name="ce7" table:formula="of:=IF([.E49]=&quot;&quot;;&quot;&quot;;CONCATENATE([.E49];&quot;%&quot;;[.F49];&quot;%&quot;;[.G49];&quot;%&quot;;[.H49]))" office:value-type="string" office:string-value="ARFDBE_SDLR.Database.PCLT.InterfaceWithDB.RawCatalogDataReadFromDBResult%##|E_PCLTC_CUE_ARFDBE##|%%">
            <text:p>ARFDBE_SDLR.Database.PCLT.InterfaceWithDB.RawCatalogDataReadFromDBResult%##|E_PCLTC_CUE_ARFDBE##|%%</text:p>
          </table:table-cell>
          <table:table-cell table:style-name="ce11" table:formula="of:=IF([.E49]=&quot;&quot;;&quot;&quot;;&quot;INSERT INTO tpls (pclt_id) VALUES('&quot;&amp;[.E49]&amp;&quot;');&quot;&amp;CHAR(13)&amp;CHAR(10) &amp; IF([.N49]=&quot;&quot;;&quot;&quot;;&quot;INSERT INTO tpls_localized (lng, pclt_id, structured_text) VALUES('&quot;&amp; [.N$20] &amp; &quot;', '&quot;&amp;[.E49]&amp;&quot;', '&quot;&amp;[.N49]&amp;&quot;');&quot;) &amp; CHAR(13)&amp;CHAR(10) &amp; IF([.O49]=&quot;&quot;;&quot;&quot;;&quot;INSERT INTO tpls_localized (lng, pclt_id, structured_text) VALUES('&quot;&amp;[.O$20]&amp;&quot;', '&quot;&amp;[.E49]&amp;&quot;', '&quot;&amp;[.O49]&amp;&quot;');&quot;) &amp; CHAR(13)&amp;CHAR(10)&amp;&quot;INSERT INTO tpls_inclusions_in_collections (tpls_collection_id, pclt_id, tpl_dflt_req_sdl) VALUES (&quot;&amp;[.C49]&amp;&quot;,'&quot;&amp;[.E49]&amp;&quot;','&quot;&amp;[.F49]&amp;&quot;');&quot;)" office:value-type="string" office:string-value="INSERT INTO tpls (pclt_id) VALUES('ARFDBE_SDLR.Database.PCLT.InterfaceWithDB.RawCatalogDataReadFromDBResult');&#13;&#10;&#13;&#10;&#13;&#10;INSERT INTO tpls_inclusions_in_collections (tpls_collection_id, pclt_id, tpl_dflt_req_sdl) VALUES (5,'ARFDBE_SDLR.Database.PCLT.InterfaceWithDB.RawCatalogDataReadFromDBResult','##|E_PCLTC_CUE_ARFDBE##|');">
            <text:p>INSERT INTO tpls (pclt_id) VALUES('ARFDBE_SDLR.Database.PCLT.InterfaceWithDB.RawCatalogDataReadFromDBResult');<text:line-break/><text:line-break/><text:line-break/>INSERT INTO tpls_inclusions_in_collections (tpls_collection_id, pclt_id, tpl_dflt_req_sdl) VALUES (5,'ARFDBE_SDLR.Database.PCLT.InterfaceWithDB.RawCatalogDataReadFromDBResult','##|E_PCLTC_CUE_ARFDB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49];&quot;'&quot;;&quot;''&quot;)">
            <text:p/>
          </table:table-cell>
          <table:table-cell table:style-name="ce11" table:formula="of:=SUBSTITUTE([.H49];&quot;'&quot;;&quot;''&quot;)">
            <text:p/>
          </table:table-cell>
          <table:table-cell table:style-name="ce11" table:formula="of:=SUBSTITUTE([.G49];&quot;&quot;&quot;&quot;;&quot;\&quot;&quot;&quot;)">
            <text:p/>
          </table:table-cell>
          <table:table-cell table:style-name="ce11" table:formula="of:=SUBSTITUTE([.H49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50]=&quot;General commons&quot;;1;IF([.B50]=&quot;General DB commons&quot;;2;IF([.B50]=&quot;General networking commons&quot;;3;IF([.B50]=&quot;PCLT messages&quot;;4;IF([.B50]=&quot;PCLT-DB messages&quot;;5;-1)))))" office:value-type="float" office:value="5">
            <text:p>5</text:p>
          </table:table-cell>
          <table:table-cell table:style-name="ce11" table:formula="of:=IF([.E50]=&quot;&quot;;&quot;&quot;;CONCATENATE(&quot;##|&quot;;[.E50];&quot;##|&quot;) )" office:value-type="string" office:string-value="##|ARFDBE_SDLR.Database.PCLT.InterfaceWithDB.CatalogReadFromDBResult##|">
            <text:p>##|ARFDBE_SDLR.Database.PCLT.InterfaceWithDB.CatalogReadFromDBResult##|</text:p>
          </table:table-cell>
          <table:table-cell table:style-name="ce16" office:value-type="string">
            <text:p>ARFDBE_SDLR.Database.PCLT.InterfaceWithDB.CatalogReadFromDBResult</text:p>
          </table:table-cell>
          <table:table-cell table:style-name="ce11" office:value-type="string">
            <text:p>##|E_PCLTC_CUE_ARFDBE##|</text:p>
          </table:table-cell>
          <table:table-cell table:style-name="ce16"/>
          <table:table-cell table:style-name="ce16"/>
          <table:table-cell table:style-name="ce16"/>
          <table:table-cell table:style-name="ce7" table:formula="of:=IF([.E50]=&quot;&quot;;&quot;&quot;;CONCATENATE(&quot;, (&quot;;CHAR(34);[.E50];CHAR(34);&quot;, (M.fromList [(&quot; &amp; CHAR(34) &amp; [.P$20] &amp; CHAR(34) &amp; &quot;, &quot; &amp; IF([.P50]=&quot;&quot;;&quot;B.empty&quot;;&quot;B.pack &quot; &amp; CHAR(34) &amp; [.P50] &amp; CHAR(34)) &amp; &quot;), (&quot; &amp; CHAR(34) &amp; [.Q$20] &amp; CHAR(34) &amp; &quot;, &quot; &amp; IF([.Q50]=&quot;&quot;;&quot;B.empty&quot;;&quot;B.pack &quot; &amp; CHAR(34) &amp; [.Q50] &amp; CHAR(34)) &amp; &quot;)], str2PCLT_SDL Required_SDLM &quot;;CHAR(34);[.F50];CHAR(34);&quot; inner_cfg))&quot;))" office:value-type="string" office:string-value=", (&quot;ARFDBE_SDLR.Database.PCLT.InterfaceWithDB.CatalogReadFromDBResult&quot;, (M.fromList [(&quot;rus&quot;, B.empty), (&quot;eng&quot;, B.empty)], str2PCLT_SDL Required_SDLM &quot;##|E_PCLTC_CUE_ARFDBE##|&quot; inner_cfg))">
            <text:p>, ("ARFDBE_SDLR.Database.PCLT.InterfaceWithDB.CatalogReadFromDBResult", (M.fromList [("rus", B.empty), ("eng", B.empty)], str2PCLT_SDL Required_SDLM "##|E_PCLTC_CUE_ARFDBE##|" inner_cfg))</text:p>
          </table:table-cell>
          <table:table-cell table:style-name="ce7" table:formula="of:=IF([.E50]=&quot;&quot;;&quot;&quot;;CONCATENATE([.E50];&quot;%&quot;;[.F50];&quot;%&quot;;[.G50];&quot;%&quot;;[.H50]))" office:value-type="string" office:string-value="ARFDBE_SDLR.Database.PCLT.InterfaceWithDB.CatalogReadFromDBResult%##|E_PCLTC_CUE_ARFDBE##|%%">
            <text:p>ARFDBE_SDLR.Database.PCLT.InterfaceWithDB.CatalogReadFromDBResult%##|E_PCLTC_CUE_ARFDBE##|%%</text:p>
          </table:table-cell>
          <table:table-cell table:style-name="ce11" table:formula="of:=IF([.E50]=&quot;&quot;;&quot;&quot;;&quot;INSERT INTO tpls (pclt_id) VALUES('&quot;&amp;[.E50]&amp;&quot;');&quot;&amp;CHAR(13)&amp;CHAR(10) &amp; IF([.N50]=&quot;&quot;;&quot;&quot;;&quot;INSERT INTO tpls_localized (lng, pclt_id, structured_text) VALUES('&quot;&amp; [.N$20] &amp; &quot;', '&quot;&amp;[.E50]&amp;&quot;', '&quot;&amp;[.N50]&amp;&quot;');&quot;) &amp; CHAR(13)&amp;CHAR(10) &amp; IF([.O50]=&quot;&quot;;&quot;&quot;;&quot;INSERT INTO tpls_localized (lng, pclt_id, structured_text) VALUES('&quot;&amp;[.O$20]&amp;&quot;', '&quot;&amp;[.E50]&amp;&quot;', '&quot;&amp;[.O50]&amp;&quot;');&quot;) &amp; CHAR(13)&amp;CHAR(10)&amp;&quot;INSERT INTO tpls_inclusions_in_collections (tpls_collection_id, pclt_id, tpl_dflt_req_sdl) VALUES (&quot;&amp;[.C50]&amp;&quot;,'&quot;&amp;[.E50]&amp;&quot;','&quot;&amp;[.F50]&amp;&quot;');&quot;)" office:value-type="string" office:string-value="INSERT INTO tpls (pclt_id) VALUES('ARFDBE_SDLR.Database.PCLT.InterfaceWithDB.CatalogReadFromDBResult');&#13;&#10;&#13;&#10;&#13;&#10;INSERT INTO tpls_inclusions_in_collections (tpls_collection_id, pclt_id, tpl_dflt_req_sdl) VALUES (5,'ARFDBE_SDLR.Database.PCLT.InterfaceWithDB.CatalogReadFromDBResult','##|E_PCLTC_CUE_ARFDBE##|');">
            <text:p>INSERT INTO tpls (pclt_id) VALUES('ARFDBE_SDLR.Database.PCLT.InterfaceWithDB.CatalogReadFromDBResult');<text:line-break/><text:line-break/><text:line-break/>INSERT INTO tpls_inclusions_in_collections (tpls_collection_id, pclt_id, tpl_dflt_req_sdl) VALUES (5,'ARFDBE_SDLR.Database.PCLT.InterfaceWithDB.CatalogReadFromDBResult','##|E_PCLTC_CUE_ARFDB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0];&quot;'&quot;;&quot;''&quot;)">
            <text:p/>
          </table:table-cell>
          <table:table-cell table:style-name="ce11" table:formula="of:=SUBSTITUTE([.H50];&quot;'&quot;;&quot;''&quot;)">
            <text:p/>
          </table:table-cell>
          <table:table-cell table:style-name="ce11" table:formula="of:=SUBSTITUTE([.G50];&quot;&quot;&quot;&quot;;&quot;\&quot;&quot;&quot;)">
            <text:p/>
          </table:table-cell>
          <table:table-cell table:style-name="ce11" table:formula="of:=SUBSTITUTE([.H50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7" office:value-type="string">
            <text:p>PCLT-DB messages</text:p>
          </table:table-cell>
          <table:table-cell table:style-name="ce11" table:formula="of:=IF([.B51]=&quot;General commons&quot;;1;IF([.B51]=&quot;General DB commons&quot;;2;IF([.B51]=&quot;General networking commons&quot;;3;IF([.B51]=&quot;PCLT messages&quot;;4;IF([.B51]=&quot;PCLT-DB messages&quot;;5;-1)))))" office:value-type="float" office:value="5">
            <text:p>5</text:p>
          </table:table-cell>
          <table:table-cell table:style-name="ce11" table:formula="of:=IF([.E51]=&quot;&quot;;&quot;&quot;;CONCATENATE(&quot;##|&quot;;[.E51];&quot;##|&quot;) )" office:value-type="string" office:string-value="##|ARFDBE_SDLR.Database.PCLT.InterfaceWithDB.CatalogNeedsToBeUpdated_DoesIt##|">
            <text:p>##|ARFDBE_SDLR.Database.PCLT.InterfaceWithDB.CatalogNeedsToBeUpdated_DoesIt##|</text:p>
          </table:table-cell>
          <table:table-cell table:style-name="ce16" office:value-type="string">
            <text:p>ARFDBE_SDLR.Database.PCLT.InterfaceWithDB.CatalogNeedsToBeUpdated_DoesIt</text:p>
          </table:table-cell>
          <table:table-cell table:style-name="ce11" office:value-type="string">
            <text:p>##|E_PCLTC_CUE_ARFDBE##|</text:p>
          </table:table-cell>
          <table:table-cell table:style-name="ce16"/>
          <table:table-cell table:style-name="ce16"/>
          <table:table-cell table:style-name="ce16"/>
          <table:table-cell table:style-name="ce7" table:formula="of:=IF([.E51]=&quot;&quot;;&quot;&quot;;CONCATENATE(&quot;, (&quot;;CHAR(34);[.E51];CHAR(34);&quot;, (M.fromList [(&quot; &amp; CHAR(34) &amp; [.P$20] &amp; CHAR(34) &amp; &quot;, &quot; &amp; IF([.P51]=&quot;&quot;;&quot;B.empty&quot;;&quot;B.pack &quot; &amp; CHAR(34) &amp; [.P51] &amp; CHAR(34)) &amp; &quot;), (&quot; &amp; CHAR(34) &amp; [.Q$20] &amp; CHAR(34) &amp; &quot;, &quot; &amp; IF([.Q51]=&quot;&quot;;&quot;B.empty&quot;;&quot;B.pack &quot; &amp; CHAR(34) &amp; [.Q51] &amp; CHAR(34)) &amp; &quot;)], str2PCLT_SDL Required_SDLM &quot;;CHAR(34);[.F51];CHAR(34);&quot; inner_cfg))&quot;))" office:value-type="string" office:string-value=", (&quot;ARFDBE_SDLR.Database.PCLT.InterfaceWithDB.CatalogNeedsToBeUpdated_DoesIt&quot;, (M.fromList [(&quot;rus&quot;, B.empty), (&quot;eng&quot;, B.empty)], str2PCLT_SDL Required_SDLM &quot;##|E_PCLTC_CUE_ARFDBE##|&quot; inner_cfg))">
            <text:p>, ("ARFDBE_SDLR.Database.PCLT.InterfaceWithDB.CatalogNeedsToBeUpdated_DoesIt", (M.fromList [("rus", B.empty), ("eng", B.empty)], str2PCLT_SDL Required_SDLM "##|E_PCLTC_CUE_ARFDBE##|" inner_cfg))</text:p>
          </table:table-cell>
          <table:table-cell table:style-name="ce7" table:formula="of:=IF([.E51]=&quot;&quot;;&quot;&quot;;CONCATENATE([.E51];&quot;%&quot;;[.F51];&quot;%&quot;;[.G51];&quot;%&quot;;[.H51]))" office:value-type="string" office:string-value="ARFDBE_SDLR.Database.PCLT.InterfaceWithDB.CatalogNeedsToBeUpdated_DoesIt%##|E_PCLTC_CUE_ARFDBE##|%%">
            <text:p>ARFDBE_SDLR.Database.PCLT.InterfaceWithDB.CatalogNeedsToBeUpdated_DoesIt%##|E_PCLTC_CUE_ARFDBE##|%%</text:p>
          </table:table-cell>
          <table:table-cell table:style-name="ce11" table:formula="of:=IF([.E51]=&quot;&quot;;&quot;&quot;;&quot;INSERT INTO tpls (pclt_id) VALUES('&quot;&amp;[.E51]&amp;&quot;');&quot;&amp;CHAR(13)&amp;CHAR(10) &amp; IF([.N51]=&quot;&quot;;&quot;&quot;;&quot;INSERT INTO tpls_localized (lng, pclt_id, structured_text) VALUES('&quot;&amp; [.N$20] &amp; &quot;', '&quot;&amp;[.E51]&amp;&quot;', '&quot;&amp;[.N51]&amp;&quot;');&quot;) &amp; CHAR(13)&amp;CHAR(10) &amp; IF([.O51]=&quot;&quot;;&quot;&quot;;&quot;INSERT INTO tpls_localized (lng, pclt_id, structured_text) VALUES('&quot;&amp;[.O$20]&amp;&quot;', '&quot;&amp;[.E51]&amp;&quot;', '&quot;&amp;[.O51]&amp;&quot;');&quot;) &amp; CHAR(13)&amp;CHAR(10)&amp;&quot;INSERT INTO tpls_inclusions_in_collections (tpls_collection_id, pclt_id, tpl_dflt_req_sdl) VALUES (&quot;&amp;[.C51]&amp;&quot;,'&quot;&amp;[.E51]&amp;&quot;','&quot;&amp;[.F51]&amp;&quot;');&quot;)" office:value-type="string" office:string-value="INSERT INTO tpls (pclt_id) VALUES('ARFDBE_SDLR.Database.PCLT.InterfaceWithDB.CatalogNeedsToBeUpdated_DoesIt');&#13;&#10;&#13;&#10;&#13;&#10;INSERT INTO tpls_inclusions_in_collections (tpls_collection_id, pclt_id, tpl_dflt_req_sdl) VALUES (5,'ARFDBE_SDLR.Database.PCLT.InterfaceWithDB.CatalogNeedsToBeUpdated_DoesIt','##|E_PCLTC_CUE_ARFDBE##|');">
            <text:p>INSERT INTO tpls (pclt_id) VALUES('ARFDBE_SDLR.Database.PCLT.InterfaceWithDB.CatalogNeedsToBeUpdated_DoesIt');<text:line-break/><text:line-break/><text:line-break/>INSERT INTO tpls_inclusions_in_collections (tpls_collection_id, pclt_id, tpl_dflt_req_sdl) VALUES (5,'ARFDBE_SDLR.Database.PCLT.InterfaceWithDB.CatalogNeedsToBeUpdated_DoesIt','##|E_PCLTC_CUE_ARFDBE##|');</text:p>
          </table:table-cell>
          <table:table-cell table:style-name="ce7" office:value-type="string">
            <text:p><text:s/></text:p>
          </table:table-cell>
          <table:table-cell table:style-name="ce11" table:formula="of:=SUBSTITUTE([.G51];&quot;'&quot;;&quot;''&quot;)">
            <text:p/>
          </table:table-cell>
          <table:table-cell table:style-name="ce11" table:formula="of:=SUBSTITUTE([.H51];&quot;'&quot;;&quot;''&quot;)">
            <text:p/>
          </table:table-cell>
          <table:table-cell table:style-name="ce11" table:formula="of:=SUBSTITUTE([.G51];&quot;&quot;&quot;&quot;;&quot;\&quot;&quot;&quot;)">
            <text:p/>
          </table:table-cell>
          <table:table-cell table:style-name="ce11" table:formula="of:=SUBSTITUTE([.H51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2]=&quot;General commons&quot;;1;IF([.B52]=&quot;General DB commons&quot;;2;IF([.B52]=&quot;General networking commons&quot;;3;IF([.B52]=&quot;PCLT messages&quot;;4;IF([.B52]=&quot;PCLT-DB messages&quot;;5;-1)))))" office:value-type="float" office:value="-1">
            <text:p>-1</text:p>
          </table:table-cell>
          <table:table-cell table:style-name="ce12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7" table:formula="of:=IF([.E52]=&quot;&quot;;&quot;&quot;;CONCATENATE(&quot;, (&quot;;CHAR(34);[.E52];CHAR(34);&quot;, (M.fromList [&quot;;IF([.P52]=&quot;&quot;;&quot;&quot;;&quot;(&quot; &amp; CHAR(34) &amp; [.P$20] &amp; CHAR(34) &amp; &quot;, B.pack &quot; &amp; CHAR(34) &amp; [.P52] &amp; CHAR(34) &amp; &quot;)&quot;);IF(AND([.P52]=&quot;&quot;;[.Q52]=&quot;&quot;);&quot;&quot;;&quot;, &quot;);IF([.Q52]=&quot;&quot;;&quot;&quot;;&quot;(&quot; &amp; CHAR(34) &amp; [.Q$20] &amp; CHAR(34) &amp; &quot;, B.pack &quot; &amp; CHAR(34) &amp; [.Q52] &amp; CHAR(34) &amp; &quot;)&quot;);&quot;], str2LaT_SDL Required_SDLM &quot;;CHAR(34);[.F52];CHAR(34);&quot; inner_cfg))&quot;))">
            <text:p/>
          </table:table-cell>
          <table:table-cell table:style-name="ce7" table:formula="of:=IF([.E52]=&quot;&quot;;&quot;&quot;;CONCATENATE([.E52];&quot;%&quot;;[.F52];&quot;%&quot;;[.G52];&quot;%&quot;;[.H52]))">
            <text:p/>
          </table:table-cell>
          <table:table-cell table:style-name="ce11" table:formula="of:=IF([.E52]=&quot;&quot;;&quot;&quot;;&quot;INSERT INTO tpls (pclt_id) VALUES('&quot;&amp;[.E52]&amp;&quot;');&quot;&amp;CHAR(13)&amp;CHAR(10) &amp; IF([.N52]=&quot;&quot;;&quot;&quot;;&quot;INSERT INTO tpls_localized (lng, pclt_id, structured_text) VALUES('&quot;&amp; [.N$20] &amp; &quot;', '&quot;&amp;[.E52]&amp;&quot;', '&quot;&amp;[.N52]&amp;&quot;');&quot;) &amp; CHAR(13)&amp;CHAR(10) &amp; IF([.O52]=&quot;&quot;;&quot;&quot;;&quot;INSERT INTO tpls_localized (lng, pclt_id, structured_text) VALUES('&quot;&amp;[.O$20]&amp;&quot;', '&quot;&amp;[.E52]&amp;&quot;', '&quot;&amp;[.O52]&amp;&quot;');&quot;) &amp; CHAR(13)&amp;CHAR(10)&amp;&quot;INSERT INTO tpls_inclusions_in_collections (tpls_collection_id, pclt_id, tpl_dflt_req_sdl) VALUES (&quot;&amp;[.C52]&amp;&quot;,'&quot;&amp;[.E52]&amp;&quot;','&quot;&amp;[.F52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52];&quot;'&quot;;&quot;''&quot;)">
            <text:p/>
          </table:table-cell>
          <table:table-cell table:style-name="ce11" table:formula="of:=SUBSTITUTE([.H52];&quot;'&quot;;&quot;''&quot;)">
            <text:p/>
          </table:table-cell>
          <table:table-cell table:style-name="ce11" table:formula="of:=SUBSTITUTE([.G52];&quot;&quot;&quot;&quot;;&quot;\&quot;&quot;&quot;)">
            <text:p/>
          </table:table-cell>
          <table:table-cell table:style-name="ce11" table:formula="of:=SUBSTITUTE([.H52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3]=&quot;General commons&quot;;1;IF([.B53]=&quot;General DB commons&quot;;2;IF([.B53]=&quot;General networking commons&quot;;3;IF([.B53]=&quot;PCLT messages&quot;;4;IF([.B53]=&quot;PCLT-DB messages&quot;;5;-1)))))" office:value-type="float" office:value="-1">
            <text:p>-1</text:p>
          </table:table-cell>
          <table:table-cell table:style-name="ce12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7" table:formula="of:=IF([.E53]=&quot;&quot;;&quot;&quot;;CONCATENATE(&quot;, (&quot;;CHAR(34);[.E53];CHAR(34);&quot;, (M.fromList [&quot;;IF([.P53]=&quot;&quot;;&quot;&quot;;&quot;(&quot; &amp; CHAR(34) &amp; [.P$20] &amp; CHAR(34) &amp; &quot;, B.pack &quot; &amp; CHAR(34) &amp; [.P53] &amp; CHAR(34) &amp; &quot;)&quot;);IF(AND([.P53]=&quot;&quot;;[.Q53]=&quot;&quot;);&quot;&quot;;&quot;, &quot;);IF([.Q53]=&quot;&quot;;&quot;&quot;;&quot;(&quot; &amp; CHAR(34) &amp; [.Q$20] &amp; CHAR(34) &amp; &quot;, B.pack &quot; &amp; CHAR(34) &amp; [.Q53] &amp; CHAR(34) &amp; &quot;)&quot;);&quot;], str2LaT_SDL Required_SDLM &quot;;CHAR(34);[.F53];CHAR(34);&quot; inner_cfg))&quot;))">
            <text:p/>
          </table:table-cell>
          <table:table-cell table:style-name="ce7" table:formula="of:=IF([.E53]=&quot;&quot;;&quot;&quot;;CONCATENATE([.E53];&quot;%&quot;;[.F53];&quot;%&quot;;[.G53];&quot;%&quot;;[.H53]))">
            <text:p/>
          </table:table-cell>
          <table:table-cell table:style-name="ce11" table:formula="of:=IF([.E53]=&quot;&quot;;&quot;&quot;;&quot;INSERT INTO tpls (pclt_id) VALUES('&quot;&amp;[.E53]&amp;&quot;');&quot;&amp;CHAR(13)&amp;CHAR(10) &amp; IF([.N53]=&quot;&quot;;&quot;&quot;;&quot;INSERT INTO tpls_localized (lng, pclt_id, structured_text) VALUES('&quot;&amp; [.N$20] &amp; &quot;', '&quot;&amp;[.E53]&amp;&quot;', '&quot;&amp;[.N53]&amp;&quot;');&quot;) &amp; CHAR(13)&amp;CHAR(10) &amp; IF([.O53]=&quot;&quot;;&quot;&quot;;&quot;INSERT INTO tpls_localized (lng, pclt_id, structured_text) VALUES('&quot;&amp;[.O$20]&amp;&quot;', '&quot;&amp;[.E53]&amp;&quot;', '&quot;&amp;[.O53]&amp;&quot;');&quot;) &amp; CHAR(13)&amp;CHAR(10)&amp;&quot;INSERT INTO tpls_inclusions_in_collections (tpls_collection_id, pclt_id, tpl_dflt_req_sdl) VALUES (&quot;&amp;[.C53]&amp;&quot;,'&quot;&amp;[.E53]&amp;&quot;','&quot;&amp;[.F53]&amp;&quot;');&quot;)">
            <text:p/>
          </table:table-cell>
          <table:table-cell table:style-name="ce7" office:value-type="string">
            <text:p><text:s/></text:p>
          </table:table-cell>
          <table:table-cell table:style-name="ce11" table:formula="of:=SUBSTITUTE([.G53];&quot;'&quot;;&quot;''&quot;)">
            <text:p/>
          </table:table-cell>
          <table:table-cell table:style-name="ce11" table:formula="of:=SUBSTITUTE([.H53];&quot;'&quot;;&quot;''&quot;)">
            <text:p/>
          </table:table-cell>
          <table:table-cell table:style-name="ce11" table:formula="of:=SUBSTITUTE([.G53];&quot;&quot;&quot;&quot;;&quot;\&quot;&quot;&quot;)">
            <text:p/>
          </table:table-cell>
          <table:table-cell table:style-name="ce11" table:formula="of:=SUBSTITUTE([.H53];&quot;&quot;&quot;&quot;;&quot;\&quot;&quot;&quot;)">
            <text:p/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4]=&quot;General commons&quot;;1;IF([.B54]=&quot;General DB commons&quot;;2;IF([.B54]=&quot;General networking commons&quot;;3;IF([.B54]=&quot;PCLT messages&quot;;4;IF([.B5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5]=&quot;General commons&quot;;1;IF([.B55]=&quot;General DB commons&quot;;2;IF([.B55]=&quot;General networking commons&quot;;3;IF([.B55]=&quot;PCLT messages&quot;;4;IF([.B5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6]=&quot;General commons&quot;;1;IF([.B56]=&quot;General DB commons&quot;;2;IF([.B56]=&quot;General networking commons&quot;;3;IF([.B56]=&quot;PCLT messages&quot;;4;IF([.B5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7]=&quot;General commons&quot;;1;IF([.B57]=&quot;General DB commons&quot;;2;IF([.B57]=&quot;General networking commons&quot;;3;IF([.B57]=&quot;PCLT messages&quot;;4;IF([.B5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8]=&quot;General commons&quot;;1;IF([.B58]=&quot;General DB commons&quot;;2;IF([.B58]=&quot;General networking commons&quot;;3;IF([.B58]=&quot;PCLT messages&quot;;4;IF([.B5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59]=&quot;General commons&quot;;1;IF([.B59]=&quot;General DB commons&quot;;2;IF([.B59]=&quot;General networking commons&quot;;3;IF([.B59]=&quot;PCLT messages&quot;;4;IF([.B5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0]=&quot;General commons&quot;;1;IF([.B60]=&quot;General DB commons&quot;;2;IF([.B60]=&quot;General networking commons&quot;;3;IF([.B60]=&quot;PCLT messages&quot;;4;IF([.B6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1]=&quot;General commons&quot;;1;IF([.B61]=&quot;General DB commons&quot;;2;IF([.B61]=&quot;General networking commons&quot;;3;IF([.B61]=&quot;PCLT messages&quot;;4;IF([.B6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2]=&quot;General commons&quot;;1;IF([.B62]=&quot;General DB commons&quot;;2;IF([.B62]=&quot;General networking commons&quot;;3;IF([.B62]=&quot;PCLT messages&quot;;4;IF([.B6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3]=&quot;General commons&quot;;1;IF([.B63]=&quot;General DB commons&quot;;2;IF([.B63]=&quot;General networking commons&quot;;3;IF([.B63]=&quot;PCLT messages&quot;;4;IF([.B6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4]=&quot;General commons&quot;;1;IF([.B64]=&quot;General DB commons&quot;;2;IF([.B64]=&quot;General networking commons&quot;;3;IF([.B64]=&quot;PCLT messages&quot;;4;IF([.B6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5]=&quot;General commons&quot;;1;IF([.B65]=&quot;General DB commons&quot;;2;IF([.B65]=&quot;General networking commons&quot;;3;IF([.B65]=&quot;PCLT messages&quot;;4;IF([.B6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6]=&quot;General commons&quot;;1;IF([.B66]=&quot;General DB commons&quot;;2;IF([.B66]=&quot;General networking commons&quot;;3;IF([.B66]=&quot;PCLT messages&quot;;4;IF([.B6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7]=&quot;General commons&quot;;1;IF([.B67]=&quot;General DB commons&quot;;2;IF([.B67]=&quot;General networking commons&quot;;3;IF([.B67]=&quot;PCLT messages&quot;;4;IF([.B6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8]=&quot;General commons&quot;;1;IF([.B68]=&quot;General DB commons&quot;;2;IF([.B68]=&quot;General networking commons&quot;;3;IF([.B68]=&quot;PCLT messages&quot;;4;IF([.B6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69]=&quot;General commons&quot;;1;IF([.B69]=&quot;General DB commons&quot;;2;IF([.B69]=&quot;General networking commons&quot;;3;IF([.B69]=&quot;PCLT messages&quot;;4;IF([.B6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0]=&quot;General commons&quot;;1;IF([.B70]=&quot;General DB commons&quot;;2;IF([.B70]=&quot;General networking commons&quot;;3;IF([.B70]=&quot;PCLT messages&quot;;4;IF([.B7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1]=&quot;General commons&quot;;1;IF([.B71]=&quot;General DB commons&quot;;2;IF([.B71]=&quot;General networking commons&quot;;3;IF([.B71]=&quot;PCLT messages&quot;;4;IF([.B7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2]=&quot;General commons&quot;;1;IF([.B72]=&quot;General DB commons&quot;;2;IF([.B72]=&quot;General networking commons&quot;;3;IF([.B72]=&quot;PCLT messages&quot;;4;IF([.B7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3]=&quot;General commons&quot;;1;IF([.B73]=&quot;General DB commons&quot;;2;IF([.B73]=&quot;General networking commons&quot;;3;IF([.B73]=&quot;PCLT messages&quot;;4;IF([.B7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4]=&quot;General commons&quot;;1;IF([.B74]=&quot;General DB commons&quot;;2;IF([.B74]=&quot;General networking commons&quot;;3;IF([.B74]=&quot;PCLT messages&quot;;4;IF([.B7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5]=&quot;General commons&quot;;1;IF([.B75]=&quot;General DB commons&quot;;2;IF([.B75]=&quot;General networking commons&quot;;3;IF([.B75]=&quot;PCLT messages&quot;;4;IF([.B7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6]=&quot;General commons&quot;;1;IF([.B76]=&quot;General DB commons&quot;;2;IF([.B76]=&quot;General networking commons&quot;;3;IF([.B76]=&quot;PCLT messages&quot;;4;IF([.B7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7]=&quot;General commons&quot;;1;IF([.B77]=&quot;General DB commons&quot;;2;IF([.B77]=&quot;General networking commons&quot;;3;IF([.B77]=&quot;PCLT messages&quot;;4;IF([.B7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8]=&quot;General commons&quot;;1;IF([.B78]=&quot;General DB commons&quot;;2;IF([.B78]=&quot;General networking commons&quot;;3;IF([.B78]=&quot;PCLT messages&quot;;4;IF([.B7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79]=&quot;General commons&quot;;1;IF([.B79]=&quot;General DB commons&quot;;2;IF([.B79]=&quot;General networking commons&quot;;3;IF([.B79]=&quot;PCLT messages&quot;;4;IF([.B7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0]=&quot;General commons&quot;;1;IF([.B80]=&quot;General DB commons&quot;;2;IF([.B80]=&quot;General networking commons&quot;;3;IF([.B80]=&quot;PCLT messages&quot;;4;IF([.B8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1]=&quot;General commons&quot;;1;IF([.B81]=&quot;General DB commons&quot;;2;IF([.B81]=&quot;General networking commons&quot;;3;IF([.B81]=&quot;PCLT messages&quot;;4;IF([.B8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2]=&quot;General commons&quot;;1;IF([.B82]=&quot;General DB commons&quot;;2;IF([.B82]=&quot;General networking commons&quot;;3;IF([.B82]=&quot;PCLT messages&quot;;4;IF([.B8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3]=&quot;General commons&quot;;1;IF([.B83]=&quot;General DB commons&quot;;2;IF([.B83]=&quot;General networking commons&quot;;3;IF([.B83]=&quot;PCLT messages&quot;;4;IF([.B8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4]=&quot;General commons&quot;;1;IF([.B84]=&quot;General DB commons&quot;;2;IF([.B84]=&quot;General networking commons&quot;;3;IF([.B84]=&quot;PCLT messages&quot;;4;IF([.B8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5]=&quot;General commons&quot;;1;IF([.B85]=&quot;General DB commons&quot;;2;IF([.B85]=&quot;General networking commons&quot;;3;IF([.B85]=&quot;PCLT messages&quot;;4;IF([.B8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6]=&quot;General commons&quot;;1;IF([.B86]=&quot;General DB commons&quot;;2;IF([.B86]=&quot;General networking commons&quot;;3;IF([.B86]=&quot;PCLT messages&quot;;4;IF([.B8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7]=&quot;General commons&quot;;1;IF([.B87]=&quot;General DB commons&quot;;2;IF([.B87]=&quot;General networking commons&quot;;3;IF([.B87]=&quot;PCLT messages&quot;;4;IF([.B8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8]=&quot;General commons&quot;;1;IF([.B88]=&quot;General DB commons&quot;;2;IF([.B88]=&quot;General networking commons&quot;;3;IF([.B88]=&quot;PCLT messages&quot;;4;IF([.B8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89]=&quot;General commons&quot;;1;IF([.B89]=&quot;General DB commons&quot;;2;IF([.B89]=&quot;General networking commons&quot;;3;IF([.B89]=&quot;PCLT messages&quot;;4;IF([.B8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0]=&quot;General commons&quot;;1;IF([.B90]=&quot;General DB commons&quot;;2;IF([.B90]=&quot;General networking commons&quot;;3;IF([.B90]=&quot;PCLT messages&quot;;4;IF([.B9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1]=&quot;General commons&quot;;1;IF([.B91]=&quot;General DB commons&quot;;2;IF([.B91]=&quot;General networking commons&quot;;3;IF([.B91]=&quot;PCLT messages&quot;;4;IF([.B9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2]=&quot;General commons&quot;;1;IF([.B92]=&quot;General DB commons&quot;;2;IF([.B92]=&quot;General networking commons&quot;;3;IF([.B92]=&quot;PCLT messages&quot;;4;IF([.B9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3]=&quot;General commons&quot;;1;IF([.B93]=&quot;General DB commons&quot;;2;IF([.B93]=&quot;General networking commons&quot;;3;IF([.B93]=&quot;PCLT messages&quot;;4;IF([.B9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4]=&quot;General commons&quot;;1;IF([.B94]=&quot;General DB commons&quot;;2;IF([.B94]=&quot;General networking commons&quot;;3;IF([.B94]=&quot;PCLT messages&quot;;4;IF([.B9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5]=&quot;General commons&quot;;1;IF([.B95]=&quot;General DB commons&quot;;2;IF([.B95]=&quot;General networking commons&quot;;3;IF([.B95]=&quot;PCLT messages&quot;;4;IF([.B9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6]=&quot;General commons&quot;;1;IF([.B96]=&quot;General DB commons&quot;;2;IF([.B96]=&quot;General networking commons&quot;;3;IF([.B96]=&quot;PCLT messages&quot;;4;IF([.B9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7]=&quot;General commons&quot;;1;IF([.B97]=&quot;General DB commons&quot;;2;IF([.B97]=&quot;General networking commons&quot;;3;IF([.B97]=&quot;PCLT messages&quot;;4;IF([.B9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8]=&quot;General commons&quot;;1;IF([.B98]=&quot;General DB commons&quot;;2;IF([.B98]=&quot;General networking commons&quot;;3;IF([.B98]=&quot;PCLT messages&quot;;4;IF([.B9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99]=&quot;General commons&quot;;1;IF([.B99]=&quot;General DB commons&quot;;2;IF([.B99]=&quot;General networking commons&quot;;3;IF([.B99]=&quot;PCLT messages&quot;;4;IF([.B9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0]=&quot;General commons&quot;;1;IF([.B100]=&quot;General DB commons&quot;;2;IF([.B100]=&quot;General networking commons&quot;;3;IF([.B100]=&quot;PCLT messages&quot;;4;IF([.B10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1]=&quot;General commons&quot;;1;IF([.B101]=&quot;General DB commons&quot;;2;IF([.B101]=&quot;General networking commons&quot;;3;IF([.B101]=&quot;PCLT messages&quot;;4;IF([.B10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2]=&quot;General commons&quot;;1;IF([.B102]=&quot;General DB commons&quot;;2;IF([.B102]=&quot;General networking commons&quot;;3;IF([.B102]=&quot;PCLT messages&quot;;4;IF([.B10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3]=&quot;General commons&quot;;1;IF([.B103]=&quot;General DB commons&quot;;2;IF([.B103]=&quot;General networking commons&quot;;3;IF([.B103]=&quot;PCLT messages&quot;;4;IF([.B10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4]=&quot;General commons&quot;;1;IF([.B104]=&quot;General DB commons&quot;;2;IF([.B104]=&quot;General networking commons&quot;;3;IF([.B104]=&quot;PCLT messages&quot;;4;IF([.B10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5]=&quot;General commons&quot;;1;IF([.B105]=&quot;General DB commons&quot;;2;IF([.B105]=&quot;General networking commons&quot;;3;IF([.B105]=&quot;PCLT messages&quot;;4;IF([.B10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6]=&quot;General commons&quot;;1;IF([.B106]=&quot;General DB commons&quot;;2;IF([.B106]=&quot;General networking commons&quot;;3;IF([.B106]=&quot;PCLT messages&quot;;4;IF([.B10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7]=&quot;General commons&quot;;1;IF([.B107]=&quot;General DB commons&quot;;2;IF([.B107]=&quot;General networking commons&quot;;3;IF([.B107]=&quot;PCLT messages&quot;;4;IF([.B10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8]=&quot;General commons&quot;;1;IF([.B108]=&quot;General DB commons&quot;;2;IF([.B108]=&quot;General networking commons&quot;;3;IF([.B108]=&quot;PCLT messages&quot;;4;IF([.B10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09]=&quot;General commons&quot;;1;IF([.B109]=&quot;General DB commons&quot;;2;IF([.B109]=&quot;General networking commons&quot;;3;IF([.B109]=&quot;PCLT messages&quot;;4;IF([.B10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0]=&quot;General commons&quot;;1;IF([.B110]=&quot;General DB commons&quot;;2;IF([.B110]=&quot;General networking commons&quot;;3;IF([.B110]=&quot;PCLT messages&quot;;4;IF([.B11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1]=&quot;General commons&quot;;1;IF([.B111]=&quot;General DB commons&quot;;2;IF([.B111]=&quot;General networking commons&quot;;3;IF([.B111]=&quot;PCLT messages&quot;;4;IF([.B11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2]=&quot;General commons&quot;;1;IF([.B112]=&quot;General DB commons&quot;;2;IF([.B112]=&quot;General networking commons&quot;;3;IF([.B112]=&quot;PCLT messages&quot;;4;IF([.B11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3]=&quot;General commons&quot;;1;IF([.B113]=&quot;General DB commons&quot;;2;IF([.B113]=&quot;General networking commons&quot;;3;IF([.B113]=&quot;PCLT messages&quot;;4;IF([.B11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4]=&quot;General commons&quot;;1;IF([.B114]=&quot;General DB commons&quot;;2;IF([.B114]=&quot;General networking commons&quot;;3;IF([.B114]=&quot;PCLT messages&quot;;4;IF([.B11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5]=&quot;General commons&quot;;1;IF([.B115]=&quot;General DB commons&quot;;2;IF([.B115]=&quot;General networking commons&quot;;3;IF([.B115]=&quot;PCLT messages&quot;;4;IF([.B11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6]=&quot;General commons&quot;;1;IF([.B116]=&quot;General DB commons&quot;;2;IF([.B116]=&quot;General networking commons&quot;;3;IF([.B116]=&quot;PCLT messages&quot;;4;IF([.B11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7]=&quot;General commons&quot;;1;IF([.B117]=&quot;General DB commons&quot;;2;IF([.B117]=&quot;General networking commons&quot;;3;IF([.B117]=&quot;PCLT messages&quot;;4;IF([.B11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8]=&quot;General commons&quot;;1;IF([.B118]=&quot;General DB commons&quot;;2;IF([.B118]=&quot;General networking commons&quot;;3;IF([.B118]=&quot;PCLT messages&quot;;4;IF([.B11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19]=&quot;General commons&quot;;1;IF([.B119]=&quot;General DB commons&quot;;2;IF([.B119]=&quot;General networking commons&quot;;3;IF([.B119]=&quot;PCLT messages&quot;;4;IF([.B11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0]=&quot;General commons&quot;;1;IF([.B120]=&quot;General DB commons&quot;;2;IF([.B120]=&quot;General networking commons&quot;;3;IF([.B120]=&quot;PCLT messages&quot;;4;IF([.B12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1]=&quot;General commons&quot;;1;IF([.B121]=&quot;General DB commons&quot;;2;IF([.B121]=&quot;General networking commons&quot;;3;IF([.B121]=&quot;PCLT messages&quot;;4;IF([.B12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2]=&quot;General commons&quot;;1;IF([.B122]=&quot;General DB commons&quot;;2;IF([.B122]=&quot;General networking commons&quot;;3;IF([.B122]=&quot;PCLT messages&quot;;4;IF([.B12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3]=&quot;General commons&quot;;1;IF([.B123]=&quot;General DB commons&quot;;2;IF([.B123]=&quot;General networking commons&quot;;3;IF([.B123]=&quot;PCLT messages&quot;;4;IF([.B12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4]=&quot;General commons&quot;;1;IF([.B124]=&quot;General DB commons&quot;;2;IF([.B124]=&quot;General networking commons&quot;;3;IF([.B124]=&quot;PCLT messages&quot;;4;IF([.B12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5]=&quot;General commons&quot;;1;IF([.B125]=&quot;General DB commons&quot;;2;IF([.B125]=&quot;General networking commons&quot;;3;IF([.B125]=&quot;PCLT messages&quot;;4;IF([.B12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6]=&quot;General commons&quot;;1;IF([.B126]=&quot;General DB commons&quot;;2;IF([.B126]=&quot;General networking commons&quot;;3;IF([.B126]=&quot;PCLT messages&quot;;4;IF([.B12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7]=&quot;General commons&quot;;1;IF([.B127]=&quot;General DB commons&quot;;2;IF([.B127]=&quot;General networking commons&quot;;3;IF([.B127]=&quot;PCLT messages&quot;;4;IF([.B12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8]=&quot;General commons&quot;;1;IF([.B128]=&quot;General DB commons&quot;;2;IF([.B128]=&quot;General networking commons&quot;;3;IF([.B128]=&quot;PCLT messages&quot;;4;IF([.B12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29]=&quot;General commons&quot;;1;IF([.B129]=&quot;General DB commons&quot;;2;IF([.B129]=&quot;General networking commons&quot;;3;IF([.B129]=&quot;PCLT messages&quot;;4;IF([.B12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0]=&quot;General commons&quot;;1;IF([.B130]=&quot;General DB commons&quot;;2;IF([.B130]=&quot;General networking commons&quot;;3;IF([.B130]=&quot;PCLT messages&quot;;4;IF([.B13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1]=&quot;General commons&quot;;1;IF([.B131]=&quot;General DB commons&quot;;2;IF([.B131]=&quot;General networking commons&quot;;3;IF([.B131]=&quot;PCLT messages&quot;;4;IF([.B13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2]=&quot;General commons&quot;;1;IF([.B132]=&quot;General DB commons&quot;;2;IF([.B132]=&quot;General networking commons&quot;;3;IF([.B132]=&quot;PCLT messages&quot;;4;IF([.B13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3]=&quot;General commons&quot;;1;IF([.B133]=&quot;General DB commons&quot;;2;IF([.B133]=&quot;General networking commons&quot;;3;IF([.B133]=&quot;PCLT messages&quot;;4;IF([.B13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4]=&quot;General commons&quot;;1;IF([.B134]=&quot;General DB commons&quot;;2;IF([.B134]=&quot;General networking commons&quot;;3;IF([.B134]=&quot;PCLT messages&quot;;4;IF([.B13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5]=&quot;General commons&quot;;1;IF([.B135]=&quot;General DB commons&quot;;2;IF([.B135]=&quot;General networking commons&quot;;3;IF([.B135]=&quot;PCLT messages&quot;;4;IF([.B13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6]=&quot;General commons&quot;;1;IF([.B136]=&quot;General DB commons&quot;;2;IF([.B136]=&quot;General networking commons&quot;;3;IF([.B136]=&quot;PCLT messages&quot;;4;IF([.B13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7]=&quot;General commons&quot;;1;IF([.B137]=&quot;General DB commons&quot;;2;IF([.B137]=&quot;General networking commons&quot;;3;IF([.B137]=&quot;PCLT messages&quot;;4;IF([.B13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8]=&quot;General commons&quot;;1;IF([.B138]=&quot;General DB commons&quot;;2;IF([.B138]=&quot;General networking commons&quot;;3;IF([.B138]=&quot;PCLT messages&quot;;4;IF([.B138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39]=&quot;General commons&quot;;1;IF([.B139]=&quot;General DB commons&quot;;2;IF([.B139]=&quot;General networking commons&quot;;3;IF([.B139]=&quot;PCLT messages&quot;;4;IF([.B139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0]=&quot;General commons&quot;;1;IF([.B140]=&quot;General DB commons&quot;;2;IF([.B140]=&quot;General networking commons&quot;;3;IF([.B140]=&quot;PCLT messages&quot;;4;IF([.B140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1]=&quot;General commons&quot;;1;IF([.B141]=&quot;General DB commons&quot;;2;IF([.B141]=&quot;General networking commons&quot;;3;IF([.B141]=&quot;PCLT messages&quot;;4;IF([.B141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2]=&quot;General commons&quot;;1;IF([.B142]=&quot;General DB commons&quot;;2;IF([.B142]=&quot;General networking commons&quot;;3;IF([.B142]=&quot;PCLT messages&quot;;4;IF([.B142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3]=&quot;General commons&quot;;1;IF([.B143]=&quot;General DB commons&quot;;2;IF([.B143]=&quot;General networking commons&quot;;3;IF([.B143]=&quot;PCLT messages&quot;;4;IF([.B143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4]=&quot;General commons&quot;;1;IF([.B144]=&quot;General DB commons&quot;;2;IF([.B144]=&quot;General networking commons&quot;;3;IF([.B144]=&quot;PCLT messages&quot;;4;IF([.B144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5]=&quot;General commons&quot;;1;IF([.B145]=&quot;General DB commons&quot;;2;IF([.B145]=&quot;General networking commons&quot;;3;IF([.B145]=&quot;PCLT messages&quot;;4;IF([.B145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6]=&quot;General commons&quot;;1;IF([.B146]=&quot;General DB commons&quot;;2;IF([.B146]=&quot;General networking commons&quot;;3;IF([.B146]=&quot;PCLT messages&quot;;4;IF([.B146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8"/>
          <table:table-cell table:style-name="ce11" table:formula="of:=IF([.B147]=&quot;General commons&quot;;1;IF([.B147]=&quot;General DB commons&quot;;2;IF([.B147]=&quot;General networking commons&quot;;3;IF([.B147]=&quot;PCLT messages&quot;;4;IF([.B147]=&quot;PCLT-DB messages&quot;;5;-1)))))" office:value-type="float" office:value="-1">
            <text:p>-1</text:p>
          </table:table-cell>
          <table:table-cell table:style-name="ce12"/>
          <table:table-cell table:style-name="ce16" table:number-columns-repeated="13"/>
          <table:table-cell table:number-columns-repeated="1007"/>
        </table:table-row>
        <table:table-row table:style-name="ro3">
          <table:table-cell/>
          <table:table-cell table:style-name="ce9"/>
          <table:table-cell table:style-name="ce11" table:formula="of:=IF([.B148]=&quot;General commons&quot;;1;IF([.B148]=&quot;General DB commons&quot;;2;IF([.B148]=&quot;General networking commons&quot;;3;IF([.B148]=&quot;PCLT messages&quot;;4;IF([.B148]=&quot;PCLT-DB messages&quot;;5;-1)))))" office:value-type="float" office:value="-1">
            <text:p>-1</text:p>
          </table:table-cell>
          <table:table-cell table:style-name="ce13"/>
          <table:table-cell table:style-name="ce17" table:number-columns-repeated="13"/>
          <table:table-cell table:number-columns-repeated="1007"/>
        </table:table-row>
        <table:table-row table:style-name="ro3">
          <table:table-cell/>
          <table:table-cell/>
          <table:table-cell table:style-name="ce11" table:formula="of:=IF([.B149]=&quot;General commons&quot;;1;IF([.B149]=&quot;General DB commons&quot;;2;IF([.B149]=&quot;General networking commons&quot;;3;IF([.B149]=&quot;PCLT messages&quot;;4;IF([.B149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0]=&quot;General commons&quot;;1;IF([.B150]=&quot;General DB commons&quot;;2;IF([.B150]=&quot;General networking commons&quot;;3;IF([.B150]=&quot;PCLT messages&quot;;4;IF([.B150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1]=&quot;General commons&quot;;1;IF([.B151]=&quot;General DB commons&quot;;2;IF([.B151]=&quot;General networking commons&quot;;3;IF([.B151]=&quot;PCLT messages&quot;;4;IF([.B151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2]=&quot;General commons&quot;;1;IF([.B152]=&quot;General DB commons&quot;;2;IF([.B152]=&quot;General networking commons&quot;;3;IF([.B152]=&quot;PCLT messages&quot;;4;IF([.B152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3]=&quot;General commons&quot;;1;IF([.B153]=&quot;General DB commons&quot;;2;IF([.B153]=&quot;General networking commons&quot;;3;IF([.B153]=&quot;PCLT messages&quot;;4;IF([.B153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4]=&quot;General commons&quot;;1;IF([.B154]=&quot;General DB commons&quot;;2;IF([.B154]=&quot;General networking commons&quot;;3;IF([.B154]=&quot;PCLT messages&quot;;4;IF([.B154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5]=&quot;General commons&quot;;1;IF([.B155]=&quot;General DB commons&quot;;2;IF([.B155]=&quot;General networking commons&quot;;3;IF([.B155]=&quot;PCLT messages&quot;;4;IF([.B155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6]=&quot;General commons&quot;;1;IF([.B156]=&quot;General DB commons&quot;;2;IF([.B156]=&quot;General networking commons&quot;;3;IF([.B156]=&quot;PCLT messages&quot;;4;IF([.B156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7]=&quot;General commons&quot;;1;IF([.B157]=&quot;General DB commons&quot;;2;IF([.B157]=&quot;General networking commons&quot;;3;IF([.B157]=&quot;PCLT messages&quot;;4;IF([.B157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8]=&quot;General commons&quot;;1;IF([.B158]=&quot;General DB commons&quot;;2;IF([.B158]=&quot;General networking commons&quot;;3;IF([.B158]=&quot;PCLT messages&quot;;4;IF([.B158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59]=&quot;General commons&quot;;1;IF([.B159]=&quot;General DB commons&quot;;2;IF([.B159]=&quot;General networking commons&quot;;3;IF([.B159]=&quot;PCLT messages&quot;;4;IF([.B159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0]=&quot;General commons&quot;;1;IF([.B160]=&quot;General DB commons&quot;;2;IF([.B160]=&quot;General networking commons&quot;;3;IF([.B160]=&quot;PCLT messages&quot;;4;IF([.B160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1]=&quot;General commons&quot;;1;IF([.B161]=&quot;General DB commons&quot;;2;IF([.B161]=&quot;General networking commons&quot;;3;IF([.B161]=&quot;PCLT messages&quot;;4;IF([.B161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2]=&quot;General commons&quot;;1;IF([.B162]=&quot;General DB commons&quot;;2;IF([.B162]=&quot;General networking commons&quot;;3;IF([.B162]=&quot;PCLT messages&quot;;4;IF([.B162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3]=&quot;General commons&quot;;1;IF([.B163]=&quot;General DB commons&quot;;2;IF([.B163]=&quot;General networking commons&quot;;3;IF([.B163]=&quot;PCLT messages&quot;;4;IF([.B163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4]=&quot;General commons&quot;;1;IF([.B164]=&quot;General DB commons&quot;;2;IF([.B164]=&quot;General networking commons&quot;;3;IF([.B164]=&quot;PCLT messages&quot;;4;IF([.B164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5]=&quot;General commons&quot;;1;IF([.B165]=&quot;General DB commons&quot;;2;IF([.B165]=&quot;General networking commons&quot;;3;IF([.B165]=&quot;PCLT messages&quot;;4;IF([.B165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6]=&quot;General commons&quot;;1;IF([.B166]=&quot;General DB commons&quot;;2;IF([.B166]=&quot;General networking commons&quot;;3;IF([.B166]=&quot;PCLT messages&quot;;4;IF([.B166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>
          <table:table-cell/>
          <table:table-cell/>
          <table:table-cell table:style-name="ce11" table:formula="of:=IF([.B167]=&quot;General commons&quot;;1;IF([.B167]=&quot;General DB commons&quot;;2;IF([.B167]=&quot;General networking commons&quot;;3;IF([.B167]=&quot;PCLT messages&quot;;4;IF([.B167]=&quot;PCLT-DB messages&quot;;5;-1)))))" office:value-type="float" office:value="-1">
            <text:p>-1</text:p>
          </table:table-cell>
          <table:table-cell table:number-columns-repeated="1021"/>
        </table:table-row>
        <table:table-row table:style-name="ro3" table:number-rows-repeated="6536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number:number-style style:name="N108P0" style:volatile="true">
      <number:text>Ls </number:text>
      <number:number number:decimal-places="0" number:min-integer-digits="1" number:grouping="true"/>
    </number:number-style>
    <number:number-style style:name="N108">
      <number:text>-Ls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Ls </number:text>
      <number:number number:decimal-places="0" number:min-integer-digits="1" number:grouping="true"/>
    </number:number-style>
    <number:number-style style:name="N109">
      <style:text-properties fo:color="#ff0000"/>
      <number:text>-Ls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Ls </number:text>
      <number:number number:decimal-places="2" number:min-integer-digits="1" number:grouping="true"/>
    </number:number-style>
    <number:number-style style:name="N111">
      <number:text>-Ls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Ls </number:text>
      <number:number number:decimal-places="2" number:min-integer-digits="1" number:grouping="true"/>
    </number:number-style>
    <number:number-style style:name="N112">
      <style:text-properties fo:color="#ff0000"/>
      <number:text>-Ls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Ls </number:text>
      <number:number number:decimal-places="0" number:min-integer-digits="1" number:grouping="true"/>
      <number:text> </number:text>
    </number:number-style>
    <number:number-style style:name="N124P1" style:volatile="true">
      <number:text>-Ls </number:text>
      <number:number number:decimal-places="0" number:min-integer-digits="1" number:grouping="true"/>
      <number:text> </number:text>
    </number:number-style>
    <number:number-style style:name="N124P2" style:volatile="true">
      <number:text> L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Ls </number:text>
      <number:number number:decimal-places="2" number:min-integer-digits="1" number:grouping="true"/>
      <number:text> </number:text>
    </number:number-style>
    <number:number-style style:name="N132P1" style:volatile="true">
      <number:text>-Ls </number:text>
      <number:number number:decimal-places="2" number:min-integer-digits="1" number:grouping="true"/>
      <number:text> </number:text>
    </number:number-style>
    <number:number-style style:name="N132P2" style:volatile="true">
      <number:text> L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08.12.2009</text:date>, <text:time>00:24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CLT_5f_data_5f_pageStyle" style:display-name="PCLT_data_pag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8T02:14:14.21</meta:creation-date>
    <meta:editing-duration>PT134H32M31S</meta:editing-duration>
    <meta:editing-cycles>50</meta:editing-cycles>
    <dc:date>2009-12-08T00:24:16.54</dc:date>
    <dc:creator>Belka </dc:creator>
    <meta:generator>OpenOffice.org/3.1$Win32 OpenOffice.org_project/310m19$Build-9420</meta:generator>
    <meta:document-statistic meta:table-count="1" meta:cell-count="762" meta:object-count="0"/>
  </office:meta>
</office:document-meta>
</file>